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6"/>Простенький интерфейс с экранными окнами для графики OpenGL-MsWindows</text:span></text:h>
      <text:h text:style-name="Default"><text:s text:c="2"/>3<text:s text:c="2"/><text:span text:style-name="style2">//</text:span></text:h>
      <text:h text:style-name="Default"><text:s text:c="2"/>4<text:s text:c="2"/><text:span text:style-name="style9">#include &lt;stdio.h&gt;</text:span></text:h>
      <text:h text:style-name="Default"><text:s text:c="2"/>5<text:s text:c="2"/><text:span text:style-name="style9">#include "Window.h"</text:span></text:h>
      <text:h text:style-name="Default"><text:s text:c="2"/>6<text:s text:c="2"/><text:span text:style-name="style2">//</text:span></text:h>
      <text:h text:style-name="Default"><text:s text:c="2"/>7<text:s text:c="2"/><text:span text:style-name="style15">//! «Контекстная графика» – (Window-Place)</text:span></text:h>
      <text:h text:style-name="Default"><text:s text:c="2"/>8<text:s text:c="2"/><text:span text:style-name="style15">//!<text:s text:c="2"/>Контекстно-зависимая среда построения трехмерной графики OpenGL</text:span></text:h>
      <text:h text:style-name="Default"><text:s text:c="2"/>9<text:s text:c="2"/><text:span text:style-name="style15">//!<text:s text:c="7"/>с виртуальными и свободными транзакциями прерываний в C++,</text:span></text:h>
      <text:h text:style-name="Default"><text:s text:c="1"/>10<text:s text:c="2"/><text:span text:style-name="style15">//!<text:s text:c="7"/>со стековым наложением графических и текстовых фрагментов</text:span></text:h>
      <text:h text:style-name="Default"><text:s text:c="1"/>11<text:s text:c="2"/><text:span text:style-name="style15">//!<text:s text:c="7"/>и многооконного интерфейса OS-Windows/Linux-GLFW</text:span></text:h>
      <text:h text:style-name="Default"><text:s text:c="1"/>12<text:s text:c="2"/><text:span text:style-name="style15">//!<text:s text:c="2"/>Обобщенный класс Window::Place для OpenGL (и GLFW)</text:span></text:h>
      <text:h text:style-name="Default"><text:s text:c="1"/>13<text:s text:c="2"/><text:span text:style-name="style2">//</text:span></text:h>
      <text:h text:style-name="Default"><text:s text:c="1"/>14<text:s text:c="2"/><text:span text:style-name="style2">//<text:s text:c="24"/>©2010-май, В.Н.Храмушин, СахГУ №2010615850/2010-09-08</text:span></text:h>
      <text:h text:style-name="Default"><text:s text:c="1"/>15<text:s text:c="2"/><text:span text:style-name="style2">//</text:span></text:h>
      <text:h text:style-name="Default"><text:s text:c="1"/>16<text:s text:c="2"/><text:span text:style-name="style5">const </text:span><text:span text:style-name="style11">GLsizei ListsGroup</text:span><text:span text:style-name="style10">=</text:span><text:span text:style-name="style4">256</text:span><text:span text:style-name="style10">; </text:span><text:span text:style-name="style2">// вектор группы TrueType шрифтов</text:span></text:h>
      <text:h text:style-name="Default"><text:s text:c="1"/>17<text:s text:c="2"/><text:span text:style-name="style5">static </text:span><text:span text:style-name="style11">Window </text:span><text:span text:style-name="style10">*</text:span><text:span text:style-name="style11">First</text:span><text:span text:style-name="style10">=</text:span><text:span text:style-name="style11">NULL</text:span><text:span text:style-name="style10">; </text:span><text:span text:style-name="style2">// первое окно в последовательном статическом списке</text:span></text:h>
      <text:h text:style-name="Default"><text:s text:c="1"/>18<text:s text:c="2"/><text:span text:style-name="style9">#define AF (*(Fnt?Fnt:Site-&gt;Fnt))</text:span></text:h>
      <text:h text:style-name="Default"><text:s text:c="1"/>19<text:s text:c="2"/><text:span text:style-name="style2">//</text:span></text:h>
      <text:h text:style-name="Default"><text:s text:c="1"/>20<text:s text:c="2"/><text:span text:style-name="style2">// ════════════════════════════════════════════════════════════════════════════</text:span></text:h>
      <text:h text:style-name="Default"><text:s text:c="1"/>21<text:s text:c="2"/><text:span text:style-name="style2">//<text:s text:c="3"/>Window Procedure - общая для всех процедура обработки Windows прерываний</text:span></text:h>
      <text:h text:style-name="Default"><text:s text:c="1"/>22<text:s text:c="2"/><text:span text:style-name="style2">//<text:s text:c="5"/>Виртуальные процедуры динамического управления текущим окном Window</text:span></text:h>
      <text:h text:style-name="Default"><text:s text:c="1"/>23<text:s text:c="2"/><text:span text:style-name="style2">//<text:s text:c="7"/>теряются после переобъявления в охватывающих(производных) классах</text:span></text:h>
      <text:h text:style-name="Default"><text:s text:c="1"/>24<text:s text:c="2"/><text:span text:style-name="style2">//</text:span></text:h>
      <text:h text:style-name="Default"><text:s text:c="1"/>25<text:s text:c="2"/><text:span text:style-name="style5">static bool </text:span><text:span text:style-name="style11">WinRequest</text:span><text:span text:style-name="style10">( </text:span><text:span text:style-name="style11">HWND hWin</text:span><text:span text:style-name="style10">=</text:span><text:span text:style-name="style11">NULL </text:span><text:span text:style-name="style10">)<text:s text:c="2"/></text:span><text:span text:style-name="style2">// текущее состояние запросов Windows</text:span></text:h>
      <text:h text:style-name="Default"><text:s text:c="1"/>26<text:s text:c="2"/><text:span text:style-name="style10">{ </text:span><text:span text:style-name="style11">MSG WinMsg</text:span><text:span text:style-name="style10">; </text:span><text:span text:style-name="style5">if</text:span><text:span text:style-name="style10">( </text:span><text:span text:style-name="style11">PeekMessage</text:span><text:span text:style-name="style10">( &amp;</text:span><text:span text:style-name="style11">WinMsg</text:span><text:span text:style-name="style10">,</text:span><text:span text:style-name="style11">hWin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PM_REMOVE </text:span><text:span text:style-name="style10">) )</text:span></text:h>
      <text:h text:style-name="Default"><text:s text:c="1"/>27<text:s text:c="2"/><text:s text:c="14"/><text:span text:style-name="style10">{ </text:span><text:span text:style-name="style5">if</text:span><text:span text:style-name="style10">( </text:span><text:span text:style-name="style11">WinMsg</text:span><text:span text:style-name="style10">.</text:span><text:span text:style-name="style11">message</text:span><text:span text:style-name="style10">==</text:span><text:span text:style-name="style11">WM_QUIT </text:span><text:span text:style-name="style10">)</text:span><text:span text:style-name="style11">exit</text:span><text:span text:style-name="style10">( </text:span><text:span text:style-name="style11">WinMsg</text:span><text:span text:style-name="style10">.</text:span><text:span text:style-name="style11">wParam </text:span><text:span text:style-name="style10">); </text:span><text:span text:style-name="style5">else</text:span></text:h>
      <text:h text:style-name="Default"><text:s text:c="1"/>28<text:s text:c="2"/><text:s text:c="16"/><text:span text:style-name="style10">{ </text:span><text:span text:style-name="style11">TranslateMessage</text:span><text:span text:style-name="style10">( &amp;</text:span><text:span text:style-name="style11">WinMsg </text:span><text:span text:style-name="style10">);</text:span></text:h>
      <text:h text:style-name="Default"><text:s text:c="1"/>29<text:s text:c="2"/><text:s text:c="19"/><text:span text:style-name="style11">DispatchMessage</text:span><text:span text:style-name="style10">( &amp;</text:span><text:span text:style-name="style11">WinMsg </text:span><text:span text:style-name="style10">);</text:span></text:h>
      <text:h text:style-name="Default"><text:s text:c="1"/>30<text:s text:c="2"/><text:s text:c="16"/><text:span text:style-name="style10">} </text:span><text:span text:style-name="style5">return true</text:span><text:span text:style-name="style10">;</text:span></text:h>
      <text:h text:style-name="Default"><text:s text:c="1"/>31<text:s text:c="2"/><text:s text:c="14"/><text:span text:style-name="style10">} </text:span><text:span text:style-name="style5">return false</text:span><text:span text:style-name="style10">;</text:span></text:h>
      <text:h text:style-name="Default"><text:s text:c="1"/>32<text:s text:c="2"/><text:span text:style-name="style10">}</text:span></text:h>
      <text:h text:style-name="Default"><text:s text:c="1"/>33<text:s text:c="2"/><text:span text:style-name="style5">static void </text:span><text:span text:style-name="style11">WinExecute</text:span><text:span text:style-name="style10">( </text:span><text:span text:style-name="style11">HWND hW</text:span><text:span text:style-name="style10">=</text:span><text:span text:style-name="style11">NULL </text:span><text:span text:style-name="style10">)</text:span></text:h>
      <text:h text:style-name="Default"><text:s text:c="1"/>34<text:s text:c="2"/><text:s text:c="22"/><text:span text:style-name="style10">{ </text:span><text:span text:style-name="style5">if</text:span><text:span text:style-name="style10">( </text:span><text:span text:style-name="style11">hW </text:span><text:span text:style-name="style10">|| </text:span><text:span text:style-name="style11">First </text:span><text:span text:style-name="style10">)</text:span><text:span text:style-name="style5">while</text:span><text:span text:style-name="style10">( </text:span><text:span text:style-name="style11">WinRequest</text:span><text:span text:style-name="style10">( </text:span><text:span text:style-name="style11">hW </text:span><text:span text:style-name="style10">) ); }</text:span></text:h>
      <text:h text:style-name="Default"><text:s text:c="1"/>35<text:s text:c="2"/><text:span text:style-name="style1">/* сбор</text:span></text:h>
      <text:h text:style-name="Default"><text:s text:c="1"/>36<text:s text:c="2"/><text:span text:style-name="style1">{ if( hW )while( WinRequest( hW ) ); else</text:span></text:h>
      <text:h text:style-name="Default"><text:s text:c="1"/>37<text:s text:c="2"/><text:s text:c="2"/><text:span text:style-name="style1">{ Window *W=First;<text:s text:c="3"/>// поиск по списку окон Window для возникшего прерывания</text:span></text:h>
      <text:h text:style-name="Default"><text:s text:c="1"/>38<text:s text:c="2"/><text:s text:c="4"/><text:span text:style-name="style1">while( W ){ if( W-&gt;hWnd )while( WinRequest( W-&gt;hWnd) ); W=W-&gt;Next; }</text:span></text:h>
      <text:h text:style-name="Default"><text:s text:c="1"/>39<text:s text:c="2"/><text:span text:style-name="style1">} } */</text:span></text:h>
      <text:h text:style-name="Default"><text:s text:c="1"/>40<text:s text:c="2"/><text:span text:style-name="style11">Window</text:span><text:span text:style-name="style10">* </text:span><text:span text:style-name="style11">Place</text:span><text:span text:style-name="style10">::</text:span><text:span text:style-name="style11">Ready</text:span><text:span text:style-name="style10">()<text:s text:c="13"/></text:span><text:span text:style-name="style2">// либо одно активное, либо все окна Windows</text:span></text:h>
      <text:h text:style-name="Default"><text:s text:c="1"/>41<text:s text:c="2"/><text:span text:style-name="style10">{ </text:span><text:span text:style-name="style5">if</text:span><text:span text:style-name="style10">( </text:span><text:span text:style-name="style11">Site </text:span><text:span text:style-name="style10">)</text:span><text:span text:style-name="style11">WinExecute</text:span><text:span text:style-name="style10">( </text:span><text:span text:style-name="style11">Site</text:span><text:span text:style-name="style10">-&gt;</text:span><text:span text:style-name="style11">hWnd </text:span><text:span text:style-name="style10">); </text:span><text:span text:style-name="style2">//else if( First )WinExecute();</text:span></text:h>
      <text:h text:style-name="Default"><text:s text:c="1"/>42<text:s text:c="2"/><text:s text:c="2"/><text:span text:style-name="style5">return </text:span><text:span text:style-name="style11">Site</text:span><text:span text:style-name="style10">;</text:span></text:h>
      <text:h text:style-name="Default"><text:s text:c="1"/>43<text:s text:c="2"/><text:span text:style-name="style10">}</text:span></text:h>
      <text:h text:style-name="Default"><text:s text:c="1"/>44<text:s text:c="2"/><text:span text:style-name="style5">bool </text:span><text:span text:style-name="style11">WinReady</text:span><text:span text:style-name="style10">( </text:span><text:span text:style-name="style11">Window </text:span><text:span text:style-name="style10">*</text:span><text:span text:style-name="style11">Win </text:span><text:span text:style-name="style10">)<text:s text:c="7"/></text:span><text:span text:style-name="style2">// без указания адреса опрашиваются все окна</text:span></text:h>
      <text:h text:style-name="Default"><text:s text:c="1"/>45<text:s text:c="2"/><text:span text:style-name="style10">{ </text:span><text:span text:style-name="style11">WinExecute</text:span><text:span text:style-name="style10">(); </text:span><text:span text:style-name="style5">if</text:span><text:span text:style-name="style10">( </text:span><text:span text:style-name="style11">Win </text:span><text:span text:style-name="style10">)</text:span><text:span text:style-name="style5">return </text:span><text:span text:style-name="style11">Win</text:span><text:span text:style-name="style10">-&gt;</text:span><text:span text:style-name="style11">Ready</text:span><text:span text:style-name="style10">()!=</text:span><text:span text:style-name="style11">NULL</text:span><text:span text:style-name="style10">; </text:span><text:span text:style-name="style5">return </text:span><text:span text:style-name="style11">First</text:span><text:span text:style-name="style10">!=</text:span><text:span text:style-name="style11">NULL</text:span><text:span text:style-name="style10">;</text:span></text:h>
      <text:h text:style-name="Default"><text:s text:c="1"/>46<text:s text:c="2"/><text:span text:style-name="style10">}</text:span></text:h>
      <text:h text:style-name="Default"><text:s text:c="1"/>47<text:s text:c="2"/><text:span text:style-name="style2">//<text:s text:c="2"/>Подборка настроек для пересохранения графической среды и параметров Windows</text:span></text:h>
      <text:h text:style-name="Default"><text:s text:c="1"/>48<text:s text:c="2"/><text:span text:style-name="style2">//</text:span></text:h>
      <text:h text:style-name="Default"><text:s text:c="1"/>49<text:s text:c="2"/><text:span text:style-name="style5">static void </text:span><text:span text:style-name="style11">PushMatrix</text:span><text:span text:style-name="style10">()<text:s text:c="5"/></text:span><text:span text:style-name="style15">//! сброс в стек координатных систем OpenGL-Window</text:span></text:h>
      <text:h text:style-name="Default"><text:s text:c="1"/>50<text:s text:c="2"/><text:span text:style-name="style10">{ </text:span><text:span text:style-name="style11">glPushAttrib</text:span><text:span text:style-name="style10">( </text:span><text:span text:style-name="style11">GL_VIEWPORT_BIT </text:span><text:span text:style-name="style10">| </text:span><text:span text:style-name="style11">GL_POLYGON_BIT </text:span><text:span text:style-name="style10">| </text:span><text:span text:style-name="style11">GL_ENABLE_BIT </text:span><text:span text:style-name="style10">); </text:span><text:span text:style-name="style2">// что надо</text:span></text:h>
      <text:h text:style-name="Default"><text:s text:c="1"/>51<text:s text:c="2"/><text:s text:c="2"/><text:span text:style-name="style11">glPushMatrix</text:span><text:span text:style-name="style10">(),</text:span><text:span text:style-name="style11">glMatrixMode</text:span><text:span text:style-name="style10">( </text:span><text:span text:style-name="style11">GL_PROJECTION </text:span><text:span text:style-name="style10">),</text:span><text:span text:style-name="style11">glPushMatrix</text:span><text:span text:style-name="style10">(),</text:span></text:h>
      <text:h text:style-name="Default"><text:s text:c="1"/>52<text:s text:c="2"/><text:s text:c="17"/><text:span text:style-name="style11">glMatrixMode</text:span><text:span text:style-name="style10">( </text:span><text:span text:style-name="style11">GL_MODELVIEW </text:span><text:span text:style-name="style10">);</text:span></text:h>
      <text:h text:style-name="Default"><text:s text:c="1"/>53<text:s text:c="2"/><text:span text:style-name="style10">}</text:span></text:h>
      <text:h text:style-name="Default"><text:s text:c="1"/>54<text:s text:c="2"/><text:span text:style-name="style5">static void </text:span><text:span text:style-name="style11">PopMatrix</text:span><text:span text:style-name="style10">()<text:s text:c="10"/></text:span><text:span text:style-name="style15">//! и затем восстановление исходного состояния</text:span></text:h>
      <text:h text:style-name="Default"><text:s text:c="1"/>55<text:s text:c="2"/><text:span text:style-name="style10">{ </text:span><text:span text:style-name="style11">glMatrixMode</text:span><text:span text:style-name="style10">( </text:span><text:span text:style-name="style11">GL_PROJECTION </text:span><text:span text:style-name="style10">),</text:span><text:span text:style-name="style11">glPopMatrix</text:span><text:span text:style-name="style10">(),</text:span></text:h>
      <text:h text:style-name="Default"><text:s text:c="1"/>56<text:s text:c="2"/><text:s text:c="2"/><text:span text:style-name="style11">glMatrixMode</text:span><text:span text:style-name="style10">( </text:span><text:span text:style-name="style11">GL_MODELVIEW </text:span><text:span text:style-name="style10">),</text:span><text:span text:style-name="style11">glPopMatrix</text:span><text:span text:style-name="style10">(),</text:span><text:span text:style-name="style11">glPopAttrib</text:span><text:span text:style-name="style10">(); </text:span><text:span text:style-name="style2">// обратный порядок</text:span></text:h>
      <text:h text:style-name="Default"><text:s text:c="1"/>57<text:s text:c="2"/><text:span text:style-name="style10">}</text:span></text:h>
      <text:h text:style-name="Default"><text:s text:c="1"/>58<text:s text:c="2"/><text:span text:style-name="style2">//<text:s text:c="5"/>- переключение и временное сохранение состояния контекстной среды OpenGL</text:span></text:h>
      <text:h text:style-name="Default"><text:s text:c="1"/>59<text:s text:c="2"/><text:span text:style-name="style2">//<text:s text:c="15"/>с отработкой деструктора для восстановления исходного контента</text:span></text:h>
      <text:h text:style-name="Default"><text:s text:c="1"/>60<text:s text:c="2"/><text:span text:style-name="style2">//</text:span></text:h>
      <text:h text:style-name="Default"><text:s text:c="1"/>61<text:s text:c="2"/><text:span text:style-name="style5">inline bool </text:span><text:span text:style-name="style11">glAct</text:span><text:span text:style-name="style10">( </text:span><text:span text:style-name="style5">const </text:span><text:span text:style-name="style11">Window </text:span><text:span text:style-name="style10">*</text:span><text:span text:style-name="style11">W </text:span><text:span text:style-name="style10">){ </text:span><text:span text:style-name="style5">return </text:span><text:span text:style-name="style11">wglMakeCurrent</text:span><text:span text:style-name="style10">( </text:span><text:span text:style-name="style11">W</text:span><text:span text:style-name="style10">-&gt;</text:span><text:span text:style-name="style11">hDC</text:span><text:span text:style-name="style10">,</text:span><text:span text:style-name="style11">W</text:span><text:span text:style-name="style10">-&gt;</text:span><text:span text:style-name="style11">hRC </text:span><text:span text:style-name="style10">); }</text:span></text:h>
      <text:h text:style-name="Default"><text:s text:c="1"/>62<text:s text:c="2"/><text:span text:style-name="style2">//<text:s text:c="13"/>конструктор = пролог с восстановлением через эпилог = деструктор</text:span></text:h>
      <text:h text:style-name="Default"><text:s text:c="1"/>63<text:s text:c="2"/><text:span text:style-name="style11">glContext</text:span><text:span text:style-name="style10">::</text:span><text:span text:style-name="style11">glContext</text:span><text:span text:style-name="style10">( </text:span><text:span text:style-name="style5">const </text:span><text:span text:style-name="style11">Window</text:span><text:span text:style-name="style10">* </text:span><text:span text:style-name="style11">W </text:span><text:span text:style-name="style10">) : </text:span><text:span text:style-name="style11">DC</text:span><text:span text:style-name="style10">( </text:span><text:span text:style-name="style11">wglGetCurrentDC</text:span><text:span text:style-name="style10">() )<text:s text:c="3"/></text:span><text:span text:style-name="style2">// prologue</text:span></text:h>
      <text:h text:style-name="Default"><text:s text:c="1"/>64<text:s text:c="2"/><text:s text:c="2"/><text:span text:style-name="style10">{ </text:span><text:span text:style-name="style5">if</text:span><text:span text:style-name="style10">( </text:span><text:span text:style-name="style11">W</text:span><text:span text:style-name="style10">-&gt;</text:span><text:span text:style-name="style11">hDC</text:span><text:span text:style-name="style10">==</text:span><text:span text:style-name="style11">DC </text:span><text:span text:style-name="style10">)</text:span><text:span text:style-name="style11">DC</text:span><text:span text:style-name="style10">=</text:span><text:span text:style-name="style4">0</text:span><text:span text:style-name="style10">; </text:span><text:span text:style-name="style5">else </text:span><text:span text:style-name="style10">{ </text:span><text:span text:style-name="style11">RC</text:span><text:span text:style-name="style10">=</text:span><text:span text:style-name="style11">wglGetCurrentContext</text:span><text:span text:style-name="style10">(); </text:span><text:span text:style-name="style11">glAct</text:span><text:span text:style-name="style10">( </text:span><text:span text:style-name="style11">W </text:span><text:span text:style-name="style10">); } }</text:span></text:h>
      <text:h text:style-name="Default"><text:s text:c="1"/>65<text:s text:c="2"/><text:span text:style-name="style11">glContext</text:span><text:span text:style-name="style10">::~</text:span><text:span text:style-name="style11">glContext</text:span><text:span text:style-name="style10">()<text:s text:c="5"/></text:span><text:span text:style-name="style2">// деструктор = эпилог с возвратом былого контекста</text:span></text:h>
      <text:h text:style-name="Default"><text:s text:c="1"/>66<text:s text:c="2"/><text:s text:c="2"/><text:span text:style-name="style10">{ </text:span><text:span text:style-name="style5">if</text:span><text:span text:style-name="style10">( </text:span><text:span text:style-name="style11">DC </text:span><text:span text:style-name="style10">)</text:span><text:span text:style-name="style11">wglMakeCurrent</text:span><text:span text:style-name="style10">( </text:span><text:span text:style-name="style11">DC</text:span><text:span text:style-name="style10">,</text:span><text:span text:style-name="style11">RC </text:span><text:span text:style-name="style10">);<text:s text:c="32"/></text:span><text:span text:style-name="style2">// epilogue</text:span></text:h>
      <text:h text:style-name="Default"><text:s text:c="1"/>67<text:s text:c="2"/><text:s text:c="2"/><text:span text:style-name="style10">}</text:span></text:h>
      <text:h text:style-name="Default"><text:s text:c="1"/>68<text:s text:c="2"/><text:span text:style-name="style15">//!<text:s text:c="2"/>Конструкторы и процедуры сохранения и перерисовки фонового изображения</text:span></text:h>
      <text:h text:style-name="Default"><text:s text:c="1"/>69<text:s text:c="2"/><text:span text:style-name="style15">//!<text:s text:c="4"/>- все странички всегда связаны с одним из графических окон Window,</text:span></text:h>
      <text:h text:style-name="Default"><text:s text:c="1"/>70<text:s text:c="2"/><text:span text:style-name="style15">//!<text:s text:c="4"/>- однако отсутствие ссылки Prev - показывает,</text:span></text:h>
      <text:h text:style-name="Default"><text:s text:c="1"/>71<text:s text:c="2"/><text:span text:style-name="style15">//!<text:s text:c="6"/>что окно исключено из всех операций со списками окон</text:span></text:h>
      <text:h text:style-name="Default"><text:s text:c="1"/>72<text:s text:c="2"/><text:span text:style-name="style2">//<text:s text:c="5"/>( это площадка базового окна или фантомное отображение вне Window )</text:span></text:h>
      <text:h text:style-name="Default"><text:s text:c="1"/>73<text:s text:c="2"/><text:span text:style-name="style2">//</text:span></text:h>
      <text:h text:style-name="Default"><text:s text:c="1"/>74<text:s text:c="2"/><text:span text:style-name="style11">Place</text:span><text:span text:style-name="style10">::</text:span><text:span text:style-name="style11">Place</text:span><text:span text:style-name="style10">( </text:span><text:span text:style-name="style11">Window </text:span><text:span text:style-name="style10">*</text:span><text:span text:style-name="style11">Win</text:span><text:span text:style-name="style10">, </text:span><text:span text:style-name="style5">byte </text:span><text:span text:style-name="style11">Mode </text:span><text:span text:style-name="style10">): </text:span><text:span text:style-name="style11">Site</text:span><text:span text:style-name="style10">( </text:span><text:span text:style-name="style11">Win </text:span><text:span text:style-name="style10">),</text:span><text:span text:style-name="style11">Signs</text:span><text:span text:style-name="style10">( </text:span><text:span text:style-name="style11">Mode </text:span><text:span text:style-name="style10">),</text:span><text:span text:style-name="style11">Up</text:span><text:span text:style-name="style10">( </text:span><text:span text:style-name="style11">NULL </text:span><text:span text:style-name="style10">),</text:span></text:h>
      <text:h text:style-name="Default"><text:s text:c="1"/>75<text:s text:c="2"/><text:s text:c="7"/><text:span text:style-name="style11">pX</text:span><text:span text:style-name="style10">( </text:span><text:span text:style-name="style4">0 </text:span><text:span text:style-name="style10">),</text:span><text:span text:style-name="style11">pY</text:span><text:span text:style-name="style10">( </text:span><text:span text:style-name="style4">0 </text:span><text:span text:style-name="style10">),</text:span><text:span text:style-name="style11">Width</text:span><text:span text:style-name="style10">( </text:span><text:span text:style-name="style11">Win</text:span><text:span text:style-name="style10">-&gt;</text:span><text:span text:style-name="style11">Width </text:span><text:span text:style-name="style10">),</text:span><text:span text:style-name="style11">Height</text:span><text:span text:style-name="style10">( </text:span><text:span text:style-name="style11">Win</text:span><text:span text:style-name="style10">-&gt;</text:span><text:span text:style-name="style11">Height </text:span><text:span text:style-name="style10">),</text:span></text:h>
      <text:h text:style-name="Default"><text:s text:c="1"/>76<text:s text:c="2"/><text:s text:c="7"/><text:span text:style-name="style11">MouseState</text:span><text:span text:style-name="style10">(</text:span><text:span text:style-name="style4">0</text:span><text:span text:style-name="style10">),</text:span><text:span text:style-name="style11">xo</text:span><text:span text:style-name="style10">(</text:span><text:span text:style-name="style4">0</text:span><text:span text:style-name="style10">),</text:span><text:span text:style-name="style11">yo</text:span><text:span text:style-name="style10">(-</text:span><text:span text:style-name="style4">1</text:span><text:span text:style-name="style10">),<text:s text:c="6"/></text:span><text:span text:style-name="style2">// беспросветная унылость мышки/курсора</text:span></text:h>
      <text:h text:style-name="Default"><text:s text:c="1"/>77<text:s text:c="2"/><text:s text:c="7"/><text:span text:style-name="style11">chX</text:span><text:span text:style-name="style10">(</text:span><text:span text:style-name="style4">0</text:span><text:span text:style-name="style10">),</text:span><text:span text:style-name="style11">chY</text:span><text:span text:style-name="style10">(</text:span><text:span text:style-name="style4">0</text:span><text:span text:style-name="style10">),</text:span><text:span text:style-name="style11">cbX</text:span><text:span text:style-name="style10">(</text:span><text:span text:style-name="style4">1</text:span><text:span text:style-name="style10">), </text:span><text:span text:style-name="style2">// место и отступ строки текста от боковой границы</text:span></text:h>
      <text:h text:style-name="Default"><text:s text:c="1"/>78<text:s text:c="2"/><text:s text:c="7"/><text:span text:style-name="style11">extDraw</text:span><text:span text:style-name="style10">( </text:span><text:span text:style-name="style11">NULL </text:span><text:span text:style-name="style10">),<text:s text:c="6"/></text:span><text:span text:style-name="style2">// свободное рисование без дополнительных настроек</text:span></text:h>
      <text:h text:style-name="Default"><text:s text:c="1"/>79<text:s text:c="2"/><text:s text:c="7"/><text:span text:style-name="style11">extPass</text:span><text:span text:style-name="style10">( </text:span><text:span text:style-name="style11">NULL </text:span><text:span text:style-name="style10">),<text:s text:c="6"/></text:span><text:span text:style-name="style2">// адреса двух внешних\свободных и бесконтрольных</text:span></text:h>
      <text:h text:style-name="Default"><text:s text:c="1"/>80<text:s text:c="2"/><text:s text:c="7"/><text:span text:style-name="style11">extPush</text:span><text:span text:style-name="style10">( </text:span><text:span text:style-name="style11">NULL </text:span><text:span text:style-name="style10">),<text:s text:c="6"/></text:span><text:span text:style-name="style2">// процедур для параллельного контроля хода мышки</text:span></text:h>
      <text:h text:style-name="Default"><text:s text:c="1"/>81<text:s text:c="2"/><text:s text:c="11"/><text:span text:style-name="style11">Fnt</text:span><text:span text:style-name="style10">( </text:span><text:span text:style-name="style11">NULL </text:span><text:span text:style-name="style10">),<text:s text:c="6"/></text:span><text:span text:style-name="style2">// шрифтовой блок при нуле будет ссылкой на Window</text:span></text:h>
      <text:h text:style-name="Default"><text:s text:c="1"/>82<text:s text:c="2"/><text:s text:c="11"/><text:span text:style-name="style11">Img</text:span><text:span text:style-name="style10">( </text:span><text:span text:style-name="style11">NULL </text:span><text:span text:style-name="style10">),<text:s text:c="6"/></text:span><text:span text:style-name="style2">// фоновый растр с наложенной площадкой PlaceAbove</text:span></text:h>
      <text:h text:style-name="Default"><text:s text:c="1"/>83<text:s text:c="2"/><text:s text:c="8"/><text:span text:style-name="style11">isDraw</text:span><text:span text:style-name="style10">( </text:span><text:span text:style-name="style5">false </text:span><text:span text:style-name="style10">),<text:s text:c="5"/></text:span><text:span text:style-name="style2">//<text:s text:c="2"/>прорисовка сбрасывается по случаю незавершения</text:span></text:h>
      <text:h text:style-name="Default"><text:s text:c="1"/>84<text:s text:c="2"/><text:s text:c="7"/><text:span text:style-name="style11">isMouse</text:span><text:span text:style-name="style10">( </text:span><text:span text:style-name="style5">false </text:span><text:span text:style-name="style10">)<text:s text:c="6"/></text:span><text:span text:style-name="style2">//<text:s text:c="5"/>предыдущей операции (во избежание рекурсии)</text:span></text:h>
      <text:h text:style-name="Default"><text:s text:c="1"/>85<text:s text:c="2"/><text:span text:style-name="style10">{ </text:span><text:span text:style-name="style5">if</text:span><text:span text:style-name="style10">( </text:span><text:span text:style-name="style11">glAct</text:span><text:span text:style-name="style10">( </text:span><text:span text:style-name="style11">Win </text:span><text:span text:style-name="style10">) )<text:s text:c="9"/></text:span><text:span text:style-name="style2">// связь контекста OpenGL с требуемым окном Window</text:span></text:h>
      <text:h text:style-name="Default"><text:s text:c="1"/>86<text:s text:c="2"/><text:s text:c="2"/><text:span text:style-name="style5">if</text:span><text:span text:style-name="style10">( </text:span><text:span text:style-name="style5">this</text:span><text:span text:style-name="style10">!=(</text:span><text:span text:style-name="style11">Place</text:span><text:span text:style-name="style10">*)</text:span><text:span text:style-name="style11">Win </text:span><text:span text:style-name="style10">)<text:s text:c="4"/></text:span><text:span text:style-name="style2">// обход неприкасаемого базового окна Window.Place</text:span></text:h>
      <text:h text:style-name="Default"><text:s text:c="1"/>87<text:s text:c="2"/><text:s text:c="2"/><text:span text:style-name="style10">{ </text:span><text:span text:style-name="style11">Place </text:span><text:span text:style-name="style10">*</text:span><text:span text:style-name="style11">S</text:span><text:span text:style-name="style10">=(</text:span><text:span text:style-name="style11">Place</text:span><text:span text:style-name="style10">*)</text:span><text:span text:style-name="style11">Win</text:span><text:span text:style-name="style10">;</text:span></text:h>
      <text:h text:style-name="Default"><text:s text:c="1"/>88<text:s text:c="2"/><text:s text:c="4"/><text:span text:style-name="style5">while</text:span><text:span text:style-name="style10">( </text:span><text:span text:style-name="style11">S</text:span><text:span text:style-name="style10">-&gt;</text:span><text:span text:style-name="style11">Up </text:span><text:span text:style-name="style10">)</text:span><text:span text:style-name="style11">S</text:span><text:span text:style-name="style10">=</text:span><text:span text:style-name="style11">S</text:span><text:span text:style-name="style10">-&gt;</text:span><text:span text:style-name="style11">Up</text:span><text:span text:style-name="style10">; </text:span><text:span text:style-name="style11">S</text:span><text:span text:style-name="style10">-&gt;</text:span><text:span text:style-name="style11">Up</text:span><text:span text:style-name="style10">=</text:span><text:span text:style-name="style5">this</text:span><text:span text:style-name="style10">;<text:s text:c="3"/></text:span><text:span text:style-name="style2">// новая площадка набрасывается сверху</text:span></text:h>
      <text:h text:style-name="Default"><text:s text:c="1"/>89<text:s text:c="2"/><text:span text:style-name="style2">//<text:s text:c="2"/>if( Site-&gt;Up==this )Site-&gt;Save();<text:s text:c="4"/>// первый фрагмент сохраняет фон окна</text:span></text:h>
      <text:h text:style-name="Default"><text:s text:c="1"/>90<text:s text:c="2"/><text:s text:c="4"/><text:span text:style-name="style11">chY</text:span><text:span text:style-name="style10">=</text:span><text:span text:style-name="style11">Height</text:span><text:span text:style-name="style10">-</text:span><text:span text:style-name="style11">AF</text:span><text:span text:style-name="style10">.</text:span><text:span text:style-name="style11">H</text:span><text:span text:style-name="style10">;<text:s text:c="9"/></text:span><text:span text:style-name="style2">// буквенная позиция изначально будет сверху/слева</text:span></text:h>
      <text:h text:style-name="Default"><text:s text:c="1"/>91<text:s text:c="2"/><text:span text:style-name="style10">} }</text:span></text:h>
      <text:h text:style-name="Default"><text:s text:c="1"/>92<text:s text:c="2"/><text:span text:style-name="style11">Place</text:span><text:span text:style-name="style10">::~</text:span><text:span text:style-name="style11">Place</text:span><text:span text:style-name="style10">()<text:s text:c="2"/></text:span><text:span text:style-name="style2">// освобождение площадки, шрифтов, картинки и всех точек входа</text:span></text:h>
      <text:h text:style-name="Default"><text:s text:c="1"/>93<text:s text:c="2"/><text:span text:style-name="style10">{ </text:span><text:span text:style-name="style5">if</text:span><text:span text:style-name="style10">( </text:span><text:span text:style-name="style11">Site </text:span><text:span text:style-name="style10">)</text:span><text:span text:style-name="style5">if</text:span><text:span text:style-name="style10">( </text:span><text:span text:style-name="style11">glAct</text:span><text:span text:style-name="style10">( </text:span><text:span text:style-name="style11">Site </text:span><text:span text:style-name="style10">) )<text:s text:c="14"/></text:span><text:span text:style-name="style2">// +++ средняя площадка вышибается</text:span></text:h>
      <text:h text:style-name="Default"><text:s text:c="1"/>94<text:s text:c="2"/><text:s text:c="2"/><text:span text:style-name="style10">{ </text:span><text:span text:style-name="style5">if</text:span><text:span text:style-name="style10">( </text:span><text:span text:style-name="style11">Img </text:span><text:span text:style-name="style10">){ </text:span><text:span text:style-name="style11">free</text:span><text:span text:style-name="style10">( </text:span><text:span text:style-name="style11">Img </text:span><text:span text:style-name="style10">); </text:span><text:span text:style-name="style11">Img</text:span><text:span text:style-name="style10">=</text:span><text:span text:style-name="style11">NULL</text:span><text:span text:style-name="style10">; }<text:s text:c="6"/></text:span><text:span text:style-name="style2">// все связные объекты расчищаются</text:span></text:h>
      <text:h text:style-name="Default"><text:s text:c="1"/>95<text:s text:c="2"/><text:s text:c="4"/><text:span text:style-name="style5">if</text:span><text:span text:style-name="style10">( </text:span><text:span text:style-name="style11">Fnt </text:span><text:span text:style-name="style10">)</text:span></text:h>
      <text:h text:style-name="Default"><text:s text:c="1"/>96<text:s text:c="2"/><text:s text:c="4"/><text:span text:style-name="style10">{ </text:span><text:span text:style-name="style5">if</text:span><text:span text:style-name="style10">( </text:span><text:span text:style-name="style11">Fnt</text:span><text:span text:style-name="style10">-&gt;</text:span><text:span text:style-name="style11">Base </text:span><text:span text:style-name="style10">)</text:span><text:span text:style-name="style11">glDeleteLists</text:span><text:span text:style-name="style10">( </text:span><text:span text:style-name="style11">Fnt</text:span><text:span text:style-name="style10">-&gt;</text:span><text:span text:style-name="style11">Base</text:span><text:span text:style-name="style10">,</text:span><text:span text:style-name="style11">ListsGroup </text:span><text:span text:style-name="style10">); </text:span><text:span text:style-name="style11">Fnt</text:span><text:span text:style-name="style10">-&gt;</text:span><text:span text:style-name="style11">Base</text:span><text:span text:style-name="style10">=</text:span><text:span text:style-name="style4">0</text:span><text:span text:style-name="style10">;</text:span></text:h>
      <text:h text:style-name="Default"><text:s text:c="1"/>97<text:s text:c="2"/><text:s text:c="6"/><text:span text:style-name="style5">if</text:span><text:span text:style-name="style10">( </text:span><text:span text:style-name="style11">Fnt</text:span><text:span text:style-name="style10">-&gt;</text:span><text:span text:style-name="style11">hF </text:span><text:span text:style-name="style10">)</text:span><text:span text:style-name="style11">DeleteObject</text:span><text:span text:style-name="style10">( </text:span><text:span text:style-name="style11">Fnt</text:span><text:span text:style-name="style10">-&gt;</text:span><text:span text:style-name="style11">hF </text:span><text:span text:style-name="style10">); </text:span><text:span text:style-name="style11">Fnt</text:span><text:span text:style-name="style10">-&gt;</text:span><text:span text:style-name="style11">Bit</text:span><text:span text:style-name="style10">=</text:span><text:span text:style-name="style11">NULL</text:span><text:span text:style-name="style10">; </text:span><text:span text:style-name="style11">free</text:span><text:span text:style-name="style10">( </text:span><text:span text:style-name="style11">Fnt </text:span><text:span text:style-name="style10">); </text:span><text:span text:style-name="style11">Fnt</text:span><text:span text:style-name="style10">=</text:span><text:span text:style-name="style4">0</text:span><text:span text:style-name="style10">;</text:span></text:h>
      <text:h text:style-name="Default"><text:s text:c="1"/>98<text:s text:c="2"/><text:s text:c="4"/><text:span text:style-name="style10">}</text:span></text:h>
      <text:h text:style-name="Default"><text:s text:c="1"/>99<text:s text:c="2"/><text:s text:c="4"/><text:span text:style-name="style5">for</text:span><text:span text:style-name="style10">( </text:span><text:span text:style-name="style11">Place </text:span><text:span text:style-name="style10">*</text:span><text:span text:style-name="style11">S</text:span><text:span text:style-name="style10">=(</text:span><text:span text:style-name="style11">Place</text:span><text:span text:style-name="style10">*)</text:span><text:span text:style-name="style11">Site</text:span><text:span text:style-name="style10">; </text:span><text:span text:style-name="style11">S</text:span><text:span text:style-name="style10">; </text:span><text:span text:style-name="style11">S</text:span><text:span text:style-name="style10">=</text:span><text:span text:style-name="style11">S</text:span><text:span text:style-name="style10">-&gt;</text:span><text:span text:style-name="style11">Up </text:span><text:span text:style-name="style10">)</text:span></text:h>
      <text:h text:style-name="Default">100<text:s text:c="2"/><text:s text:c="5"/><text:span text:style-name="style5">if</text:span><text:span text:style-name="style10">( </text:span><text:span text:style-name="style11">S</text:span><text:span text:style-name="style10">-&gt;</text:span><text:span text:style-name="style11">Up</text:span><text:span text:style-name="style10">==</text:span><text:span text:style-name="style5">this </text:span><text:span text:style-name="style10">){ </text:span><text:span text:style-name="style11">S</text:span><text:span text:style-name="style10">-&gt;</text:span><text:span text:style-name="style11">Up</text:span><text:span text:style-name="style10">=</text:span><text:span text:style-name="style11">Up</text:span><text:span text:style-name="style10">; </text:span><text:span text:style-name="style5">break</text:span><text:span text:style-name="style10">; }</text:span></text:h>
      <text:h text:style-name="Default">101<text:s text:c="2"/><text:s text:c="4"/><text:span text:style-name="style5">if</text:span><text:span text:style-name="style10">( </text:span><text:span text:style-name="style11">Site</text:span><text:span text:style-name="style10">==</text:span><text:span text:style-name="style5">this </text:span><text:span text:style-name="style10">)</text:span><text:span text:style-name="style11">Site</text:span><text:span text:style-name="style10">=</text:span><text:span text:style-name="style11">NULL</text:span><text:span text:style-name="style10">; </text:span><text:span text:style-name="style5">else</text:span><text:span text:style-name="style10">;<text:s text:c="8"/></text:span><text:span text:style-name="style2">// возврат к моменту создания Place</text:span></text:h>
      <text:h text:style-name="Default">102<text:s text:c="2"/><text:s text:c="4"/><text:span text:style-name="style5">if</text:span><text:span text:style-name="style10">( </text:span><text:span text:style-name="style11">Signs</text:span><text:span text:style-name="style10">&amp;</text:span><text:span text:style-name="style11">PlaceAbove </text:span><text:span text:style-name="style10">)</text:span><text:span text:style-name="style11">Site</text:span><text:span text:style-name="style10">-&gt;</text:span><text:span text:style-name="style11">Refresh</text:span><text:span text:style-name="style10">();<text:s text:c="2"/></text:span><text:span text:style-name="style2">// обновление после удаления Place</text:span></text:h>
      <text:h text:style-name="Default">103<text:s text:c="2"/><text:span text:style-name="style10">} }</text:span></text:h>
      <text:h text:style-name="Default">104<text:s text:c="2"/><text:span text:style-name="style15">//!<text:s text:c="4"/>главная процедура обработки прерываний Windows</text:span></text:h>
      <text:h text:style-name="Default">105<text:s text:c="2"/><text:span text:style-name="style15">//!</text:span></text:h>
      <text:h text:style-name="Default">106<text:s text:c="2"/><text:span text:style-name="style5">static </text:span><text:span text:style-name="style11">Window</text:span><text:span text:style-name="style10">* </text:span><text:span text:style-name="style11">Find</text:span><text:span text:style-name="style10">( </text:span><text:span text:style-name="style11">HWND hWind </text:span><text:span text:style-name="style10">)</text:span></text:h>
      <text:h text:style-name="Default">107<text:s text:c="2"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rst</text:span><text:span text:style-name="style10">;<text:s text:c="2"/></text:span><text:span text:style-name="style2">// поиск по списку окна Windows для возникшего прерывания</text:span></text:h>
      <text:h text:style-name="Default">108<text:s text:c="2"/><text:s text:c="2"/><text:span text:style-name="style5">while</text:span><text:span text:style-name="style10">( </text:span><text:span text:style-name="style11">Win </text:span><text:span text:style-name="style10">)</text:span><text:span text:style-name="style5">if</text:span><text:span text:style-name="style10">( </text:span><text:span text:style-name="style11">hWind</text:span><text:span text:style-name="style10">==</text:span><text:span text:style-name="style11">Win</text:span><text:span text:style-name="style10">-&gt;</text:span><text:span text:style-name="style11">hWnd </text:span><text:span text:style-name="style10">)</text:span><text:span text:style-name="style5">break</text:span><text:span text:style-name="style10">; </text:span><text:span text:style-name="style5">else </text:span><text:span text:style-name="style11">Win</text:span><text:span text:style-name="style10">=</text:span><text:span text:style-name="style11">Win</text:span><text:span text:style-name="style10">-&gt;</text:span><text:span text:style-name="style11">Next</text:span><text:span text:style-name="style10">; </text:span><text:span text:style-name="style5">return </text:span><text:span text:style-name="style11">Win</text:span><text:span text:style-name="style10">;</text:span></text:h>
      <text:h text:style-name="Default">109<text:s text:c="2"/><text:span text:style-name="style10">}</text:span></text:h>
      <text:h text:style-name="Default">110<text:s text:c="2"/><text:span text:style-name="style5">static </text:span><text:span text:style-name="style11">LRESULT CALLBACK WindowInterruptProcedure</text:span></text:h>
      <text:h text:style-name="Default">111<text:s text:c="2"/><text:span text:style-name="style10">( </text:span><text:span text:style-name="style11">HWND hWind</text:span><text:span text:style-name="style10">, </text:span><text:span text:style-name="style11">UINT message</text:span><text:span text:style-name="style10">, </text:span><text:span text:style-name="style11">WPARAM wParam</text:span><text:span text:style-name="style10">,</text:span><text:span text:style-name="style11">LPARAM lParam </text:span><text:span text:style-name="style10">)</text:span></text:h>
      <text:h text:style-name="Default">112<text:s text:c="2"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rst</text:span><text:span text:style-name="style10">;<text:s text:c="2"/></text:span><text:span text:style-name="style2">// поиск по списку окна Windows для возникшего прерывания</text:span></text:h>
      <text:h text:style-name="Default">113<text:s text:c="2"/><text:span text:style-name="style2">//if( message==WM_QUIT )exit( WM_QUIT ); else</text:span></text:h>
      <text:h text:style-name="Default">114<text:s text:c="2"/><text:s text:c="2"/><text:span text:style-name="style5">if</text:span><text:span text:style-name="style10">( (</text:span><text:span text:style-name="style11">Win</text:span><text:span text:style-name="style10">=</text:span><text:span text:style-name="style11">Find</text:span><text:span text:style-name="style10">( </text:span><text:span text:style-name="style11">hWind </text:span><text:span text:style-name="style10">))!=</text:span><text:span text:style-name="style11">NULL </text:span><text:span text:style-name="style10">)<text:s text:c="9"/></text:span><text:span text:style-name="style2">// WM_CREATE=1 - только создание окна</text:span></text:h>
      <text:h text:style-name="Default">115<text:s text:c="2"/><text:s text:c="2"/><text:span text:style-name="style10">{ </text:span><text:span text:style-name="style5">if</text:span><text:span text:style-name="style10">( </text:span><text:span text:style-name="style11">Win</text:span><text:span text:style-name="style10">-&gt;</text:span><text:span text:style-name="style11">InterruptProcedure</text:span><text:span text:style-name="style10">( </text:span><text:span text:style-name="style11">message</text:span><text:span text:style-name="style10">,</text:span><text:span text:style-name="style11">wParam</text:span><text:span text:style-name="style10">,</text:span><text:span text:style-name="style11">lParam </text:span><text:span text:style-name="style10">) )</text:span><text:span text:style-name="style5">return </text:span><text:span text:style-name="style4">0</text:span><text:span text:style-name="style10">;</text:span></text:h>
      <text:h text:style-name="Default">116<text:s text:c="2"/><text:s text:c="2"/><text:span text:style-name="style10">} </text:span><text:span text:style-name="style5">return </text:span><text:span text:style-name="style11">DefWindowProcW</text:span><text:span text:style-name="style10">( </text:span><text:span text:style-name="style11">hWind</text:span><text:span text:style-name="style10">,</text:span><text:span text:style-name="style11">message</text:span><text:span text:style-name="style10">,</text:span><text:span text:style-name="style11">wParam</text:span><text:span text:style-name="style10">,</text:span><text:span text:style-name="style11">lParam </text:span><text:span text:style-name="style10">);</text:span></text:h>
      <text:h text:style-name="Default">117<text:s text:c="2"/><text:span text:style-name="style10">}</text:span></text:h>
      <text:h text:style-name="Default">118<text:s text:c="2"/><text:span text:style-name="style5">bool </text:span><text:span text:style-name="style11">Window</text:span><text:span text:style-name="style10">::</text:span><text:span text:style-name="style11">InterruptProcedure</text:span><text:span text:style-name="style10">( </text:span><text:span text:style-name="style11">UINT message</text:span><text:span text:style-name="style10">, </text:span><text:span text:style-name="style11">WPARAM wParam</text:span><text:span text:style-name="style10">, </text:span><text:span text:style-name="style11">LPARAM lParam </text:span><text:span text:style-name="style10">)</text:span></text:h>
      <text:h text:style-name="Default">119<text:s text:c="2"/><text:span text:style-name="style10">{ </text:span><text:span text:style-name="style5">if</text:span><text:span text:style-name="style10">( </text:span><text:span text:style-name="style11">message</text:span><text:span text:style-name="style10">&gt;=</text:span><text:span text:style-name="style11">WM_MOUSEFIRST </text:span><text:span text:style-name="style10">&amp;&amp; </text:span><text:span text:style-name="style11">message</text:span><text:span text:style-name="style10">&lt;=</text:span><text:span text:style-name="style11">WM_MOUSELAST </text:span><text:span text:style-name="style10">)</text:span></text:h>
      <text:h text:style-name="Default">120<text:s text:c="2"/><text:s text:c="2"/><text:span text:style-name="style10">{ </text:span><text:span text:style-name="style5">if</text:span><text:span text:style-name="style10">( </text:span><text:span text:style-name="style11">message</text:span><text:span text:style-name="style10">==</text:span><text:span text:style-name="style11">WM_MOUSEWHEEL </text:span><text:span text:style-name="style10">)<text:s text:c="4"/></text:span><text:span text:style-name="style15">//! отделение запросов мышки от всех прочих</text:span></text:h>
      <text:h text:style-name="Default">121<text:s text:c="2"/><text:s text:c="9"/><text:span text:style-name="style11">PutMouse</text:span><text:span text:style-name="style10">( </text:span><text:span text:style-name="style11">message</text:span><text:span text:style-name="style10">,(</text:span><text:span text:style-name="style5">short</text:span><text:span text:style-name="style10">)(</text:span><text:span text:style-name="style11">LOWORD</text:span><text:span text:style-name="style10">(</text:span><text:span text:style-name="style11">wParam</text:span><text:span text:style-name="style10">)),(</text:span><text:span text:style-name="style5">short</text:span><text:span text:style-name="style10">)(</text:span><text:span text:style-name="style11">HIWORD</text:span><text:span text:style-name="style10">(</text:span><text:span text:style-name="style11">wParam</text:span><text:span text:style-name="style10">)) );</text:span></text:h>
      <text:h text:style-name="Default">122<text:s text:c="2"/><text:s text:c="4"/><text:span text:style-name="style5">else </text:span><text:span text:style-name="style11">PutMouse</text:span><text:span text:style-name="style10">( </text:span><text:span text:style-name="style11">message</text:span><text:span text:style-name="style10">,</text:span><text:span text:style-name="style11">LOWORD</text:span><text:span text:style-name="style10">(</text:span><text:span text:style-name="style11">lParam</text:span><text:span text:style-name="style10">),</text:span><text:span text:style-name="style11">HIWORD</text:span><text:span text:style-name="style10">(</text:span><text:span text:style-name="style11">lParam</text:span><text:span text:style-name="style10">) );</text:span></text:h>
      <text:h text:style-name="Default">123<text:s text:c="2"/><text:s text:c="2"/><text:span text:style-name="style10">} </text:span><text:span text:style-name="style5">else</text:span></text:h>
      <text:h text:style-name="Default">124<text:s text:c="2"/><text:s text:c="2"/><text:span text:style-name="style5">switch</text:span><text:span text:style-name="style10">( </text:span><text:span text:style-name="style11">message </text:span><text:span text:style-name="style10">)</text:span></text:h>
      <text:h text:style-name="Default">125<text:s text:c="2"/><text:s text:c="2"/><text:span text:style-name="style10">{ </text:span><text:span text:style-name="style5">case </text:span><text:span text:style-name="style11">WM_MOVE</text:span><text:span text:style-name="style10">: </text:span><text:span text:style-name="style11">WindowX</text:span><text:span text:style-name="style10">=</text:span><text:span text:style-name="style11">LOWORD</text:span><text:span text:style-name="style10">( </text:span><text:span text:style-name="style11">lParam </text:span><text:span text:style-name="style10">),<text:s text:c="9"/></text:span><text:span text:style-name="style2">// 03 перемещение по экрану</text:span></text:h>
      <text:h text:style-name="Default">126<text:s text:c="2"/><text:s text:c="18"/><text:span text:style-name="style11">WindowY</text:span><text:span text:style-name="style10">=</text:span><text:span text:style-name="style11">HIWORD</text:span><text:span text:style-name="style10">( </text:span><text:span text:style-name="style11">lParam </text:span><text:span text:style-name="style10">); </text:span><text:span text:style-name="style5">break</text:span><text:span text:style-name="style10">;</text:span></text:h>
      <text:h text:style-name="Default">127<text:s text:c="2"/><text:s text:c="4"/><text:span text:style-name="style5">case </text:span><text:span text:style-name="style11">WM_SIZE</text:span><text:span text:style-name="style10">: </text:span><text:span text:style-name="style11">Width </text:span><text:span text:style-name="style10">= </text:span><text:span text:style-name="style11">LOWORD</text:span><text:span text:style-name="style10">( </text:span><text:span text:style-name="style11">lParam </text:span><text:span text:style-name="style10">),<text:s text:c="9"/></text:span><text:span text:style-name="style2">// 05 изменение размеров</text:span></text:h>
      <text:h text:style-name="Default">128<text:s text:c="2"/><text:s text:c="18"/><text:span text:style-name="style11">Height</text:span><text:span text:style-name="style10">= </text:span><text:span text:style-name="style11">HIWORD</text:span><text:span text:style-name="style10">( </text:span><text:span text:style-name="style11">lParam </text:span><text:span text:style-name="style10">);<text:s text:c="9"/></text:span><text:span text:style-name="style2">//<text:s text:c="4"/>Refresh(); break;</text:span></text:h>
      <text:h text:style-name="Default">129<text:s text:c="2"/><text:s text:c="4"/><text:span text:style-name="style5">case </text:span><text:span text:style-name="style11">WM_PAINT</text:span><text:span text:style-name="style10">:<text:s text:c="34"/></text:span><text:span text:style-name="style2">// 15 интерполяция и/или</text:span></text:h>
      <text:h text:style-name="Default">130<text:s text:c="2"/><text:s text:c="4"/><text:span text:style-name="style10">{ </text:span><text:span text:style-name="style11">PAINTSTRUCT ps</text:span><text:span text:style-name="style10">; </text:span><text:span text:style-name="style11">BeginPaint</text:span><text:span text:style-name="style10">( </text:span><text:span text:style-name="style11">hWnd</text:span><text:span text:style-name="style10">,&amp;</text:span><text:span text:style-name="style11">ps </text:span><text:span text:style-name="style10">);<text:s text:c="7"/></text:span><text:span text:style-name="style2">//<text:s text:c="4"/>перепрорисовка</text:span></text:h>
      <text:h text:style-name="Default">131<text:s text:c="2"/><text:s text:c="6"/><text:span text:style-name="style5">if</text:span><text:span text:style-name="style10">( </text:span><text:span text:style-name="style11">hDC </text:span><text:span text:style-name="style10">)</text:span><text:span text:style-name="style5">if</text:span><text:span text:style-name="style10">( !</text:span><text:span text:style-name="style11">isDraw </text:span><text:span text:style-name="style10">){ </text:span><text:span text:style-name="style11">glContext Set</text:span><text:span text:style-name="style10">( </text:span><text:span text:style-name="style5">this </text:span><text:span text:style-name="style10">); </text:span><text:span text:style-name="style11">isDraw</text:span><text:span text:style-name="style10">=</text:span><text:span text:style-name="style5">true</text:span><text:span text:style-name="style10">;</text:span></text:h>
      <text:h text:style-name="Default">132<text:s text:c="2"/><text:s text:c="29"/><text:span text:style-name="style5">if</text:span><text:span text:style-name="style10">( </text:span><text:span text:style-name="style11">Draw</text:span><text:span text:style-name="style10">() )</text:span><text:span text:style-name="style11">Refresh</text:span><text:span text:style-name="style10">(); </text:span><text:span text:style-name="style11">isDraw</text:span><text:span text:style-name="style10">=</text:span><text:span text:style-name="style5">false</text:span><text:span text:style-name="style10">; }</text:span></text:h>
      <text:h text:style-name="Default">133<text:s text:c="2"/><text:s text:c="6"/><text:span text:style-name="style11">EndPaint</text:span><text:span text:style-name="style10">( </text:span><text:span text:style-name="style11">hWnd</text:span><text:span text:style-name="style10">,&amp;</text:span><text:span text:style-name="style11">ps </text:span><text:span text:style-name="style10">); </text:span><text:span text:style-name="style11">ValidateRect</text:span><text:span text:style-name="style10">( </text:span><text:span text:style-name="style11">hWnd</text:span><text:span text:style-name="style10">,</text:span><text:span text:style-name="style11">NULL </text:span><text:span text:style-name="style10">);</text:span></text:h>
      <text:h text:style-name="Default">134<text:s text:c="2"/><text:s text:c="4"/><text:span text:style-name="style10">}</text:span></text:h>
      <text:h text:style-name="Default">135<text:s text:c="2"/><text:s text:c="4"/><text:span text:style-name="style5">case </text:span><text:span text:style-name="style11">WM_KEYUP<text:s text:c="5"/></text:span><text:span text:style-name="style10">: </text:span><text:span text:style-name="style5">break</text:span><text:span text:style-name="style10">;<text:s text:c="18"/></text:span><text:span text:style-name="style2">// 257</text:span></text:h>
      <text:h text:style-name="Default">136<text:s text:c="2"/><text:s text:c="4"/><text:span text:style-name="style5">case </text:span><text:span text:style-name="style11">WM_SYSKEYUP<text:s text:c="2"/></text:span><text:span text:style-name="style10">: </text:span><text:span text:style-name="style5">break</text:span><text:span text:style-name="style10">;<text:s text:c="18"/></text:span><text:span text:style-name="style2">// 261</text:span></text:h>
      <text:h text:style-name="Default">137<text:s text:c="2"/><text:s text:c="4"/><text:span text:style-name="style5">case </text:span><text:span text:style-name="style11">WM_KEYDOWN<text:s text:c="3"/></text:span><text:span text:style-name="style10">:<text:s text:c="25"/></text:span><text:span text:style-name="style2">// 256</text:span></text:h>
      <text:h text:style-name="Default">138<text:s text:c="2"/><text:s text:c="4"/><text:span text:style-name="style5">case </text:span><text:span text:style-name="style11">WM_SYSKEYDOWN</text:span><text:span text:style-name="style10">:<text:s text:c="25"/></text:span><text:span text:style-name="style2">// 260</text:span></text:h>
      <text:h text:style-name="Default">139<text:s text:c="2"/><text:s text:c="4"/><text:span text:style-name="style10">{ </text:span><text:span text:style-name="style5">byte </text:span><text:span text:style-name="style11">Key</text:span><text:span text:style-name="style10">=</text:span><text:span text:style-name="style4">0</text:span><text:span text:style-name="style10">;<text:s text:c="31"/></text:span><text:span text:style-name="style2">// на входе чистый ключ</text:span></text:h>
      <text:h text:style-name="Default">140<text:s text:c="2"/><text:s text:c="6"/><text:span text:style-name="style5">switch</text:span><text:span text:style-name="style10">( </text:span><text:span text:style-name="style11">wParam </text:span><text:span text:style-name="style10">)</text:span></text:h>
      <text:h text:style-name="Default">141<text:s text:c="2"/><text:s text:c="6"/><text:span text:style-name="style10">{ </text:span><text:span text:style-name="style5">case </text:span><text:span text:style-name="style11">VK_PRIOR </text:span><text:span text:style-name="style10">: </text:span><text:span text:style-name="style11">Key</text:span><text:span text:style-name="style10">=</text:span><text:span text:style-name="style11">_North_East</text:span><text:span text:style-name="style10">; </text:span><text:span text:style-name="style5">break</text:span><text:span text:style-name="style10">; </text:span><text:span text:style-name="style2">// 33</text:span></text:h>
      <text:h text:style-name="Default">142<text:s text:c="2"/><text:s text:c="8"/><text:span text:style-name="style5">case </text:span><text:span text:style-name="style11">VK_NEXT<text:s text:c="2"/></text:span><text:span text:style-name="style10">: </text:span><text:span text:style-name="style11">Key</text:span><text:span text:style-name="style10">=</text:span><text:span text:style-name="style11">_South_East</text:span><text:span text:style-name="style10">; </text:span><text:span text:style-name="style5">break</text:span><text:span text:style-name="style10">; </text:span><text:span text:style-name="style2">// 34</text:span></text:h>
      <text:h text:style-name="Default">143<text:s text:c="2"/><text:s text:c="8"/><text:span text:style-name="style5">case </text:span><text:span text:style-name="style11">VK_END<text:s text:c="3"/></text:span><text:span text:style-name="style10">: </text:span><text:span text:style-name="style11">Key</text:span><text:span text:style-name="style10">=</text:span><text:span text:style-name="style11">_South_West</text:span><text:span text:style-name="style10">; </text:span><text:span text:style-name="style5">break</text:span><text:span text:style-name="style10">; </text:span><text:span text:style-name="style2">// 35</text:span></text:h>
      <text:h text:style-name="Default">144<text:s text:c="2"/><text:s text:c="8"/><text:span text:style-name="style5">case </text:span><text:span text:style-name="style11">VK_HOME<text:s text:c="2"/></text:span><text:span text:style-name="style10">: </text:span><text:span text:style-name="style11">Key</text:span><text:span text:style-name="style10">=</text:span><text:span text:style-name="style11">_North_West</text:span><text:span text:style-name="style10">; </text:span><text:span text:style-name="style5">break</text:span><text:span text:style-name="style10">; </text:span><text:span text:style-name="style2">// 36</text:span></text:h>
      <text:h text:style-name="Default">145<text:s text:c="2"/><text:s text:c="8"/><text:span text:style-name="style5">case </text:span><text:span text:style-name="style11">VK_LEFT<text:s text:c="2"/></text:span><text:span text:style-name="style10">: </text:span><text:span text:style-name="style11">Key</text:span><text:span text:style-name="style10">=</text:span><text:span text:style-name="style11">_West</text:span><text:span text:style-name="style10">;<text:s text:c="7"/></text:span><text:span text:style-name="style5">break</text:span><text:span text:style-name="style10">; </text:span><text:span text:style-name="style2">// 37</text:span></text:h>
      <text:h text:style-name="Default">146<text:s text:c="2"/><text:s text:c="8"/><text:span text:style-name="style5">case </text:span><text:span text:style-name="style11">VK_UP<text:s text:c="4"/></text:span><text:span text:style-name="style10">: </text:span><text:span text:style-name="style11">Key</text:span><text:span text:style-name="style10">=</text:span><text:span text:style-name="style11">_North</text:span><text:span text:style-name="style10">;<text:s text:c="6"/></text:span><text:span text:style-name="style5">break</text:span><text:span text:style-name="style10">; </text:span><text:span text:style-name="style2">// 38</text:span></text:h>
      <text:h text:style-name="Default">147<text:s text:c="2"/><text:s text:c="8"/><text:span text:style-name="style5">case </text:span><text:span text:style-name="style11">VK_RIGHT </text:span><text:span text:style-name="style10">: </text:span><text:span text:style-name="style11">Key</text:span><text:span text:style-name="style10">=</text:span><text:span text:style-name="style11">_East</text:span><text:span text:style-name="style10">;<text:s text:c="7"/></text:span><text:span text:style-name="style5">break</text:span><text:span text:style-name="style10">; </text:span><text:span text:style-name="style2">// 39</text:span></text:h>
      <text:h text:style-name="Default">148<text:s text:c="2"/><text:s text:c="8"/><text:span text:style-name="style5">case </text:span><text:span text:style-name="style11">VK_DOWN<text:s text:c="2"/></text:span><text:span text:style-name="style10">: </text:span><text:span text:style-name="style11">Key</text:span><text:span text:style-name="style10">=</text:span><text:span text:style-name="style11">_South</text:span><text:span text:style-name="style10">;<text:s text:c="6"/></text:span><text:span text:style-name="style5">break</text:span><text:span text:style-name="style10">; </text:span><text:span text:style-name="style2">// 40</text:span></text:h>
      <text:h text:style-name="Default">149<text:s text:c="2"/><text:s text:c="8"/><text:span text:style-name="style5">case </text:span><text:span text:style-name="style11">VK_INSERT</text:span><text:span text:style-name="style10">: </text:span><text:span text:style-name="style11">Key</text:span><text:span text:style-name="style10">=</text:span><text:span text:style-name="style11">_Ins</text:span><text:span text:style-name="style10">;<text:s text:c="8"/></text:span><text:span text:style-name="style5">break</text:span><text:span text:style-name="style10">; </text:span><text:span text:style-name="style2">// 45</text:span></text:h>
      <text:h text:style-name="Default">150<text:s text:c="2"/><text:s text:c="8"/><text:span text:style-name="style5">case </text:span><text:span text:style-name="style11">VK_DELETE</text:span><text:span text:style-name="style10">: </text:span><text:span text:style-name="style11">Key</text:span><text:span text:style-name="style10">=</text:span><text:span text:style-name="style11">_Del</text:span><text:span text:style-name="style10">;<text:s text:c="8"/></text:span><text:span text:style-name="style5">break</text:span><text:span text:style-name="style10">; </text:span><text:span text:style-name="style2">// 46</text:span></text:h>
      <text:h text:style-name="Default">151<text:s text:c="2"/><text:s text:c="7"/><text:span text:style-name="style5">default</text:span><text:span text:style-name="style10">:</text:span></text:h>
      <text:h text:style-name="Default">152<text:s text:c="2"/><text:s text:c="8"/><text:span text:style-name="style5">if</text:span><text:span text:style-name="style10">( !(</text:span><text:span text:style-name="style11">HIWORD</text:span><text:span text:style-name="style10">( </text:span><text:span text:style-name="style11">lParam </text:span><text:span text:style-name="style10">)&amp;</text:span><text:span text:style-name="style11">KF_REPEAT</text:span><text:span text:style-name="style10">) )<text:s text:c="4"/></text:span><text:span text:style-name="style2">// повторение F-команд исключено</text:span></text:h>
      <text:h text:style-name="Default">153<text:s text:c="2"/><text:s text:c="10"/><text:span text:style-name="style10">{ </text:span><text:span text:style-name="style5">if</text:span><text:span text:style-name="style10">( </text:span><text:span text:style-name="style11">wParam</text:span><text:span text:style-name="style10">&gt;=</text:span><text:span text:style-name="style11">VK_F1 </text:span><text:span text:style-name="style10">&amp;&amp; </text:span><text:span text:style-name="style11">wParam</text:span><text:span text:style-name="style10">&lt;=</text:span><text:span text:style-name="style11">VK_F12 </text:span><text:span text:style-name="style10">)</text:span><text:span text:style-name="style11">Key</text:span><text:span text:style-name="style10">=</text:span><text:span text:style-name="style11">_F1</text:span><text:span text:style-name="style10">+</text:span><text:span text:style-name="style11">wParam</text:span><text:span text:style-name="style10">-</text:span><text:span text:style-name="style11">VK_F1</text:span><text:span text:style-name="style10">; }</text:span></text:h>
      <text:h text:style-name="Default">154<text:s text:c="2"/><text:s text:c="6"/><text:span text:style-name="style10">} </text:span><text:span text:style-name="style5">if</text:span><text:span text:style-name="style10">( </text:span><text:span text:style-name="style11">Key </text:span><text:span text:style-name="style10">)</text:span><text:span text:style-name="style11">PutChar</text:span><text:span text:style-name="style10">( </text:span><text:span text:style-name="style11">Key </text:span><text:span text:style-name="style10">);<text:s text:c="15"/></text:span><text:span text:style-name="style2">// запись в буфер клавиатуры</text:span></text:h>
      <text:h text:style-name="Default">155<text:s text:c="2"/><text:s text:c="4"/><text:span text:style-name="style10">}<text:s text:c="3"/></text:span><text:span text:style-name="style5">break</text:span><text:span text:style-name="style10">;</text:span></text:h>
      <text:h text:style-name="Default">156<text:s text:c="2"/><text:s text:c="4"/><text:span text:style-name="style5">case </text:span><text:span text:style-name="style11">WM_CHAR</text:span><text:span text:style-name="style10">:<text:s text:c="30"/></text:span><text:span text:style-name="style2">// 258 = WM_CHAR message handler</text:span></text:h>
      <text:h text:style-name="Default">157<text:s text:c="2"/><text:s text:c="4"/><text:span text:style-name="style10">{ </text:span><text:span text:style-name="style5">byte </text:span><text:span text:style-name="style11">Key</text:span><text:span text:style-name="style10">;</text:span></text:h>
      <text:h text:style-name="Default">158<text:s text:c="2"/><text:s text:c="6"/><text:span text:style-name="style5">switch</text:span><text:span text:style-name="style10">( </text:span><text:span text:style-name="style11">Key</text:span><text:span text:style-name="style10">=</text:span><text:span text:style-name="style11">wParam </text:span><text:span text:style-name="style10">)</text:span></text:h>
      <text:h text:style-name="Default">159<text:s text:c="2"/><text:s text:c="6"/><text:span text:style-name="style10">{ </text:span><text:span text:style-name="style5">case </text:span><text:span text:style-name="style11">VK_BACK<text:s text:c="2"/></text:span><text:span text:style-name="style10">: </text:span><text:span text:style-name="style11">Key</text:span><text:span text:style-name="style10">=</text:span><text:span text:style-name="style11">_BkSp</text:span><text:span text:style-name="style10">; </text:span><text:span text:style-name="style5">break</text:span><text:span text:style-name="style10">;<text:s text:c="6"/></text:span><text:span text:style-name="style2">// 8 -&gt; _BkSp(14)</text:span></text:h>
      <text:h text:style-name="Default">160<text:s text:c="2"/><text:s text:c="8"/><text:span text:style-name="style5">case </text:span><text:span text:style-name="style11">VK_TAB<text:s text:c="3"/></text:span><text:span text:style-name="style10">: </text:span><text:span text:style-name="style11">Key</text:span><text:span text:style-name="style10">=</text:span><text:span text:style-name="style11">_Tab</text:span><text:span text:style-name="style10">;<text:s text:c="2"/></text:span><text:span text:style-name="style5">break</text:span><text:span text:style-name="style10">;<text:s text:c="6"/></text:span><text:span text:style-name="style2">// 9 -&gt; _Tab(30)</text:span></text:h>
      <text:h text:style-name="Default">161<text:s text:c="2"/><text:s text:c="8"/><text:span text:style-name="style5">case </text:span><text:span text:style-name="style11">VK_CANCEL</text:span><text:span text:style-name="style10">: </text:span><text:span text:style-name="style2">//Close();</text:span></text:h>
      <text:h text:style-name="Default">162<text:s text:c="2"/><text:s text:c="24"/><text:span text:style-name="style11">PostQuitMessage</text:span><text:span text:style-name="style10">( </text:span><text:span text:style-name="style11">VK_CANCEL </text:span><text:span text:style-name="style10">);</text:span></text:h>
      <text:h text:style-name="Default">163<text:s text:c="2"/><text:s text:c="21"/><text:span text:style-name="style2">// exit( VK_CANCEL );<text:s text:c="5"/>// 3 -&gt; просто на выход</text:span></text:h>
      <text:h text:style-name="Default">164<text:s text:c="2"/><text:s text:c="24"/><text:span text:style-name="style5">return true</text:span><text:span text:style-name="style10">;</text:span></text:h>
      <text:h text:style-name="Default">165<text:s text:c="2"/><text:s text:c="6"/><text:span text:style-name="style10">} </text:span><text:span text:style-name="style11">PutChar</text:span><text:span text:style-name="style10">( </text:span><text:span text:style-name="style11">Key </text:span><text:span text:style-name="style10">);<text:s text:c="24"/></text:span><text:span text:style-name="style2">// и ещё одна запись в буфер</text:span></text:h>
      <text:h text:style-name="Default">166<text:s text:c="2"/><text:s text:c="4"/><text:span text:style-name="style10">}<text:s text:c="3"/></text:span><text:span text:style-name="style5">break</text:span><text:span text:style-name="style10">;</text:span></text:h>
      <text:h text:style-name="Default">167<text:s text:c="2"/><text:span text:style-name="style2">//<text:s text:c="2"/>case WM_TIMER: if( idEvent==wParam )<text:s text:c="7"/>// 275 -&gt; внутренняя процедура</text:span></text:h>
      <text:h text:style-name="Default">168<text:s text:c="2"/><text:span text:style-name="style2">//<text:s text:c="17"/>{ PutTimer(); return true; } break;</text:span></text:h>
      <text:h text:style-name="Default">169<text:s text:c="2"/><text:s text:c="4"/><text:span text:style-name="style5">case </text:span><text:span text:style-name="style11">WM_CLOSE</text:span><text:span text:style-name="style10">: </text:span><text:span text:style-name="style11">Close</text:span><text:span text:style-name="style10">();<text:s text:c="9"/></text:span><text:span text:style-name="style2">// =16 - сигнал о возможности закрытия окна</text:span></text:h>
      <text:h text:style-name="Default">170<text:s text:c="2"/><text:s text:c="6"/><text:span text:style-name="style11">DestroyWindow</text:span><text:span text:style-name="style10">( </text:span><text:span text:style-name="style11">hWnd </text:span><text:span text:style-name="style10">); </text:span><text:span text:style-name="style5">break</text:span><text:span text:style-name="style10">; </text:span><text:span text:style-name="style2">// внутри идёт запрос закрытия окна Windows</text:span></text:h>
      <text:h text:style-name="Default">171<text:s text:c="2"/><text:s text:c="4"/><text:span text:style-name="style5">case </text:span><text:span text:style-name="style11">WM_DESTROY</text:span><text:span text:style-name="style10">:<text:s text:c="5"/></text:span><text:span text:style-name="style2">// =2 здесь должны быть закрыты все внутренние объекты</text:span></text:h>
      <text:h text:style-name="Default">172<text:s text:c="2"/><text:s text:c="9"/><text:span text:style-name="style11">Close</text:span><text:span text:style-name="style10">(); </text:span><text:span text:style-name="style5">break</text:span><text:span text:style-name="style10">; </text:span><text:span text:style-name="style2">// безусловно (вторично) срабатывает деструктор Window</text:span></text:h>
      <text:h text:style-name="Default">173<text:s text:c="2"/><text:s text:c="4"/><text:span text:style-name="style5">default</text:span><text:span text:style-name="style10">: </text:span><text:span text:style-name="style5">return false</text:span><text:span text:style-name="style10">;<text:s text:c="21"/></text:span><text:span text:style-name="style2">//<text:s text:c="2"/>=&gt; DefWindowProc</text:span></text:h>
      <text:h text:style-name="Default">174<text:s text:c="2"/><text:s text:c="2"/><text:span text:style-name="style10">}<text:s text:c="10"/></text:span><text:span text:style-name="style5">return true</text:span><text:span text:style-name="style10">;<text:s text:c="22"/></text:span><text:span text:style-name="style2">// return 0 на выход</text:span></text:h>
      <text:h text:style-name="Default">175<text:s text:c="2"/><text:span text:style-name="style10">}</text:span></text:h>
      <text:h text:style-name="Default">176<text:s text:c="2"/><text:span text:style-name="style15">//!<text:s text:c="3"/>Конструктор создает окно OpenGL, и ... не образует цикла прерываний ...</text:span></text:h>
      <text:h text:style-name="Default">177<text:s text:c="2"/><text:span text:style-name="style2">//<text:s text:c="5"/>площадка Place в основании окна ортогонализуется и пересохраняется</text:span></text:h>
      <text:h text:style-name="Default">178<text:s text:c="2"/><text:span text:style-name="style2">//</text:span></text:h>
      <text:h text:style-name="Default">179<text:s text:c="2"/><text:span text:style-name="style11">Window</text:span><text:span text:style-name="style10">::</text:span><text:span text:style-name="style11">Window</text:span><text:span text:style-name="style10">( </text:span><text:span text:style-name="style5">const char </text:span><text:span text:style-name="style10">*</text:span><text:span text:style-name="style11">_title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</text:span></text:h>
      <text:h text:style-name="Default">180<text:s text:c="2"/><text:span text:style-name="style10">: </text:span><text:span text:style-name="style11">Place</text:span><text:span text:style-name="style10">( </text:span><text:span text:style-name="style5">this</text:span><text:span text:style-name="style10">,</text:span><text:span text:style-name="style11">PlaceOrtho </text:span><text:span text:style-name="style10">), </text:span><text:span text:style-name="style2">// ортогонализуется [-1:1] | PlaceAbove-сохраняется</text:span></text:h>
      <text:h text:style-name="Default">181<text:s text:c="2"/><text:s text:c="2"/><text:span text:style-name="style11">hDC</text:span><text:span text:style-name="style10">( </text:span><text:span text:style-name="style4">0 </text:span><text:span text:style-name="style10">), </text:span><text:span text:style-name="style11">hWnd</text:span><text:span text:style-name="style10">( </text:span><text:span text:style-name="style4">0 </text:span><text:span text:style-name="style10">), </text:span><text:span text:style-name="style11">hRC</text:span><text:span text:style-name="style10">( </text:span><text:span text:style-name="style4">0 </text:span><text:span text:style-name="style10">), </text:span><text:span text:style-name="style11">Title</text:span><text:span text:style-name="style10">( </text:span><text:span text:style-name="style11">_title </text:span><text:span text:style-name="style10">),</text:span><text:span text:style-name="style11">Next</text:span><text:span text:style-name="style10">( </text:span><text:span text:style-name="style11">NULL </text:span><text:span text:style-name="style10">),</text:span></text:h>
      <text:h text:style-name="Default">182<text:s text:c="2"/><text:span text:style-name="style2">//ScreenWidth( GetSystemMetrics( SM_CXSCREEN ) ),</text:span></text:h>
      <text:h text:style-name="Default">183<text:s text:c="2"/><text:span text:style-name="style2">//ScreenHeight( GetSystemMetrics( SM_CYSCREEN ) ),</text:span></text:h>
      <text:h text:style-name="Default">184<text:s text:c="2"/><text:s text:c="2"/><text:span text:style-name="style11">WindowX</text:span><text:span text:style-name="style10">( </text:span><text:span text:style-name="style11">CW_USEDEFAULT </text:span><text:span text:style-name="style10">),</text:span><text:span text:style-name="style11">WindowY</text:span><text:span text:style-name="style10">( </text:span><text:span text:style-name="style11">CW_USEDEFAULT </text:span><text:span text:style-name="style10">),</text:span></text:h>
      <text:h text:style-name="Default">185<text:s text:c="2"/><text:s text:c="2"/><text:span text:style-name="style11">isTimer</text:span><text:span text:style-name="style10">( </text:span><text:span text:style-name="style5">false </text:span><text:span text:style-name="style10">),</text:span><text:span text:style-name="style11">isMouse</text:span><text:span text:style-name="style10">( </text:span><text:span text:style-name="style5">false </text:span><text:span text:style-name="style10">), </text:span><text:span text:style-name="style11">mSec</text:span><text:span text:style-name="style10">( </text:span><text:span text:style-name="style4">0 </text:span><text:span text:style-name="style10">),</text:span><text:span text:style-name="style11">idEvent</text:span><text:span text:style-name="style10">( </text:span><text:span text:style-name="style4">0x12 </text:span><text:span text:style-name="style10">),</text:span></text:h>
      <text:h text:style-name="Default">186<text:s text:c="2"/><text:s text:c="2"/><text:span text:style-name="style11">KeyPos</text:span><text:span text:style-name="style10">( </text:span><text:span text:style-name="style4">0 </text:span><text:span text:style-name="style10">),</text:span><text:span text:style-name="style11">KeyPas</text:span><text:span text:style-name="style10">( </text:span><text:span text:style-name="style4">0 </text:span><text:span text:style-name="style10">),</text:span><text:span text:style-name="style11">onKey</text:span><text:span text:style-name="style10">( </text:span><text:span text:style-name="style5">false </text:span><text:span text:style-name="style10">),</text:span><text:span text:style-name="style11">extKey</text:span><text:span text:style-name="style10">( </text:span><text:span text:style-name="style11">NULL </text:span><text:span text:style-name="style10">),</text:span><text:span text:style-name="style11">extTime</text:span><text:span text:style-name="style10">( </text:span><text:span text:style-name="style11">NULL </text:span><text:span text:style-name="style10">)</text:span></text:h>
      <text:h text:style-name="Default">187<text:s text:c="2"/><text:span text:style-name="style10">{ </text:span><text:span text:style-name="style11">ATOM atom</text:span><text:span text:style-name="style10">;</text:span></text:h>
      <text:h text:style-name="Default">188<text:s text:c="2"/><text:s text:c="2"/><text:span text:style-name="style11">WNDCLASSW wc</text:span><text:span text:style-name="style10">;</text:span></text:h>
      <text:h text:style-name="Default">189<text:s text:c="2"/><text:s text:c="2"/><text:span text:style-name="style11">HINSTANCE hInstance</text:span><text:span text:style-name="style10">=</text:span><text:span text:style-name="style11">GetModuleHandle</text:span><text:span text:style-name="style10">( </text:span><text:span text:style-name="style11">NULL </text:span><text:span text:style-name="style10">);</text:span></text:h>
      <text:h text:style-name="Default">190<text:s text:c="2"/><text:s text:c="2"/><text:span text:style-name="style11">PIXELFORMATDESCRIPTOR pfd</text:span><text:span text:style-name="style10">; </text:span><text:span text:style-name="style2">//={ sizeof(PIXELFORMATDESCRIPTOR) };</text:span></text:h>
      <text:h text:style-name="Default">191<text:s text:c="2"/><text:s text:c="2"/><text:span text:style-name="style11">RECT rectWorkArea</text:span><text:span text:style-name="style10">;</text:span></text:h>
      <text:h text:style-name="Default">192<text:s text:c="2"/><text:s text:c="3"/><text:span text:style-name="style11">SystemParametersInfoW</text:span><text:span text:style-name="style10">( </text:span><text:span text:style-name="style11">SPI_GETWORKAREA</text:span><text:span text:style-name="style10">,</text:span><text:span text:style-name="style4">0</text:span><text:span text:style-name="style10">,&amp;</text:span><text:span text:style-name="style11">rectWorkArea</text:span><text:span text:style-name="style10">,</text:span><text:span text:style-name="style4">0 </text:span><text:span text:style-name="style10">);</text:span></text:h>
      <text:h text:style-name="Default">193<text:s text:c="2"/><text:s text:c="3"/><text:span text:style-name="style11">ScreenHeight</text:span><text:span text:style-name="style10">=</text:span><text:span text:style-name="style11">rectWorkArea</text:span><text:span text:style-name="style10">.</text:span><text:span text:style-name="style11">bottom</text:span><text:span text:style-name="style10">-</text:span><text:span text:style-name="style11">rectWorkArea</text:span><text:span text:style-name="style10">.</text:span><text:span text:style-name="style11">top</text:span><text:span text:style-name="style10">;</text:span></text:h>
      <text:h text:style-name="Default">194<text:s text:c="2"/><text:s text:c="3"/><text:span text:style-name="style11">ScreenWidth</text:span><text:span text:style-name="style10">=</text:span><text:span text:style-name="style11">rectWorkArea</text:span><text:span text:style-name="style10">.</text:span><text:span text:style-name="style11">right</text:span><text:span text:style-name="style10">-</text:span><text:span text:style-name="style11">rectWorkArea</text:span><text:span text:style-name="style10">.</text:span><text:span text:style-name="style11">left</text:span><text:span text:style-name="style10">;</text:span></text:h>
      <text:h text:style-name="Default">195<text:s text:c="2"/><text:s text:c="3"/><text:span text:style-name="style11">ZeroMemory</text:span><text:span text:style-name="style10">( &amp;</text:span><text:span text:style-name="style11">wc</text:span><text:span text:style-name="style10">,</text:span><text:span text:style-name="style5">sizeof</text:span><text:span text:style-name="style10">( </text:span><text:span text:style-name="style11">WNDCLASSW </text:span><text:span text:style-name="style10">) );</text:span></text:h>
      <text:h text:style-name="Default">196<text:s text:c="2"/><text:span text:style-name="style2">// memset( (void*)KeyBuffer,0,sizeof( KeyBuffer ) );</text:span></text:h>
      <text:h text:style-name="Default">197<text:s text:c="2"/><text:span text:style-name="style2">//</text:span></text:h>
      <text:h text:style-name="Default">198<text:s text:c="2"/><text:span text:style-name="style2">//<text:s text:c="2"/>включение нового объекта в конец простого списка - перечисления</text:span></text:h>
      <text:h text:style-name="Default">199<text:s text:c="2"/><text:span text:style-name="style2">//</text:span></text:h>
      <text:h text:style-name="Default">200<text:s text:c="2"/><text:s text:c="2"/><text:span text:style-name="style5">static </text:span><text:span text:style-name="style11">WCHAR ws</text:span><text:span text:style-name="style10">[</text:span><text:span text:style-name="style4">16</text:span><text:span text:style-name="style10">]=</text:span><text:span text:style-name="style6">L"WGL"</text:span><text:span text:style-name="style10">;</text:span></text:h>
      <text:h text:style-name="Default">201<text:s text:c="2"/><text:s text:c="3"/><text:span text:style-name="style5">if</text:span><text:span text:style-name="style10">( !</text:span><text:span text:style-name="style11">First </text:span><text:span text:style-name="style10">)</text:span><text:span text:style-name="style11">First</text:span><text:span text:style-name="style10">=</text:span><text:span text:style-name="style5">this</text:span><text:span text:style-name="style10">; </text:span><text:span text:style-name="style5">else</text:span></text:h>
      <text:h text:style-name="Default">202<text:s text:c="2"/><text:s text:c="3"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rst</text:span><text:span text:style-name="style10">; </text:span><text:span text:style-name="style5">while</text:span><text:span text:style-name="style10">( </text:span><text:span text:style-name="style11">Win</text:span><text:span text:style-name="style10">-&gt;</text:span><text:span text:style-name="style11">Next </text:span><text:span text:style-name="style10">)</text:span><text:span text:style-name="style11">Win</text:span><text:span text:style-name="style10">=</text:span><text:span text:style-name="style11">Win</text:span><text:span text:style-name="style10">-&gt;</text:span><text:span text:style-name="style11">Next</text:span><text:span text:style-name="style10">; </text:span><text:span text:style-name="style11">Win</text:span><text:span text:style-name="style10">-&gt;</text:span><text:span text:style-name="style11">Next</text:span><text:span text:style-name="style10">=</text:span><text:span text:style-name="style5">this</text:span><text:span text:style-name="style10">;</text:span></text:h>
      <text:h text:style-name="Default">203<text:s text:c="2"/><text:s text:c="5"/><text:span text:style-name="style5">static int </text:span><text:span text:style-name="style11">wn</text:span><text:span text:style-name="style10">=</text:span><text:span text:style-name="style4">0</text:span><text:span text:style-name="style10">; </text:span><text:span text:style-name="style11">swprintf</text:span><text:span text:style-name="style10">( </text:span><text:span text:style-name="style11">ws</text:span><text:span text:style-name="style10">+</text:span><text:span text:style-name="style4">3</text:span><text:span text:style-name="style10">,</text:span><text:span text:style-name="style6">L"_%d"</text:span><text:span text:style-name="style10">,++</text:span><text:span text:style-name="style11">wn </text:span><text:span text:style-name="style10">); </text:span><text:span text:style-name="style11">idEvent</text:span><text:span text:style-name="style10">+=</text:span><text:span text:style-name="style11">wn</text:span><text:span text:style-name="style10">;</text:span></text:h>
      <text:h text:style-name="Default">204<text:s text:c="2"/><text:s text:c="3"/><text:span text:style-name="style10">}</text:span></text:h>
      <text:h text:style-name="Default">205<text:s text:c="2"/><text:span text:style-name="style2">//<text:s text:c="2"/>регистрация класса с особыми определениями для Microsoft Windows</text:span></text:h>
      <text:h text:style-name="Default">206<text:s text:c="2"/><text:span text:style-name="style2">//</text:span></text:h>
      <text:h text:style-name="Default">207<text:s text:c="2"/><text:s text:c="3"/><text:span text:style-name="style11">wc</text:span><text:span text:style-name="style10">.</text:span><text:span text:style-name="style11">style </text:span><text:span text:style-name="style10">= </text:span><text:span text:style-name="style11">CS_HREDRAW</text:span><text:span text:style-name="style10">|</text:span><text:span text:style-name="style11">CS_VREDRAW</text:span><text:span text:style-name="style10">|</text:span><text:span text:style-name="style11">CS_OWNDC</text:span><text:span text:style-name="style10">; </text:span><text:span text:style-name="style2">// тип окна</text:span></text:h>
      <text:h text:style-name="Default">208<text:s text:c="2"/><text:s text:c="3"/><text:span text:style-name="style11">wc</text:span><text:span text:style-name="style10">.</text:span><text:span text:style-name="style11">lpfnWndProc </text:span><text:span text:style-name="style10">= </text:span><text:span text:style-name="style11">WindowInterruptProcedure</text:span><text:span text:style-name="style10">; </text:span><text:span text:style-name="style2">// адрес оконной функции</text:span></text:h>
      <text:h text:style-name="Default">209<text:s text:c="2"/><text:span text:style-name="style2">// wc.cbClsExtra = 0;<text:s text:c="24"/>// дополнительные данные класса</text:span></text:h>
      <text:h text:style-name="Default">210<text:s text:c="2"/><text:span text:style-name="style2">// wc.cbWndExtra = 0;<text:s text:c="24"/>// дополнительные данные для окна</text:span></text:h>
      <text:h text:style-name="Default">211<text:s text:c="2"/><text:s text:c="3"/><text:span text:style-name="style11">wc</text:span><text:span text:style-name="style10">.</text:span><text:span text:style-name="style11">hInstance </text:span><text:span text:style-name="style10">= </text:span><text:span text:style-name="style11">hInstance</text:span><text:span text:style-name="style10">;<text:s text:c="16"/></text:span><text:span text:style-name="style2">// дескриптор экземпляра приложения</text:span></text:h>
      <text:h text:style-name="Default">212<text:s text:c="2"/><text:s text:c="3"/><text:span text:style-name="style11">wc</text:span><text:span text:style-name="style10">.</text:span><text:span text:style-name="style11">hIcon</text:span><text:span text:style-name="style10">=</text:span><text:span text:style-name="style11">LoadIcon</text:span><text:span text:style-name="style10">( </text:span><text:span text:style-name="style11">hInstance</text:span><text:span text:style-name="style10">,</text:span><text:span text:style-name="style6">"Icon" </text:span><text:span text:style-name="style10">);<text:s text:c="3"/></text:span><text:span text:style-name="style2">// IDI_APPLICATION иконки для окна</text:span></text:h>
      <text:h text:style-name="Default">213<text:s text:c="2"/><text:s text:c="3"/><text:span text:style-name="style11">wc</text:span><text:span text:style-name="style10">.</text:span><text:span text:style-name="style11">hCursor</text:span><text:span text:style-name="style10">=</text:span><text:span text:style-name="style11">LoadCursor</text:span><text:span text:style-name="style10">( </text:span><text:span text:style-name="style11">NULL</text:span><text:span text:style-name="style10">,</text:span><text:span text:style-name="style11">IDC_ARROW </text:span><text:span text:style-name="style10">); </text:span><text:span text:style-name="style2">// дескриптор курсора для окна</text:span></text:h>
      <text:h text:style-name="Default">214<text:s text:c="2"/><text:span text:style-name="style2">// wc.hbrBackground=NULL; // GetStockObject( BLACK_BRUSH ) цвет заполнения окна</text:span></text:h>
      <text:h text:style-name="Default">215<text:s text:c="2"/><text:span text:style-name="style2">// wc.lpszMenuName =NULL;<text:s text:c="19"/>// имя главного меню</text:span></text:h>
      <text:h text:style-name="Default">216<text:s text:c="2"/><text:s text:c="3"/><text:span text:style-name="style11">wc</text:span><text:span text:style-name="style10">.</text:span><text:span text:style-name="style11">lpszClassName</text:span><text:span text:style-name="style10">=</text:span><text:span text:style-name="style11">ws</text:span><text:span text:style-name="style10">;<text:s text:c="21"/></text:span><text:span text:style-name="style2">// имя класса окна</text:span></text:h>
      <text:h text:style-name="Default">217<text:s text:c="2"/><text:s text:c="3"/><text:span text:style-name="style5">if</text:span><text:span text:style-name="style10">( (</text:span><text:span text:style-name="style11">atom</text:span><text:span text:style-name="style10">=</text:span><text:span text:style-name="style11">RegisterClassW</text:span><text:span text:style-name="style10">( &amp;</text:span><text:span text:style-name="style11">wc </text:span><text:span text:style-name="style10">))==</text:span><text:span text:style-name="style4">0 </text:span><text:span text:style-name="style10">)</text:span><text:span text:style-name="style11">printf</text:span><text:span text:style-name="style10">( </text:span><text:span text:style-name="style6">"\n!\7RegisterClass\n " </text:span><text:span text:style-name="style10">);</text:span></text:h>
      <text:h text:style-name="Default">218<text:s text:c="2"/><text:s text:c="3"/><text:span text:style-name="style11">Locate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11">w</text:span><text:span text:style-name="style10">,</text:span><text:span text:style-name="style11">h </text:span><text:span text:style-name="style10">);<text:s text:c="23"/></text:span><text:span text:style-name="style2">// -- без hWnd - только размерности</text:span></text:h>
      <text:h text:style-name="Default">219<text:s text:c="2"/><text:s text:c="3"/><text:span text:style-name="style11">hWnd </text:span><text:span text:style-name="style10">= </text:span><text:span text:style-name="style11">CreateWindowW<text:s text:c="21"/></text:span><text:span text:style-name="style2">// Create main window</text:span></text:h>
      <text:h text:style-name="Default">220<text:s text:c="2"/><text:s text:c="3"/><text:span text:style-name="style10">( </text:span><text:span text:style-name="style11">wc</text:span><text:span text:style-name="style10">.</text:span><text:span text:style-name="style11">lpszClassName</text:span><text:span text:style-name="style10">,<text:s text:c="22"/></text:span><text:span text:style-name="style2">// имя класса окна</text:span></text:h>
      <text:h text:style-name="Default">221<text:s text:c="2"/><text:s text:c="5"/><text:span text:style-name="style11">_title </text:span><text:span text:style-name="style10">? </text:span><text:span text:style-name="style11">U2W</text:span><text:span text:style-name="style10">(</text:span><text:span text:style-name="style11">_title</text:span><text:span text:style-name="style10">):</text:span><text:span text:style-name="style6">L"Window-Place"</text:span><text:span text:style-name="style10">,<text:s text:c="2"/></text:span><text:span text:style-name="style2">//<text:s text:c="3"/>и заголовок окна</text:span></text:h>
      <text:h text:style-name="Default">222<text:s text:c="2"/><text:s text:c="5"/><text:span text:style-name="style10">( </text:span><text:span text:style-name="style11">_title </text:span><text:span text:style-name="style10">? </text:span><text:span text:style-name="style11">WS_OVERLAPPEDWINDOW</text:span><text:span text:style-name="style10">:</text:span><text:span text:style-name="style4">0 </text:span><text:span text:style-name="style10">)<text:s text:c="5"/></text:span><text:span text:style-name="style2">// ? если без заголовка - нет рамки</text:span></text:h>
      <text:h text:style-name="Default">223<text:s text:c="2"/><text:s text:c="14"/><text:span text:style-name="style10">| </text:span><text:span text:style-name="style11">WS_CLIPSIBLINGS </text:span><text:span text:style-name="style10">| </text:span><text:span text:style-name="style11">WS_CLIPCHILDREN</text:span></text:h>
      <text:h text:style-name="Default">224<text:s text:c="2"/><text:s text:c="14"/><text:span text:style-name="style10">| </text:span><text:span text:style-name="style11">WS_POPUPWINDOW </text:span><text:span text:style-name="style10">| </text:span><text:span text:style-name="style11">WS_VISIBLE</text:span><text:span text:style-name="style10">,</text:span><text:span text:style-name="style2">// стиль окна ? WS_CAPTION</text:span></text:h>
      <text:h text:style-name="Default">225<text:s text:c="2"/><text:s text:c="5"/><text:span text:style-name="style11">WindowX</text:span><text:span text:style-name="style10">,<text:s text:c="31"/></text:span><text:span text:style-name="style2">// координаты верхнего левого угла</text:span></text:h>
      <text:h text:style-name="Default">226<text:s text:c="2"/><text:s text:c="5"/><text:span text:style-name="style11">WindowY</text:span><text:span text:style-name="style10">,<text:s text:c="31"/></text:span><text:span text:style-name="style2">// CW_USEDEFAULT</text:span></text:h>
      <text:h text:style-name="Default">227<text:s text:c="2"/><text:s text:c="5"/><text:span text:style-name="style11">Width </text:span><text:span text:style-name="style10">+( !</text:span><text:span text:style-name="style11">_title </text:span><text:span text:style-name="style10">? </text:span><text:span text:style-name="style4">2 </text:span><text:span text:style-name="style10">: </text:span><text:span text:style-name="style11">GetSystemMetrics</text:span><text:span text:style-name="style10">( </text:span><text:span text:style-name="style11">SM_CXSIZEFRAME </text:span><text:span text:style-name="style10">)*</text:span><text:span text:style-name="style4">2 </text:span><text:span text:style-name="style10">),</text:span></text:h>
      <text:h text:style-name="Default">228<text:s text:c="2"/><text:s text:c="5"/><text:span text:style-name="style11">Height</text:span><text:span text:style-name="style10">+( !</text:span><text:span text:style-name="style11">_title </text:span><text:span text:style-name="style10">? </text:span><text:span text:style-name="style4">2 </text:span><text:span text:style-name="style10">: </text:span><text:span text:style-name="style11">GetSystemMetrics</text:span><text:span text:style-name="style10">( </text:span><text:span text:style-name="style11">SM_CYSIZEFRAME </text:span><text:span text:style-name="style10">)*</text:span><text:span text:style-name="style4">2</text:span></text:h>
      <text:h text:style-name="Default">229<text:s text:c="2"/><text:s text:c="26"/><text:span text:style-name="style10">+ </text:span><text:span text:style-name="style11">GetSystemMetrics</text:span><text:span text:style-name="style10">( </text:span><text:span text:style-name="style11">SM_CYCAPTION </text:span><text:span text:style-name="style10">) ),</text:span></text:h>
      <text:h text:style-name="Default">230<text:s text:c="2"/><text:s text:c="5"/><text:span text:style-name="style11">HWND_DESKTOP</text:span><text:span text:style-name="style10">,<text:s text:c="26"/></text:span><text:span text:style-name="style2">// дескриптор родительского окна</text:span></text:h>
      <text:h text:style-name="Default">231<text:s text:c="2"/><text:s text:c="5"/><text:span text:style-name="style11">NULL</text:span><text:span text:style-name="style10">,<text:s text:c="34"/></text:span><text:span text:style-name="style2">// дескриптор главного меню</text:span></text:h>
      <text:h text:style-name="Default">232<text:s text:c="2"/><text:s text:c="5"/><text:span text:style-name="style11">hInstance</text:span><text:span text:style-name="style10">,<text:s text:c="29"/></text:span><text:span text:style-name="style2">// дескриптор приложения</text:span></text:h>
      <text:h text:style-name="Default">233<text:s text:c="2"/><text:s text:c="5"/><text:span text:style-name="style11">NULL<text:s text:c="35"/></text:span><text:span text:style-name="style2">// указатель доп. информации</text:span></text:h>
      <text:h text:style-name="Default">234<text:s text:c="2"/><text:s text:c="3"/><text:span text:style-name="style10">);</text:span></text:h>
      <text:h text:style-name="Default">235<text:s text:c="2"/><text:s text:c="3"/><text:span text:style-name="style11">ZeroMemory</text:span><text:span text:style-name="style10">( &amp;</text:span><text:span text:style-name="style11">pfd</text:span><text:span text:style-name="style10">,</text:span><text:span text:style-name="style5">sizeof</text:span><text:span text:style-name="style10">( </text:span><text:span text:style-name="style11">PIXELFORMATDESCRIPTOR </text:span><text:span text:style-name="style10">) );</text:span></text:h>
      <text:h text:style-name="Default">236<text:s text:c="2"/><text:s text:c="3"/><text:span text:style-name="style11">pfd</text:span><text:span text:style-name="style10">.</text:span><text:span text:style-name="style11">nSize </text:span><text:span text:style-name="style10">= </text:span><text:span text:style-name="style5">sizeof</text:span><text:span text:style-name="style10">( </text:span><text:span text:style-name="style11">PIXELFORMATDESCRIPTOR </text:span><text:span text:style-name="style10">);</text:span></text:h>
      <text:h text:style-name="Default">237<text:s text:c="2"/><text:s text:c="3"/><text:span text:style-name="style11">pfd</text:span><text:span text:style-name="style10">.</text:span><text:span text:style-name="style11">nVersion </text:span><text:span text:style-name="style10">= </text:span><text:span text:style-name="style4">1</text:span><text:span text:style-name="style10">;<text:s text:c="24"/></text:span><text:span text:style-name="style2">// set the pixel format for the DC</text:span></text:h>
      <text:h text:style-name="Default">238<text:s text:c="2"/><text:s text:c="3"/><text:span text:style-name="style11">pfd</text:span><text:span text:style-name="style10">.</text:span><text:span text:style-name="style11">dwFlags </text:span><text:span text:style-name="style10">= </text:span><text:span text:style-name="style11">PFD_DRAW_TO_WINDOW<text:s text:c="9"/></text:span><text:span text:style-name="style2">// Draw to Window (not to bitmap)</text:span></text:h>
      <text:h text:style-name="Default">239<text:s text:c="2"/><text:s text:c="15"/><text:span text:style-name="style10">| </text:span><text:span text:style-name="style11">PFD_SUPPORT_OPENGL<text:s text:c="9"/></text:span><text:span text:style-name="style2">// Support OpenGL calls in window</text:span></text:h>
      <text:h text:style-name="Default">240<text:s text:c="2"/><text:s text:c="15"/><text:span text:style-name="style10">| </text:span><text:span text:style-name="style11">PFD_DOUBLEBUFFER</text:span><text:span text:style-name="style10">;<text:s text:c="10"/></text:span><text:span text:style-name="style2">// Double buffered mode<text:s text:c="11"/>~ PFD_SWAP_COPY | PFD_SWAP_LAYER_BUFFERS | PFD_GENERIC_FORMAT</text:span></text:h>
      <text:h text:style-name="Default">241<text:s text:c="2"/><text:s text:c="3"/><text:span text:style-name="style11">pfd</text:span><text:span text:style-name="style10">.</text:span><text:span text:style-name="style11">iPixelType </text:span><text:span text:style-name="style10">= </text:span><text:span text:style-name="style11">PFD_TYPE_RGBA</text:span><text:span text:style-name="style10">;<text:s text:c="10"/></text:span><text:span text:style-name="style2">// RGBA Color mode</text:span></text:h>
      <text:h text:style-name="Default">242<text:s text:c="2"/><text:s text:c="3"/><text:span text:style-name="style11">pfd</text:span><text:span text:style-name="style10">.</text:span><text:span text:style-name="style11">cColorBits </text:span><text:span text:style-name="style10">= </text:span><text:span text:style-name="style4">24</text:span><text:span text:style-name="style10">;<text:s text:c="6"/></text:span><text:span text:style-name="style2">//32</text:span></text:h>
      <text:h text:style-name="Default">243<text:s text:c="2"/><text:s text:c="3"/><text:span text:style-name="style11">pfd</text:span><text:span text:style-name="style10">.</text:span><text:span text:style-name="style11">cDepthBits </text:span><text:span text:style-name="style10">= </text:span><text:span text:style-name="style4">16</text:span><text:span text:style-name="style10">;<text:s text:c="6"/></text:span><text:span text:style-name="style2">//32</text:span></text:h>
      <text:h text:style-name="Default">244<text:s text:c="2"/><text:s text:c="3"/><text:span text:style-name="style11">pfd</text:span><text:span text:style-name="style10">.</text:span><text:span text:style-name="style11">iLayerType </text:span><text:span text:style-name="style10">= </text:span><text:span text:style-name="style11">PFD_MAIN_PLANE</text:span><text:span text:style-name="style10">;</text:span></text:h>
      <text:h text:style-name="Default">245<text:s text:c="2"/><text:s text:c="3"/><text:span text:style-name="style11">hDC </text:span><text:span text:style-name="style10">= </text:span><text:span text:style-name="style11">GetDC</text:span><text:span text:style-name="style10">( </text:span><text:span text:style-name="style11">hWnd </text:span><text:span text:style-name="style10">);<text:s text:c="20"/></text:span><text:span text:style-name="style2">// get the device context ( DC )</text:span></text:h>
      <text:h text:style-name="Default">246<text:s text:c="2"/><text:s text:c="3"/><text:span text:style-name="style11">SetPixelFormat</text:span><text:span text:style-name="style10">( </text:span><text:span text:style-name="style11">hDC</text:span><text:span text:style-name="style10">,</text:span><text:span text:style-name="style11">ChoosePixelFormat</text:span><text:span text:style-name="style10">( </text:span><text:span text:style-name="style11">hDC</text:span><text:span text:style-name="style10">,&amp;</text:span><text:span text:style-name="style11">pfd </text:span><text:span text:style-name="style10">),&amp;</text:span><text:span text:style-name="style11">pfd </text:span><text:span text:style-name="style10">);</text:span></text:h>
      <text:h text:style-name="Default">247<text:s text:c="2"/><text:s text:c="3"/><text:span text:style-name="style11">hRC</text:span><text:span text:style-name="style10">=</text:span><text:span text:style-name="style11">wglCreateContext</text:span><text:span text:style-name="style10">( </text:span><text:span text:style-name="style11">hDC </text:span><text:span text:style-name="style10">);<text:s text:c="12"/></text:span><text:span text:style-name="style2">// create</text:span></text:h>
      <text:h text:style-name="Default">248<text:s text:c="2"/><text:s text:c="7"/><text:span text:style-name="style11">wglMakeCurrent</text:span><text:span text:style-name="style10">( </text:span><text:span text:style-name="style11">hDC</text:span><text:span text:style-name="style10">,</text:span><text:span text:style-name="style11">hRC </text:span><text:span text:style-name="style10">);<text:s text:c="10"/></text:span><text:span text:style-name="style2">// and enable render context ( RC )</text:span></text:h>
      <text:h text:style-name="Default">249<text:s text:c="2"/><text:span text:style-name="style2">//</text:span></text:h>
      <text:h text:style-name="Default">250<text:s text:c="2"/><text:span text:style-name="style2">//<text:s text:c="2"/>Установка выполнена, теперь прописка размерностей, шрифтов и вложенных окон</text:span></text:h>
      <text:h text:style-name="Default">251<text:s text:c="2"/><text:span text:style-name="style2">//</text:span></text:h>
      <text:h text:style-name="Default">252<text:s text:c="2"/><text:s text:c="3"/><text:span text:style-name="style11">Up</text:span><text:span text:style-name="style10">=</text:span><text:span text:style-name="style11">NULL</text:span><text:span text:style-name="style10">;<text:s text:c="26"/></text:span><text:span text:style-name="style2">// верхний фрагмент в списке наложений</text:span></text:h>
      <text:h text:style-name="Default">253<text:s text:c="2"/><text:s text:c="3"/><text:span text:style-name="style11">Site</text:span><text:span text:style-name="style10">=</text:span><text:span text:style-name="style5">this</text:span><text:span text:style-name="style10">;<text:s text:c="24"/></text:span><text:span text:style-name="style2">// связанный Place ссылается на Window</text:span></text:h>
      <text:h text:style-name="Default">254<text:s text:c="2"/><text:s text:c="3"/><text:span text:style-name="style11">Activate</text:span><text:span text:style-name="style10">().</text:span><text:span text:style-name="style11">Alfabet</text:span><text:span text:style-name="style10">().</text:span><text:span text:style-name="style11">Clear</text:span><text:span text:style-name="style10">();<text:s text:c="5"/></text:span><text:span text:style-name="style2">// исходный шрифт и настройка площадки</text:span></text:h>
      <text:h text:style-name="Default">255<text:s text:c="2"/><text:s text:c="3"/><text:span text:style-name="style11">chY</text:span><text:span text:style-name="style10">=</text:span><text:span text:style-name="style11">Height</text:span><text:span text:style-name="style10">-</text:span><text:span text:style-name="style11">Fnt</text:span><text:span text:style-name="style10">-&gt;</text:span><text:span text:style-name="style11">H</text:span><text:span text:style-name="style10">;<text:s text:c="16"/></text:span><text:span text:style-name="style2">// позиция текстового курсора сверху/слева</text:span></text:h>
      <text:h text:style-name="Default">256<text:s text:c="2"/><text:span text:style-name="style10">}</text:span></text:h>
      <text:h text:style-name="Default">257<text:s text:c="2"/><text:span text:style-name="style11">Window</text:span><text:span text:style-name="style10">::~</text:span><text:span text:style-name="style11">Window</text:span><text:span text:style-name="style10">(){ </text:span><text:span text:style-name="style11">Close</text:span><text:span text:style-name="style10">(); }<text:s text:c="8"/></text:span><text:span text:style-name="style2">// закрытие окна может не разрушать Window</text:span></text:h>
      <text:h text:style-name="Default">258<text:s text:c="2"/></text:h>
      <text:h text:style-name="Default">259<text:s text:c="2"/><text:span text:style-name="style5">void </text:span><text:span text:style-name="style11">Window</text:span><text:span text:style-name="style10">::</text:span><text:span text:style-name="style11">Close</text:span><text:span text:style-name="style10">()<text:s text:c="17"/></text:span><text:span text:style-name="style2">// Разрушение окна в обработке прерываний</text:span></text:h>
      <text:h text:style-name="Default">260<text:s text:c="2"/><text:span text:style-name="style10">{ </text:span><text:span text:style-name="style5">if</text:span><text:span text:style-name="style10">( </text:span><text:span text:style-name="style11">Site </text:span><text:span text:style-name="style10">)<text:s text:c="37"/></text:span><text:span text:style-name="style2">// не без предосторожностей</text:span></text:h>
      <text:h text:style-name="Default">261<text:s text:c="2"/><text:s text:c="2"/><text:span text:style-name="style10">{ </text:span><text:span text:style-name="style11">KillTimer</text:span><text:span text:style-name="style10">();<text:s text:c="33"/></text:span><text:span text:style-name="style2">// отключение таймера вручную</text:span></text:h>
      <text:h text:style-name="Default">262<text:s text:c="2"/><text:s text:c="4"/><text:span text:style-name="style5">while</text:span><text:span text:style-name="style10">( </text:span><text:span text:style-name="style11">GetKey</text:span><text:span text:style-name="style10">() );<text:s text:c="27"/></text:span><text:span text:style-name="style2">// очистка запросов клавиатуры</text:span></text:h>
      <text:h text:style-name="Default">263<text:s text:c="2"/><text:s text:c="4"/><text:span text:style-name="style11">extPush</text:span><text:span text:style-name="style10">=</text:span><text:span text:style-name="style4">0</text:span><text:span text:style-name="style10">; </text:span><text:span text:style-name="style11">extPass</text:span><text:span text:style-name="style10">=</text:span><text:span text:style-name="style4">0</text:span><text:span text:style-name="style10">; </text:span><text:span text:style-name="style11">extDraw</text:span><text:span text:style-name="style10">=</text:span><text:span text:style-name="style4">0</text:span><text:span text:style-name="style10">; </text:span><text:span text:style-name="style11">extKey</text:span><text:span text:style-name="style10">=</text:span><text:span text:style-name="style4">0</text:span><text:span text:style-name="style10">;<text:s text:c="3"/></text:span><text:span text:style-name="style2">// все транзакции отключаются</text:span></text:h>
      <text:h text:style-name="Default">264<text:s text:c="2"/><text:s text:c="4"/><text:span text:style-name="style5">while</text:span><text:span text:style-name="style10">( </text:span><text:span text:style-name="style11">Up </text:span><text:span text:style-name="style10">)</text:span><text:span text:style-name="style11">Up</text:span><text:span text:style-name="style10">-&gt;~</text:span><text:span text:style-name="style11">Place</text:span><text:span text:style-name="style10">();<text:s text:c="21"/></text:span><text:span text:style-name="style2">// сброс наложенных фрагментов</text:span></text:h>
      <text:h text:style-name="Default">265<text:s text:c="2"/><text:span text:style-name="style2">//<text:s text:c="11"/>Site-&gt;~Place();<text:s text:c="21"/>// обрушение графического поля</text:span></text:h>
      <text:h text:style-name="Default">266<text:s text:c="2"/><text:s text:c="4"/><text:span text:style-name="style11">WinExecute</text:span><text:span text:style-name="style10">( </text:span><text:span text:style-name="style11">hWnd </text:span><text:span text:style-name="style10">);<text:s text:c="26"/></text:span><text:span text:style-name="style2">// выборка запросов по Windows</text:span></text:h>
      <text:h text:style-name="Default">267<text:s text:c="2"/><text:s text:c="3"/><text:span text:style-name="style11">Window </text:span><text:span text:style-name="style10">*</text:span><text:span text:style-name="style11">Cur</text:span><text:span text:style-name="style10">=</text:span><text:span text:style-name="style11">First</text:span><text:span text:style-name="style10">;<text:s text:c="28"/></text:span><text:span text:style-name="style2">// на обработку/очистку списка</text:span></text:h>
      <text:h text:style-name="Default">268<text:s text:c="2"/><text:s text:c="4"/><text:span text:style-name="style5">if</text:span><text:span text:style-name="style10">( </text:span><text:span text:style-name="style11">Cur</text:span><text:span text:style-name="style10">==</text:span><text:span text:style-name="style5">this </text:span><text:span text:style-name="style10">)</text:span><text:span text:style-name="style11">First</text:span><text:span text:style-name="style10">=</text:span><text:span text:style-name="style11">Cur</text:span><text:span text:style-name="style10">=</text:span><text:span text:style-name="style11">Next</text:span><text:span text:style-name="style10">; </text:span><text:span text:style-name="style5">else<text:s text:c="10"/></text:span><text:span text:style-name="style2">// первое Window - вхождение</text:span></text:h>
      <text:h text:style-name="Default">269<text:s text:c="2"/><text:s text:c="4"/><text:span text:style-name="style5">while</text:span><text:span text:style-name="style10">( </text:span><text:span text:style-name="style11">Cur</text:span><text:span text:style-name="style10">-&gt;</text:span><text:span text:style-name="style11">Next </text:span><text:span text:style-name="style10">)<text:s text:c="27"/></text:span><text:span text:style-name="style2">// или последовательный поиск</text:span></text:h>
      <text:h text:style-name="Default">270<text:s text:c="2"/><text:s text:c="5"/><text:span text:style-name="style10">{ </text:span><text:span text:style-name="style5">if</text:span><text:span text:style-name="style10">( </text:span><text:span text:style-name="style11">Cur</text:span><text:span text:style-name="style10">-&gt;</text:span><text:span text:style-name="style11">Next</text:span><text:span text:style-name="style10">!=</text:span><text:span text:style-name="style5">this </text:span><text:span text:style-name="style10">)</text:span><text:span text:style-name="style11">Cur</text:span><text:span text:style-name="style10">=</text:span><text:span text:style-name="style11">Cur</text:span><text:span text:style-name="style10">-&gt;</text:span><text:span text:style-name="style11">Next</text:span><text:span text:style-name="style10">; </text:span><text:span text:style-name="style5">else<text:s text:c="2"/></text:span><text:span text:style-name="style2">// себя самого с исключением</text:span></text:h>
      <text:h text:style-name="Default">271<text:s text:c="2"/><text:s text:c="9"/><text:span text:style-name="style10">{ </text:span><text:span text:style-name="style11">Cur</text:span><text:span text:style-name="style10">-&gt;</text:span><text:span text:style-name="style11">Next</text:span><text:span text:style-name="style10">=</text:span><text:span text:style-name="style11">Next</text:span><text:span text:style-name="style10">; </text:span><text:span text:style-name="style5">break</text:span><text:span text:style-name="style10">; } }<text:s text:c="12"/></text:span><text:span text:style-name="style2">// при самом первом совпадении</text:span></text:h>
      <text:h text:style-name="Default">272<text:s text:c="2"/><text:s text:c="4"/><text:span text:style-name="style11">Site</text:span><text:span text:style-name="style10">=</text:span><text:span text:style-name="style11">NULL</text:span><text:span text:style-name="style10">;<text:s text:c="35"/></text:span><text:span text:style-name="style2">// сброс повторов деструктора</text:span></text:h>
      <text:h text:style-name="Default">273<text:s text:c="2"/><text:s text:c="4"/><text:span text:style-name="style11">wglMakeCurrent</text:span><text:span text:style-name="style10">( </text:span><text:span text:style-name="style11">NULL</text:span><text:span text:style-name="style10">,</text:span><text:span text:style-name="style11">NULL </text:span><text:span text:style-name="style10">);<text:s text:c="17"/></text:span><text:span text:style-name="style2">// - закрытие OpenGL</text:span></text:h>
      <text:h text:style-name="Default">274<text:s text:c="2"/><text:s text:c="4"/><text:span text:style-name="style11">wglDeleteContext</text:span><text:span text:style-name="style10">( </text:span><text:span text:style-name="style11">hRC </text:span><text:span text:style-name="style10">); </text:span><text:span text:style-name="style11">hRC</text:span><text:span text:style-name="style10">=</text:span><text:span text:style-name="style4">0</text:span><text:span text:style-name="style10">;<text:s text:c="14"/></text:span><text:span text:style-name="style2">// - без очистки страниц?</text:span></text:h>
      <text:h text:style-name="Default">275<text:s text:c="2"/><text:s text:c="4"/><text:span text:style-name="style11">ReleaseDC</text:span><text:span text:style-name="style10">( </text:span><text:span text:style-name="style11">hWnd</text:span><text:span text:style-name="style10">,</text:span><text:span text:style-name="style11">hDC </text:span><text:span text:style-name="style10">);<text:s text:c="3"/></text:span><text:span text:style-name="style11">hDC</text:span><text:span text:style-name="style10">=</text:span><text:span text:style-name="style4">0</text:span><text:span text:style-name="style10">;<text:s text:c="14"/></text:span><text:span text:style-name="style2">// освобождение всех ресурсов</text:span></text:h>
      <text:h text:style-name="Default">276<text:s text:c="2"/><text:s text:c="4"/><text:span text:style-name="style11">DestroyWindow</text:span><text:span text:style-name="style10">( </text:span><text:span text:style-name="style11">hWnd </text:span><text:span text:style-name="style10">);<text:s text:c="2"/></text:span><text:span text:style-name="style11">hWnd</text:span><text:span text:style-name="style10">=</text:span><text:span text:style-name="style4">0</text:span><text:span text:style-name="style10">;<text:s text:c="14"/></text:span><text:span text:style-name="style2">// - запрос на закрытие окна</text:span></text:h>
      <text:h text:style-name="Default">277<text:s text:c="2"/><text:s text:c="4"/><text:span text:style-name="style5">if</text:span><text:span text:style-name="style10">( </text:span><text:span text:style-name="style11">Cur </text:span><text:span text:style-name="style10">)</text:span><text:span text:style-name="style11">glAct</text:span><text:span text:style-name="style10">( </text:span><text:span text:style-name="style11">Cur </text:span><text:span text:style-name="style10">); </text:span><text:span text:style-name="style5">else<text:s text:c="18"/></text:span><text:span text:style-name="style2">// - на смежный нижний уровень</text:span></text:h>
      <text:h text:style-name="Default">278<text:s text:c="2"/><text:s text:c="13"/><text:span text:style-name="style11">PostQuitMessage</text:span><text:span text:style-name="style10">( </text:span><text:span text:style-name="style11">WM_QUIT </text:span><text:span text:style-name="style10">);<text:s text:c="9"/></text:span><text:span text:style-name="style2">// ~~ закрытие последнего окна</text:span></text:h>
      <text:h text:style-name="Default">279<text:s text:c="2"/><text:span text:style-name="style10">} }</text:span></text:h>
      <text:h text:style-name="Default">280<text:s text:c="2"/><text:span text:style-name="style15">//!<text:s text:c="3"/>Позиционирование окон по правилам Windows</text:span></text:h>
      <text:h text:style-name="Default">281<text:s text:c="2"/><text:span text:style-name="style15">//!</text:span></text:h>
      <text:h text:style-name="Default">282<text:s text:c="2"/><text:span text:style-name="style11">Window</text:span><text:span text:style-name="style10">&amp; </text:span><text:span text:style-name="style11">Window</text:span><text:span text:style-name="style10">::</text:span><text:span text:style-name="style11">Locat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<text:s text:c="5"/></text:span><text:span text:style-name="style2">// по правилам Windows</text:span></text:h>
      <text:h text:style-name="Default">283<text:s text:c="2"/><text:span text:style-name="style10">{ </text:span><text:span text:style-name="style5">int </text:span><text:span text:style-name="style11">BX</text:span><text:span text:style-name="style10">=</text:span><text:span text:style-name="style4">1</text:span><text:span text:style-name="style10">,</text:span><text:span text:style-name="style11">BY</text:span><text:span text:style-name="style10">=</text:span><text:span text:style-name="style4">1</text:span><text:span text:style-name="style10">,</text:span><text:span text:style-name="style11">BC</text:span><text:span text:style-name="style10">=</text:span><text:span text:style-name="style4">0</text:span><text:span text:style-name="style10">;<text:s text:c="33"/></text:span><text:span text:style-name="style2">// позиционирование идет</text:span></text:h>
      <text:h text:style-name="Default">284<text:s text:c="2"/><text:s text:c="2"/><text:span text:style-name="style5">if</text:span><text:span text:style-name="style10">( </text:span><text:span text:style-name="style11">Title </text:span><text:span text:style-name="style10">){ </text:span><text:span text:style-name="style11">BC</text:span><text:span text:style-name="style10">=</text:span><text:span text:style-name="style11">GetSystemMetrics</text:span><text:span text:style-name="style10">( </text:span><text:span text:style-name="style11">SM_CYCAPTION </text:span><text:span text:style-name="style10">);<text:s text:c="2"/></text:span><text:span text:style-name="style2">// от левого верхнего угла</text:span></text:h>
      <text:h text:style-name="Default">285<text:s text:c="2"/><text:s text:c="15"/><text:span text:style-name="style11">BY</text:span><text:span text:style-name="style10">=</text:span><text:span text:style-name="style11">GetSystemMetrics</text:span><text:span text:style-name="style10">( </text:span><text:span text:style-name="style11">SM_CYSIZEFRAME </text:span><text:span text:style-name="style10">);</text:span></text:h>
      <text:h text:style-name="Default">286<text:s text:c="2"/><text:s text:c="15"/><text:span text:style-name="style11">BX</text:span><text:span text:style-name="style10">=</text:span><text:span text:style-name="style11">GetSystemMetrics</text:span><text:span text:style-name="style10">( </text:span><text:span text:style-name="style11">SM_CXSIZEFRAME </text:span><text:span text:style-name="style10">); }</text:span></text:h>
      <text:h text:style-name="Default">287<text:s text:c="2"/><text:s text:c="2"/><text:span text:style-name="style11">W </text:span><text:span text:style-name="style10">= ( </text:span><text:span text:style-name="style11">Width </text:span><text:span text:style-name="style10">=</text:span><text:span text:style-name="style16">min</text:span><text:span text:style-name="style10">( </text:span><text:span text:style-name="style11">W</text:span><text:span text:style-name="style10">&gt;</text:span><text:span text:style-name="style4">0</text:span><text:span text:style-name="style10">?</text:span><text:span text:style-name="style11">W</text:span><text:span text:style-name="style10">:</text:span><text:span text:style-name="style4">800</text:span><text:span text:style-name="style10">,</text:span><text:span text:style-name="style11">ScreenWidth</text:span><text:span text:style-name="style10">-</text:span><text:span text:style-name="style11">BX</text:span><text:span text:style-name="style10">*</text:span><text:span text:style-name="style4">2 </text:span><text:span text:style-name="style10">) )+</text:span><text:span text:style-name="style11">BX</text:span><text:span text:style-name="style10">*</text:span><text:span text:style-name="style4">2</text:span><text:span text:style-name="style10">;</text:span></text:h>
      <text:h text:style-name="Default">288<text:s text:c="2"/><text:s text:c="2"/><text:span text:style-name="style11">H </text:span><text:span text:style-name="style10">= ( </text:span><text:span text:style-name="style11">Height</text:span><text:span text:style-name="style10">=</text:span><text:span text:style-name="style16">min</text:span><text:span text:style-name="style10">( </text:span><text:span text:style-name="style11">H</text:span><text:span text:style-name="style10">&gt;</text:span><text:span text:style-name="style4">0</text:span><text:span text:style-name="style10">?</text:span><text:span text:style-name="style11">H</text:span><text:span text:style-name="style10">:</text:span><text:span text:style-name="style4">600</text:span><text:span text:style-name="style10">,</text:span><text:span text:style-name="style11">ScreenHeight</text:span><text:span text:style-name="style10">-</text:span><text:span text:style-name="style11">BY</text:span><text:span text:style-name="style10">*</text:span><text:span text:style-name="style4">2</text:span><text:span text:style-name="style10">-</text:span><text:span text:style-name="style11">BC </text:span><text:span text:style-name="style10">) )+</text:span><text:span text:style-name="style11">BY</text:span><text:span text:style-name="style10">*</text:span><text:span text:style-name="style4">2</text:span><text:span text:style-name="style10">+</text:span><text:span text:style-name="style11">BC</text:span><text:span text:style-name="style10">;</text:span></text:h>
      <text:h text:style-name="Default">289<text:s text:c="2"/><text:s text:c="2"/><text:span text:style-name="style11">X </text:span><text:span text:style-name="style10">= </text:span><text:span text:style-name="style11">X</text:span><text:span text:style-name="style10">&gt;</text:span><text:span text:style-name="style4">0 </text:span><text:span text:style-name="style10">? </text:span><text:span text:style-name="style11">X</text:span><text:span text:style-name="style10">:( </text:span><text:span text:style-name="style11">X</text:span><text:span text:style-name="style10">&lt;</text:span><text:span text:style-name="style4">0 </text:span><text:span text:style-name="style10">? </text:span><text:span text:style-name="style11">X </text:span><text:span text:style-name="style10">+ </text:span><text:span text:style-name="style11">ScreenWidth</text:span><text:span text:style-name="style10">-</text:span><text:span text:style-name="style11">W </text:span><text:span text:style-name="style10">: </text:span><text:span text:style-name="style4">2</text:span><text:span text:style-name="style10">*( </text:span><text:span text:style-name="style11">ScreenWidth</text:span><text:span text:style-name="style10">-</text:span><text:span text:style-name="style11">W </text:span><text:span text:style-name="style10">)/</text:span><text:span text:style-name="style4">3 </text:span><text:span text:style-name="style10">);</text:span></text:h>
      <text:h text:style-name="Default">290<text:s text:c="2"/><text:s text:c="2"/><text:span text:style-name="style11">Y </text:span><text:span text:style-name="style10">= </text:span><text:span text:style-name="style11">Y</text:span><text:span text:style-name="style10">&gt;</text:span><text:span text:style-name="style4">0 </text:span><text:span text:style-name="style10">? </text:span><text:span text:style-name="style11">Y</text:span><text:span text:style-name="style10">:( </text:span><text:span text:style-name="style11">Y</text:span><text:span text:style-name="style10">&lt;</text:span><text:span text:style-name="style4">0 </text:span><text:span text:style-name="style10">? </text:span><text:span text:style-name="style11">Y </text:span><text:span text:style-name="style10">+ </text:span><text:span text:style-name="style11">ScreenHeight</text:span><text:span text:style-name="style10">-</text:span><text:span text:style-name="style11">H </text:span><text:span text:style-name="style10">: ( </text:span><text:span text:style-name="style11">ScreenHeight</text:span><text:span text:style-name="style10">-</text:span><text:span text:style-name="style11">H </text:span><text:span text:style-name="style10">)/</text:span><text:span text:style-name="style4">4 </text:span><text:span text:style-name="style10">);</text:span></text:h>
      <text:h text:style-name="Default">291<text:s text:c="2"/><text:s text:c="2"/><text:span text:style-name="style11">WindowX </text:span><text:span text:style-name="style10">= </text:span><text:span text:style-name="style16">minmax</text:span><text:span text:style-name="style10">( </text:span><text:span text:style-name="style4">0</text:span><text:span text:style-name="style10">,</text:span><text:span text:style-name="style11">X</text:span><text:span text:style-name="style10">,</text:span><text:span text:style-name="style11">ScreenWidth</text:span><text:span text:style-name="style10">-</text:span><text:span text:style-name="style11">W </text:span><text:span text:style-name="style10">);<text:s text:c="2"/></text:span><text:span text:style-name="style11">pX</text:span><text:span text:style-name="style10">=</text:span><text:span text:style-name="style4">0</text:span><text:span text:style-name="style10">;</text:span></text:h>
      <text:h text:style-name="Default">292<text:s text:c="2"/><text:s text:c="2"/><text:span text:style-name="style11">WindowY </text:span><text:span text:style-name="style10">= </text:span><text:span text:style-name="style16">minmax</text:span><text:span text:style-name="style10">( </text:span><text:span text:style-name="style4">0</text:span><text:span text:style-name="style10">,</text:span><text:span text:style-name="style11">Y</text:span><text:span text:style-name="style10">,</text:span><text:span text:style-name="style11">ScreenHeight</text:span><text:span text:style-name="style10">-</text:span><text:span text:style-name="style11">H </text:span><text:span text:style-name="style10">); </text:span><text:span text:style-name="style11">pY</text:span><text:span text:style-name="style10">=</text:span><text:span text:style-name="style4">0</text:span><text:span text:style-name="style10">;</text:span></text:h>
      <text:h text:style-name="Default">293<text:s text:c="2"/><text:s text:c="2"/><text:span text:style-name="style5">if</text:span><text:span text:style-name="style10">( </text:span><text:span text:style-name="style11">hWnd </text:span><text:span text:style-name="style10">)</text:span></text:h>
      <text:h text:style-name="Default">294<text:s text:c="2"/><text:s text:c="2"/><text:span text:style-name="style10">{ </text:span><text:span text:style-name="style2">// glAct( this );</text:span></text:h>
      <text:h text:style-name="Default">295<text:s text:c="2"/><text:s text:c="4"/><text:span text:style-name="style2">// wglMakeCurrent( NULL,NULL );<text:s text:c="18"/>// - закрытие OpenGL</text:span></text:h>
      <text:h text:style-name="Default">296<text:s text:c="2"/><text:s text:c="4"/><text:span text:style-name="style11">ReleaseDC</text:span><text:span text:style-name="style10">( </text:span><text:span text:style-name="style11">hWnd</text:span><text:span text:style-name="style10">,</text:span><text:span text:style-name="style11">hDC </text:span><text:span text:style-name="style10">); </text:span><text:span text:style-name="style11">hDC</text:span><text:span text:style-name="style10">=</text:span><text:span text:style-name="style4">0</text:span><text:span text:style-name="style10">;</text:span></text:h>
      <text:h text:style-name="Default">297<text:s text:c="2"/><text:s text:c="4"/><text:span text:style-name="style2">// SetWindowPos( hWnd,HWND_TOP,WindowX,WindowY,W,H,SWP_SHOWWINDOW );</text:span></text:h>
      <text:h text:style-name="Default">298<text:s text:c="2"/><text:s text:c="4"/><text:span text:style-name="style11">MoveWindow</text:span><text:span text:style-name="style10">( </text:span><text:span text:style-name="style11">hWnd</text:span><text:span text:style-name="style10">,</text:span><text:span text:style-name="style11">WindowX</text:span><text:span text:style-name="style10">,</text:span><text:span text:style-name="style11">WindowY</text:span><text:span text:style-name="style10">,</text:span><text:span text:style-name="style11">W</text:span><text:span text:style-name="style10">,</text:span><text:span text:style-name="style11">H</text:span><text:span text:style-name="style10">,</text:span><text:span text:style-name="style5">true </text:span><text:span text:style-name="style10">);</text:span></text:h>
      <text:h text:style-name="Default">299<text:s text:c="2"/><text:s text:c="4"/><text:span text:style-name="style11">hDC</text:span><text:span text:style-name="style10">=</text:span><text:span text:style-name="style11">GetDC</text:span><text:span text:style-name="style10">( </text:span><text:span text:style-name="style11">hWnd </text:span><text:span text:style-name="style10">);</text:span></text:h>
      <text:h text:style-name="Default">300<text:s text:c="2"/><text:s text:c="4"/><text:span text:style-name="style2">// UpdateWindow( hWnd );</text:span></text:h>
      <text:h text:style-name="Default">301<text:s text:c="2"/><text:s text:c="4"/><text:span text:style-name="style11">Activate</text:span><text:span text:style-name="style10">().</text:span><text:span text:style-name="style11">Alfabet</text:span><text:span text:style-name="style10">();<text:s text:c="6"/></text:span><text:span text:style-name="style2">// размерения окна и переадаптированный шрифт</text:span></text:h>
      <text:h text:style-name="Default">302<text:s text:c="2"/><text:s text:c="4"/><text:span text:style-name="style11">chY</text:span><text:span text:style-name="style10">=</text:span><text:span text:style-name="style11">Height</text:span><text:span text:style-name="style10">-</text:span><text:span text:style-name="style11">Fnt</text:span><text:span text:style-name="style10">-&gt;</text:span><text:span text:style-name="style11">H</text:span><text:span text:style-name="style10">;<text:s text:c="9"/></text:span><text:span text:style-name="style2">// позиция текстового курсора сверху/слева</text:span></text:h>
      <text:h text:style-name="Default">303<text:s text:c="2"/><text:s text:c="4"/><text:span text:style-name="style11">Refresh</text:span><text:span text:style-name="style10">();<text:s text:c="17"/></text:span><text:span text:style-name="style2">// на выходе сброс привязки к текущему контексту</text:span></text:h>
      <text:h text:style-name="Default">304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305<text:s text:c="2"/><text:span text:style-name="style10">}</text:span></text:h>
      <text:h text:style-name="Default">306<text:s text:c="2"/><text:span text:style-name="style5">bool </text:span><text:span text:style-name="style11">Place</text:span><text:span text:style-name="style10">::</text:span><text:span text:style-name="style11">Draw</text:span><text:span text:style-name="style10">()<text:s text:c="7"/></text:span><text:span text:style-name="style2">// в виртуальной среде Draw доступен внутренний пролог</text:span></text:h>
      <text:h text:style-name="Default">307<text:s text:c="2"/><text:span text:style-name="style10">{ </text:span><text:span text:style-name="style5">if</text:span><text:span text:style-name="style10">( </text:span><text:span text:style-name="style11">Site </text:span><text:span text:style-name="style10">&amp;&amp; </text:span><text:span text:style-name="style11">extDraw </text:span><text:span text:style-name="style10">)<text:s text:c="2"/></text:span><text:span text:style-name="style2">// настройки OpenGL с контекстным эпилогом прорисовки</text:span></text:h>
      <text:h text:style-name="Default">308<text:s text:c="2"/><text:s text:c="2"/><text:span text:style-name="style10">{ </text:span><text:span text:style-name="style11">glContext S</text:span><text:span text:style-name="style10">( </text:span><text:span text:style-name="style11">Site </text:span><text:span text:style-name="style10">); </text:span><text:span text:style-name="style2">// подготовка среды к внешнему исполнению с рекурсией</text:span></text:h>
      <text:h text:style-name="Default">309<text:s text:c="2"/><text:s text:c="4"/><text:span text:style-name="style5">if</text:span><text:span text:style-name="style10">( </text:span><text:span text:style-name="style11">extDraw</text:span><text:span text:style-name="style10">() )<text:s text:c="6"/></text:span><text:span text:style-name="style2">// -- исполнение внешней независимой транзакции</text:span></text:h>
      <text:h text:style-name="Default">310<text:s text:c="2"/><text:s text:c="6"/><text:span text:style-name="style10">{ </text:span><text:span text:style-name="style5">if</text:span><text:span text:style-name="style10">( </text:span><text:span text:style-name="style5">this</text:span><text:span text:style-name="style10">==</text:span><text:span text:style-name="style11">Site </text:span><text:span text:style-name="style10">)</text:span><text:span text:style-name="style11">Save</text:span><text:span text:style-name="style10">().</text:span><text:span text:style-name="style11">Refresh</text:span><text:span text:style-name="style10">(); </text:span><text:span text:style-name="style5">else </text:span><text:span text:style-name="style11">Show</text:span><text:span text:style-name="style10">(); </text:span><text:span text:style-name="style5">return false</text:span><text:span text:style-name="style10">; }</text:span></text:h>
      <text:h text:style-name="Default">311<text:s text:c="2"/><text:s text:c="2"/><text:span text:style-name="style10">} </text:span><text:span text:style-name="style5">return </text:span><text:span text:style-name="style11">Site</text:span><text:span text:style-name="style10">!=</text:span><text:span text:style-name="style11">NULL</text:span><text:span text:style-name="style10">;</text:span></text:h>
      <text:h text:style-name="Default">312<text:s text:c="2"/><text:span text:style-name="style10">}</text:span></text:h>
      <text:h text:style-name="Default">313<text:s text:c="2"/><text:span text:style-name="style15">//!<text:s text:c="2"/>Блок накопления данных клавиатуры в текущем кольцевом буфере класса Window</text:span></text:h>
      <text:h text:style-name="Default">314<text:s text:c="2"/><text:span text:style-name="style15">//!<text:s text:c="6"/>(надо бы его спрятать, конечно, но в С++ ? - странно)</text:span></text:h>
      <text:h text:style-name="Default">315<text:s text:c="2"/><text:span text:style-name="style2">//</text:span></text:h>
      <text:h text:style-name="Default">316<text:s text:c="2"/><text:span text:style-name="style5">static byte </text:span><text:span text:style-name="style11">WinAsyncKeyStates</text:span><text:span text:style-name="style10">( </text:span><text:span text:style-name="style5">byte </text:span><text:span text:style-name="style11">code</text:span><text:span text:style-name="style10">=</text:span><text:span text:style-name="style4">0 </text:span><text:span text:style-name="style10">)<text:s text:c="12"/></text:span><text:span text:style-name="style2">// простой опрос</text:span></text:h>
      <text:h text:style-name="Default">317<text:s text:c="2"/><text:span text:style-name="style10">{ </text:span><text:span text:style-name="style5">if</text:span><text:span text:style-name="style10">( </text:span><text:span text:style-name="style11">GetAsyncKeyState</text:span><text:span text:style-name="style10">( </text:span><text:span text:style-name="style11">VK_LSHIFT<text:s text:c="3"/></text:span><text:span text:style-name="style10">) )</text:span><text:span text:style-name="style11">code</text:span><text:span text:style-name="style10">|=</text:span><text:span text:style-name="style11">LEFT</text:span><text:span text:style-name="style10">;<text:s text:c="6"/></text:span><text:span text:style-name="style2">// состояния клавиатуры</text:span></text:h>
      <text:h text:style-name="Default">318<text:s text:c="2"/><text:s text:c="2"/><text:span text:style-name="style5">if</text:span><text:span text:style-name="style10">( </text:span><text:span text:style-name="style11">GetAsyncKeyState</text:span><text:span text:style-name="style10">( </text:span><text:span text:style-name="style11">VK_RSHIFT<text:s text:c="3"/></text:span><text:span text:style-name="style10">) )</text:span><text:span text:style-name="style11">code</text:span><text:span text:style-name="style10">|=</text:span><text:span text:style-name="style11">RIGHT</text:span><text:span text:style-name="style10">;<text:s text:c="5"/></text:span><text:span text:style-name="style2">// с установкой</text:span></text:h>
      <text:h text:style-name="Default">319<text:s text:c="2"/><text:s text:c="2"/><text:span text:style-name="style5">if</text:span><text:span text:style-name="style10">( </text:span><text:span text:style-name="style11">GetAsyncKeyState</text:span><text:span text:style-name="style10">( </text:span><text:span text:style-name="style11">VK_LCONTROL </text:span><text:span text:style-name="style10">) )</text:span><text:span text:style-name="style11">code</text:span><text:span text:style-name="style10">|=</text:span><text:span text:style-name="style11">LCTRL</text:span><text:span text:style-name="style10">;<text:s text:c="5"/></text:span><text:span text:style-name="style2">// командных аккордов</text:span></text:h>
      <text:h text:style-name="Default">320<text:s text:c="2"/><text:s text:c="2"/><text:span text:style-name="style5">if</text:span><text:span text:style-name="style10">( </text:span><text:span text:style-name="style11">GetAsyncKeyState</text:span><text:span text:style-name="style10">( </text:span><text:span text:style-name="style11">VK_RCONTROL </text:span><text:span text:style-name="style10">) )</text:span><text:span text:style-name="style11">code</text:span><text:span text:style-name="style10">|=</text:span><text:span text:style-name="style11">RCTRL</text:span><text:span text:style-name="style10">;</text:span></text:h>
      <text:h text:style-name="Default">321<text:s text:c="2"/><text:s text:c="2"/><text:span text:style-name="style5">if</text:span><text:span text:style-name="style10">( </text:span><text:span text:style-name="style11">GetAsyncKeyState</text:span><text:span text:style-name="style10">( </text:span><text:span text:style-name="style11">VK_LMENU<text:s text:c="4"/></text:span><text:span text:style-name="style10">) )</text:span><text:span text:style-name="style11">code</text:span><text:span text:style-name="style10">|=</text:span><text:span text:style-name="style11">L_ALT</text:span><text:span text:style-name="style10">;</text:span></text:h>
      <text:h text:style-name="Default">322<text:s text:c="2"/><text:s text:c="2"/><text:span text:style-name="style5">if</text:span><text:span text:style-name="style10">( </text:span><text:span text:style-name="style11">GetAsyncKeyState</text:span><text:span text:style-name="style10">( </text:span><text:span text:style-name="style11">VK_RMENU<text:s text:c="4"/></text:span><text:span text:style-name="style10">) )</text:span><text:span text:style-name="style11">code</text:span><text:span text:style-name="style10">|=</text:span><text:span text:style-name="style11">R_ALT</text:span><text:span text:style-name="style10">; </text:span><text:span text:style-name="style5">return </text:span><text:span text:style-name="style11">code</text:span><text:span text:style-name="style10">;</text:span></text:h>
      <text:h text:style-name="Default">323<text:s text:c="2"/><text:span text:style-name="style10">}</text:span></text:h>
      <text:h text:style-name="Default">324<text:s text:c="2"/><text:span text:style-name="style5">static const byte </text:span><text:span text:style-name="style11">lKey</text:span><text:span text:style-name="style10">=</text:span><text:span text:style-name="style4">0x3F</text:span><text:span text:style-name="style10">;<text:s text:c="4"/></text:span><text:span text:style-name="style2">// маска(длина) клавиатурного буфера=64 символа</text:span></text:h>
      <text:h text:style-name="Default">325<text:s text:c="2"/><text:span text:style-name="style5">void </text:span><text:span text:style-name="style11">Window</text:span><text:span text:style-name="style10">::</text:span><text:span text:style-name="style11">PutChar</text:span><text:span text:style-name="style10">( </text:span><text:span text:style-name="style5">byte </text:span><text:span text:style-name="style11">Key </text:span><text:span text:style-name="style10">)<text:s text:c="9"/></text:span><text:span text:style-name="style2">// занесение одного символа и его кода</text:span></text:h>
      <text:h text:style-name="Default">326<text:s text:c="2"/><text:span text:style-name="style10">{ </text:span><text:span text:style-name="style11">KeyBuffer</text:span><text:span text:style-name="style10">[++</text:span><text:span text:style-name="style11">KeyPas</text:span><text:span text:style-name="style10">&amp;=</text:span><text:span text:style-name="style11">lKey</text:span><text:span text:style-name="style10">].</text:span><text:span text:style-name="style11">Key</text:span><text:span text:style-name="style10">=</text:span><text:span text:style-name="style11">Key</text:span><text:span text:style-name="style10">;<text:s text:c="10"/></text:span><text:span text:style-name="style2">// в кольцевой буфер для символов</text:span></text:h>
      <text:h text:style-name="Default">327<text:s text:c="2"/><text:s text:c="2"/><text:span text:style-name="style11">KeyBuffer</text:span><text:span text:style-name="style10">[</text:span><text:span text:style-name="style11">KeyPas</text:span><text:span text:style-name="style10">].</text:span><text:span text:style-name="style11">Code</text:span><text:span text:style-name="style10">=</text:span><text:span text:style-name="style11">WinAsyncKeyStates</text:span><text:span text:style-name="style10">();<text:s text:c="2"/></text:span><text:span text:style-name="style2">// и клавиш управляющих аккордов</text:span></text:h>
      <text:h text:style-name="Default">328<text:s text:c="2"/><text:s text:c="2"/><text:span text:style-name="style5">if</text:span><text:span text:style-name="style10">( </text:span><text:span text:style-name="style11">KeyPas</text:span><text:span text:style-name="style10">==</text:span><text:span text:style-name="style11">KeyPos </text:span><text:span text:style-name="style10">){ </text:span><text:span text:style-name="style11">MessageBeep</text:span><text:span text:style-name="style10">(</text:span><text:span text:style-name="style11">MB_OK</text:span><text:span text:style-name="style10">); ++</text:span><text:span text:style-name="style11">KeyPos</text:span><text:span text:style-name="style10">&amp;=</text:span><text:span text:style-name="style11">lKey</text:span><text:span text:style-name="style10">; }<text:s text:c="2"/></text:span><text:span text:style-name="style2">// сброс-перебор</text:span></text:h>
      <text:h text:style-name="Default">329<text:s text:c="2"/><text:s text:c="2"/><text:span text:style-name="style5">if</text:span><text:span text:style-name="style10">( !</text:span><text:span text:style-name="style11">onKey </text:span><text:span text:style-name="style10">)<text:s text:c="17"/></text:span><text:span text:style-name="style2">// блок рекурсивных прерываний от активного окна</text:span></text:h>
      <text:h text:style-name="Default">330<text:s text:c="2"/><text:s text:c="2"/><text:span text:style-name="style5">while</text:span><text:span text:style-name="style10">( </text:span><text:span text:style-name="style11">KeyPos</text:span><text:span text:style-name="style10">!=</text:span><text:span text:style-name="style11">KeyPas </text:span><text:span text:style-name="style10">)<text:s text:c="6"/></text:span><text:span text:style-name="style2">// нагромождение очереди запросов от клавиатуры</text:span></text:h>
      <text:h text:style-name="Default">331<text:s text:c="2"/><text:s text:c="2"/><text:span text:style-name="style10">{ </text:span><text:span text:style-name="style5">int </text:span><text:span text:style-name="style11">oK</text:span><text:span text:style-name="style10">=</text:span><text:span text:style-name="style11">KeyPos</text:span><text:span text:style-name="style10">;<text:s text:c="13"/></text:span><text:span text:style-name="style2">// Фиксированная предустановка графической среды</text:span></text:h>
      <text:h text:style-name="Default">332<text:s text:c="2"/><text:s text:c="4"/><text:span text:style-name="style10">{ </text:span><text:span text:style-name="style2">// glAct( this );<text:s text:c="8"/>// со сбоем других внешних транзакций над OpenGL</text:span></text:h>
      <text:h text:style-name="Default">333<text:s text:c="2"/><text:s text:c="6"/><text:span text:style-name="style5">if</text:span><text:span text:style-name="style10">( !</text:span><text:span text:style-name="style11">KeyBoard</text:span><text:span text:style-name="style10">( </text:span><text:span text:style-name="style11">KeyBuffer</text:span><text:span text:style-name="style10">[ ++</text:span><text:span text:style-name="style11">KeyPos</text:span><text:span text:style-name="style10">&amp;=</text:span><text:span text:style-name="style11">lKey </text:span><text:span text:style-name="style10">].</text:span><text:span text:style-name="style11">Key </text:span><text:span text:style-name="style10">) ){ </text:span><text:span text:style-name="style11">KeyPos</text:span><text:span text:style-name="style10">=</text:span><text:span text:style-name="style11">oK</text:span><text:span text:style-name="style10">; </text:span><text:span text:style-name="style5">break</text:span><text:span text:style-name="style10">; }</text:span></text:h>
      <text:h text:style-name="Default">334<text:s text:c="2"/><text:s text:c="2"/><text:span text:style-name="style10">} } </text:span><text:span text:style-name="style11">WinExecute</text:span><text:span text:style-name="style10">();<text:s text:c="2"/></text:span><text:span text:style-name="style2">// при отказе возвращается обратно в цикл ожидания очереди</text:span></text:h>
      <text:h text:style-name="Default">335<text:s text:c="2"/><text:span text:style-name="style10">}<text:s text:c="20"/></text:span><text:span text:style-name="style2">// новый символ единожды опробовается к считыванию (=true)</text:span></text:h>
      <text:h text:style-name="Default">336<text:s text:c="2"/><text:span text:style-name="style5">bool </text:span><text:span text:style-name="style11">Window</text:span><text:span text:style-name="style10">::</text:span><text:span text:style-name="style11">KeyBoard</text:span><text:span text:style-name="style10">( </text:span><text:span text:style-name="style5">byte </text:span><text:span text:style-name="style11">key </text:span><text:span text:style-name="style10">) </text:span><text:span text:style-name="style2">// виртуальная процедура обработки прерываний</text:span></text:h>
      <text:h text:style-name="Default">337<text:s text:c="2"/><text:span text:style-name="style10">{ </text:span><text:span text:style-name="style5">if</text:span><text:span text:style-name="style10">( </text:span><text:span text:style-name="style11">extKey </text:span><text:span text:style-name="style10">){ </text:span><text:span text:style-name="style11">glContext S</text:span><text:span text:style-name="style10">(</text:span><text:span text:style-name="style5">this</text:span><text:span text:style-name="style10">);</text:span><text:span text:style-name="style2">// предустановка графического контента OpenGL</text:span></text:h>
      <text:h text:style-name="Default">338<text:s text:c="2"/><text:s text:c="4"/><text:span text:style-name="style5">return </text:span><text:span text:style-name="style11">extKey</text:span><text:span text:style-name="style10">( </text:span><text:span text:style-name="style11">key </text:span><text:span text:style-name="style10">);<text:s text:c="9"/></text:span><text:span text:style-name="style2">// true - символ принят, false - к возврату</text:span></text:h>
      <text:h text:style-name="Default">339<text:s text:c="2"/><text:s text:c="2"/><text:span text:style-name="style10">} </text:span><text:span text:style-name="style5">return false</text:span><text:span text:style-name="style10">; </text:span><text:span text:style-name="style15">//!KeyPas!=KeyPos; либо все недочитанные символы сбрасываются</text:span></text:h>
      <text:h text:style-name="Default">340<text:s text:c="2"/><text:span text:style-name="style10">}</text:span></text:h>
      <text:h text:style-name="Default">341<text:s text:c="2"/><text:span text:style-name="style15">//!<text:s text:c="2"/>Обращение к клавиатуре через активное и контекстно настроенное окно Window</text:span></text:h>
      <text:h text:style-name="Default">342<text:s text:c="2"/><text:span text:style-name="style2">//<text:s text:c="18"/>! осторожно, здесь предполагается отсутствие вызовов OpenGL</text:span></text:h>
      <text:h text:style-name="Default">343<text:s text:c="2"/><text:span text:style-name="style5">byte </text:span><text:span text:style-name="style11">Window</text:span><text:span text:style-name="style10">::</text:span><text:span text:style-name="style11">WaitKey</text:span><text:span text:style-name="style10">()<text:s text:c="4"/></text:span><text:span text:style-name="style2">// стандартный цикл ожидания нового символа в Windows</text:span></text:h>
      <text:h text:style-name="Default">344<text:s text:c="2"/><text:span text:style-name="style10">{ </text:span><text:span text:style-name="style11">onKey</text:span><text:span text:style-name="style10">=</text:span><text:span text:style-name="style5">true</text:span><text:span text:style-name="style10">; </text:span><text:span text:style-name="style5">while</text:span><text:span text:style-name="style10">( </text:span><text:span text:style-name="style11">KeyPos</text:span><text:span text:style-name="style10">==</text:span><text:span text:style-name="style11">KeyPas </text:span><text:span text:style-name="style10">) </text:span><text:span text:style-name="style2">//|| isTimer )</text:span></text:h>
      <text:h text:style-name="Default">345<text:s text:c="2"/><text:s text:c="15"/><text:span text:style-name="style10">{ </text:span><text:span text:style-name="style5">if</text:span><text:span text:style-name="style10">( !</text:span><text:span text:style-name="style11">Site </text:span><text:span text:style-name="style10">)</text:span><text:span text:style-name="style5">return </text:span><text:span text:style-name="style11">onKey</text:span><text:span text:style-name="style10">=</text:span><text:span text:style-name="style5">false</text:span><text:span text:style-name="style10">; </text:span><text:span text:style-name="style5">else </text:span><text:span text:style-name="style11">WinExecute</text:span><text:span text:style-name="style10">();</text:span></text:h>
      <text:h text:style-name="Default">346<text:s text:c="2"/><text:s text:c="17"/><text:span text:style-name="style5">if</text:span><text:span text:style-name="style10">( !</text:span><text:span text:style-name="style11">WinRequest</text:span><text:span text:style-name="style10">() )</text:span><text:span text:style-name="style11">WaitMessage</text:span><text:span text:style-name="style10">(); }</text:span></text:h>
      <text:h text:style-name="Default">347<text:s text:c="2"/><text:s text:c="2"/><text:span text:style-name="style11">onKey</text:span><text:span text:style-name="style10">=</text:span><text:span text:style-name="style5">false</text:span><text:span text:style-name="style10">; </text:span><text:span text:style-name="style5">return </text:span><text:span text:style-name="style11">KeyBuffer</text:span><text:span text:style-name="style10">[ ++</text:span><text:span text:style-name="style11">KeyPos</text:span><text:span text:style-name="style10">&amp;=</text:span><text:span text:style-name="style11">lKey </text:span><text:span text:style-name="style10">].</text:span><text:span text:style-name="style11">Key</text:span><text:span text:style-name="style10">;<text:s text:c="3"/></text:span><text:span text:style-name="style2">// ожидание символа כל</text:span></text:h>
      <text:h text:style-name="Default">348<text:s text:c="2"/><text:span text:style-name="style10">}<text:s text:c="56"/></text:span><text:span text:style-name="style2">//<text:s text:c="4"/>в том же окне</text:span></text:h>
      <text:h text:style-name="Default">349<text:s text:c="2"/><text:span text:style-name="style5">byte </text:span><text:span text:style-name="style11">Window</text:span><text:span text:style-name="style10">::</text:span><text:span text:style-name="style11">GetKey</text:span><text:span text:style-name="style10">()<text:s text:c="10"/></text:span><text:span text:style-name="style2">// запрос появления нового символа на клавиатуре</text:span></text:h>
      <text:h text:style-name="Default">350<text:s text:c="2"/><text:s text:c="3"/><text:span text:style-name="style10">{ </text:span><text:span text:style-name="style11">WinExecute</text:span><text:span text:style-name="style10">(); </text:span><text:span text:style-name="style5">if</text:span><text:span text:style-name="style10">( </text:span><text:span text:style-name="style11">KeyPas</text:span><text:span text:style-name="style10">==</text:span><text:span text:style-name="style11">KeyPos </text:span><text:span text:style-name="style10">)</text:span><text:span text:style-name="style5">return </text:span><text:span text:style-name="style4">0</text:span><text:span text:style-name="style10">;</text:span></text:h>
      <text:h text:style-name="Default">351<text:s text:c="2"/><text:s text:c="19"/><text:span text:style-name="style5">else return </text:span><text:span text:style-name="style11">KeyBuffer</text:span><text:span text:style-name="style10">[ ++</text:span><text:span text:style-name="style11">KeyPos</text:span><text:span text:style-name="style10">&amp;=</text:span><text:span text:style-name="style11">lKey </text:span><text:span text:style-name="style10">].</text:span><text:span text:style-name="style11">Key</text:span><text:span text:style-name="style10">; }</text:span></text:h>
      <text:h text:style-name="Default">352<text:s text:c="2"/><text:span text:style-name="style5">byte </text:span><text:span text:style-name="style11">Window</text:span><text:span text:style-name="style10">::</text:span><text:span text:style-name="style11">ScanKey</text:span><text:span text:style-name="style10">()<text:s text:c="9"/></text:span><text:span text:style-name="style2">// просто проверка текущей активности клавиатуры</text:span></text:h>
      <text:h text:style-name="Default">353<text:s text:c="2"/><text:s text:c="3"/><text:span text:style-name="style10">{ </text:span><text:span text:style-name="style11">WinExecute</text:span><text:span text:style-name="style10">(); </text:span><text:span text:style-name="style5">return </text:span><text:span text:style-name="style11">KeyPas</text:span><text:span text:style-name="style10">==</text:span><text:span text:style-name="style11">KeyPos </text:span><text:span text:style-name="style10">? </text:span><text:span text:style-name="style4">0 </text:span><text:span text:style-name="style10">: </text:span><text:span text:style-name="style11">KeyBuffer</text:span><text:span text:style-name="style10">[</text:span><text:span text:style-name="style11">KeyPos</text:span><text:span text:style-name="style10">].</text:span><text:span text:style-name="style11">Key</text:span><text:span text:style-name="style10">; }</text:span></text:h>
      <text:h text:style-name="Default">354<text:s text:c="2"/><text:span text:style-name="style5">byte </text:span><text:span text:style-name="style11">Window</text:span><text:span text:style-name="style10">::</text:span><text:span text:style-name="style11">ScanStatus</text:span><text:span text:style-name="style10">()<text:s text:c="6"/></text:span><text:span text:style-name="style2">// обновление в случае отсутствия новых запросов</text:span></text:h>
      <text:h text:style-name="Default">355<text:s text:c="2"/><text:s text:c="3"/><text:span text:style-name="style10">{ </text:span><text:span text:style-name="style11">WinExecute</text:span><text:span text:style-name="style10">(); </text:span><text:span text:style-name="style5">if</text:span><text:span text:style-name="style10">( </text:span><text:span text:style-name="style11">KeyPas</text:span><text:span text:style-name="style10">==</text:span><text:span text:style-name="style11">KeyPos </text:span><text:span text:style-name="style10">)</text:span><text:span text:style-name="style5">return </text:span><text:span text:style-name="style11">WinAsyncKeyStates</text:span><text:span text:style-name="style10">();</text:span></text:h>
      <text:h text:style-name="Default">356<text:s text:c="2"/><text:s text:c="34"/><text:span text:style-name="style5">else return </text:span><text:span text:style-name="style11">KeyBuffer</text:span><text:span text:style-name="style10">[</text:span><text:span text:style-name="style11">KeyPos</text:span><text:span text:style-name="style10">].</text:span><text:span text:style-name="style11">Code</text:span><text:span text:style-name="style10">; }</text:span></text:h>
      <text:h text:style-name="Default">357<text:s text:c="2"/><text:span text:style-name="style2">//</text:span></text:h>
      <text:h text:style-name="Default">358<text:s text:c="2"/><text:span text:style-name="style15">//!<text:s text:c="2"/>Внутренние процедуры для реализации виртуальных обращений с мышкой</text:span></text:h>
      <text:h text:style-name="Default">359<text:s text:c="2"/><text:span text:style-name="style15">//!</text:span></text:h>
      <text:h text:style-name="Default">360<text:s text:c="2"/><text:span text:style-name="style5">bool </text:span><text:span text:style-name="style11">Place</text:span><text:span text:style-name="style10">::</text:span><text:span text:style-name="style11">Mous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 </text:span><text:span text:style-name="style2">// виртуальная функция динамически подменяется</text:span></text:h>
      <text:h text:style-name="Default">361<text:s text:c="2"/><text:span text:style-name="style10">{ </text:span><text:span text:style-name="style5">if</text:span><text:span text:style-name="style10">( </text:span><text:span text:style-name="style11">extPass </text:span><text:span text:style-name="style10">)</text:span><text:span text:style-name="style5">return </text:span><text:span text:style-name="style11">extPass</text:span><text:span text:style-name="style10">( </text:span><text:span text:style-name="style11">x</text:span><text:span text:style-name="style10">,</text:span><text:span text:style-name="style11">y </text:span><text:span text:style-name="style10">); </text:span><text:span text:style-name="style5">else</text:span><text:span text:style-name="style2">// локальная среда внешней транзакции</text:span></text:h>
      <text:h text:style-name="Default">362<text:s text:c="2"/><text:s text:c="2"/><text:span text:style-name="style5">if</text:span><text:span text:style-name="style10">( </text:span><text:span text:style-name="style11">Site</text:span><text:span text:style-name="style10">-&gt;</text:span><text:span text:style-name="style11">extPass </text:span><text:span text:style-name="style10">)</text:span><text:span text:style-name="style5">return </text:span><text:span text:style-name="style11">Site</text:span><text:span text:style-name="style10">-&gt;</text:span><text:span text:style-name="style11">extPass</text:span><text:span text:style-name="style10">( </text:span><text:span text:style-name="style11">x</text:span><text:span text:style-name="style10">+</text:span><text:span text:style-name="style11">pX</text:span><text:span text:style-name="style10">,</text:span><text:span text:style-name="style11">y</text:span><text:span text:style-name="style10">-</text:span><text:span text:style-name="style11">pY</text:span><text:span text:style-name="style10">-</text:span><text:span text:style-name="style11">Height</text:span><text:span text:style-name="style10">+</text:span><text:span text:style-name="style11">Site</text:span><text:span text:style-name="style10">-&gt;</text:span><text:span text:style-name="style11">Height </text:span><text:span text:style-name="style10">);</text:span></text:h>
      <text:h text:style-name="Default">363<text:s text:c="2"/><text:s text:c="2"/><text:span text:style-name="style5">return false</text:span><text:span text:style-name="style10">;<text:s text:c="15"/></text:span><text:span text:style-name="style2">// без внешних транзакций считать всё завершённым</text:span></text:h>
      <text:h text:style-name="Default">364<text:s text:c="2"/><text:span text:style-name="style10">}</text:span></text:h>
      <text:h text:style-name="Default">365<text:s text:c="2"/><text:span text:style-name="style5">bool </text:span><text:span text:style-name="style11">Place</text:span><text:span text:style-name="style10">::</text:span><text:span text:style-name="style11">Mouse</text:span><text:span text:style-name="style10">( </text:span><text:span text:style-name="style5">int </text:span><text:span text:style-name="style11">b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</text:span></text:h>
      <text:h text:style-name="Default">366<text:s text:c="2"/><text:span text:style-name="style10">{ </text:span><text:span text:style-name="style5">if</text:span><text:span text:style-name="style10">( </text:span><text:span text:style-name="style11">extPush </text:span><text:span text:style-name="style10">)</text:span><text:span text:style-name="style5">return </text:span><text:span text:style-name="style11">extPush</text:span><text:span text:style-name="style10">( </text:span><text:span text:style-name="style11">b</text:span><text:span text:style-name="style10">,</text:span><text:span text:style-name="style11">x</text:span><text:span text:style-name="style10">,</text:span><text:span text:style-name="style11">y </text:span><text:span text:style-name="style10">); </text:span><text:span text:style-name="style5">else</text:span></text:h>
      <text:h text:style-name="Default">367<text:s text:c="2"/><text:s text:c="2"/><text:span text:style-name="style5">if</text:span><text:span text:style-name="style10">( </text:span><text:span text:style-name="style11">Site</text:span><text:span text:style-name="style10">-&gt;</text:span><text:span text:style-name="style11">extPush </text:span><text:span text:style-name="style10">)</text:span><text:span text:style-name="style5">return </text:span><text:span text:style-name="style11">Site</text:span><text:span text:style-name="style10">-&gt;</text:span><text:span text:style-name="style11">extPush</text:span><text:span text:style-name="style10">( </text:span><text:span text:style-name="style11">b</text:span><text:span text:style-name="style10">,</text:span><text:span text:style-name="style11">x</text:span><text:span text:style-name="style10">+</text:span><text:span text:style-name="style11">pX</text:span><text:span text:style-name="style10">,</text:span><text:span text:style-name="style11">y</text:span><text:span text:style-name="style10">-</text:span><text:span text:style-name="style11">pY</text:span><text:span text:style-name="style10">-</text:span><text:span text:style-name="style11">Height</text:span><text:span text:style-name="style10">+</text:span><text:span text:style-name="style11">Site</text:span><text:span text:style-name="style10">-&gt;</text:span><text:span text:style-name="style11">Height </text:span><text:span text:style-name="style10">);</text:span></text:h>
      <text:h text:style-name="Default">368<text:s text:c="2"/><text:s text:c="2"/><text:span text:style-name="style5">return false</text:span><text:span text:style-name="style10">;</text:span></text:h>
      <text:h text:style-name="Default">369<text:s text:c="2"/><text:span text:style-name="style10">} </text:span><text:span text:style-name="style2">//<text:s text:c="38"/>предотвращение рекурсии прерываний</text:span></text:h>
      <text:h text:style-name="Default">370<text:s text:c="2"/><text:span text:style-name="style9">#define call if( !isMouse){ isMouse=true; glContext S(this); bool ret=P-&gt;Mouse(</text:span></text:h>
      <text:h text:style-name="Default">371<text:s text:c="2"/><text:span text:style-name="style9">#define end ); if( ret ){ if( P==this )Save().Refresh(); else P-&gt;Show(); }<text:s text:c="3"/>\</text:span></text:h>
      <text:h text:style-name="Default">372<text:s text:c="2"/><text:s text:c="60"/><text:span text:style-name="style9">isMouse=false; }</text:span></text:h>
      <text:h text:style-name="Default">373<text:s text:c="2"/><text:span text:style-name="style5">void </text:span><text:span text:style-name="style11">Window</text:span><text:span text:style-name="style10">::</text:span><text:span text:style-name="style11">PutMouse</text:span><text:span text:style-name="style10">( </text:span><text:span text:style-name="style11">UINT State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</text:span></text:h>
      <text:h text:style-name="Default">374<text:s text:c="2"/><text:span text:style-name="style10">{ </text:span><text:span text:style-name="style5">switch</text:span><text:span text:style-name="style10">( </text:span><text:span text:style-name="style11">State </text:span><text:span text:style-name="style10">)<text:s text:c="24"/></text:span><text:span text:style-name="style2">// ? ( и как теперь с виртуальностью )</text:span></text:h>
      <text:h text:style-name="Default">375<text:s text:c="2"/><text:s text:c="2"/><text:span text:style-name="style10">{ </text:span><text:span text:style-name="style5">case </text:span><text:span text:style-name="style11">WM_MOUSEMOVE<text:s text:c="4"/></text:span><text:span text:style-name="style10">: </text:span><text:span text:style-name="style5">break</text:span><text:span text:style-name="style10">;<text:s text:c="8"/></text:span><text:span text:style-name="style2">// ? контекст OpenGL не сверяется</text:span></text:h>
      <text:h text:style-name="Default">376<text:s text:c="2"/><text:s text:c="4"/><text:span text:style-name="style5">case </text:span><text:span text:style-name="style11">WM_LBUTTONDBLCLK</text:span><text:span text:style-name="style10">:<text:s text:c="15"/></text:span><text:span text:style-name="style2">// - мышка ставит его сама</text:span></text:h>
      <text:h text:style-name="Default">377<text:s text:c="2"/><text:s text:c="4"/><text:span text:style-name="style5">case </text:span><text:span text:style-name="style11">WM_LBUTTONDOWN<text:s text:c="2"/></text:span><text:span text:style-name="style10">: </text:span><text:span text:style-name="style11">MouseState </text:span><text:span text:style-name="style10">|=<text:s text:c="2"/></text:span><text:span text:style-name="style11">_MouseLeft</text:span><text:span text:style-name="style10">;<text:s text:c="3"/></text:span><text:span text:style-name="style5">break</text:span><text:span text:style-name="style10">;</text:span></text:h>
      <text:h text:style-name="Default">378<text:s text:c="2"/><text:s text:c="4"/><text:span text:style-name="style5">case </text:span><text:span text:style-name="style11">WM_LBUTTONUP<text:s text:c="4"/></text:span><text:span text:style-name="style10">: </text:span><text:span text:style-name="style11">MouseState </text:span><text:span text:style-name="style10">&amp;= ~</text:span><text:span text:style-name="style11">_MouseLeft</text:span><text:span text:style-name="style10">;<text:s text:c="3"/></text:span><text:span text:style-name="style5">break</text:span><text:span text:style-name="style10">;</text:span></text:h>
      <text:h text:style-name="Default">379<text:s text:c="2"/><text:s text:c="4"/><text:span text:style-name="style5">case </text:span><text:span text:style-name="style11">WM_RBUTTONDBLCLK</text:span><text:span text:style-name="style10">:</text:span></text:h>
      <text:h text:style-name="Default">380<text:s text:c="2"/><text:s text:c="4"/><text:span text:style-name="style5">case </text:span><text:span text:style-name="style11">WM_RBUTTONDOWN<text:s text:c="2"/></text:span><text:span text:style-name="style10">: </text:span><text:span text:style-name="style11">MouseState </text:span><text:span text:style-name="style10">|=<text:s text:c="2"/></text:span><text:span text:style-name="style11">_MouseRight</text:span><text:span text:style-name="style10">;<text:s text:c="2"/></text:span><text:span text:style-name="style5">break</text:span><text:span text:style-name="style10">;</text:span></text:h>
      <text:h text:style-name="Default">381<text:s text:c="2"/><text:s text:c="4"/><text:span text:style-name="style5">case </text:span><text:span text:style-name="style11">WM_RBUTTONUP<text:s text:c="4"/></text:span><text:span text:style-name="style10">: </text:span><text:span text:style-name="style11">MouseState </text:span><text:span text:style-name="style10">&amp;= ~</text:span><text:span text:style-name="style11">_MouseRight</text:span><text:span text:style-name="style10">;<text:s text:c="2"/></text:span><text:span text:style-name="style5">break</text:span><text:span text:style-name="style10">;</text:span></text:h>
      <text:h text:style-name="Default">382<text:s text:c="2"/><text:s text:c="4"/><text:span text:style-name="style5">case </text:span><text:span text:style-name="style11">WM_MBUTTONDBLCLK</text:span><text:span text:style-name="style10">:</text:span></text:h>
      <text:h text:style-name="Default">383<text:s text:c="2"/><text:s text:c="4"/><text:span text:style-name="style5">case </text:span><text:span text:style-name="style11">WM_MBUTTONDOWN<text:s text:c="2"/></text:span><text:span text:style-name="style10">: </text:span><text:span text:style-name="style11">MouseState </text:span><text:span text:style-name="style10">|=<text:s text:c="2"/></text:span><text:span text:style-name="style11">_MouseMiddle</text:span><text:span text:style-name="style10">; </text:span><text:span text:style-name="style5">break</text:span><text:span text:style-name="style10">;</text:span></text:h>
      <text:h text:style-name="Default">384<text:s text:c="2"/><text:s text:c="4"/><text:span text:style-name="style5">case </text:span><text:span text:style-name="style11">WM_MBUTTONUP<text:s text:c="4"/></text:span><text:span text:style-name="style10">: </text:span><text:span text:style-name="style11">MouseState </text:span><text:span text:style-name="style10">&amp;= ~</text:span><text:span text:style-name="style11">_MouseMiddle</text:span><text:span text:style-name="style10">; </text:span><text:span text:style-name="style5">break</text:span><text:span text:style-name="style10">;</text:span></text:h>
      <text:h text:style-name="Default">385<text:s text:c="2"/><text:s text:c="4"/><text:span text:style-name="style5">case </text:span><text:span text:style-name="style11">WM_MOUSEWHEEL<text:s text:c="3"/></text:span><text:span text:style-name="style10">: </text:span><text:span text:style-name="style11">MouseState </text:span><text:span text:style-name="style10">=<text:s text:c="3"/></text:span><text:span text:style-name="style11">_MouseWheel</text:span><text:span text:style-name="style10">;<text:s text:c="2"/></text:span><text:span text:style-name="style5">break</text:span><text:span text:style-name="style10">; </text:span><text:span text:style-name="style2">// сдвиг</text:span></text:h>
      <text:h text:style-name="Default">386<text:s text:c="2"/><text:s text:c="3"/><text:span text:style-name="style5">default</text:span><text:span text:style-name="style10">: </text:span><text:span text:style-name="style11">MouseState</text:span><text:span text:style-name="style10">=</text:span><text:span text:style-name="style4">0</text:span><text:span text:style-name="style10">; </text:span><text:span text:style-name="style5">return</text:span><text:span text:style-name="style10">;</text:span></text:h>
      <text:h text:style-name="Default">387<text:s text:c="2"/><text:s text:c="2"/><text:span text:style-name="style10">}</text:span></text:h>
      <text:h text:style-name="Default">388<text:s text:c="2"/><text:s text:c="2"/><text:span text:style-name="style5">if</text:span><text:span text:style-name="style10">( </text:span><text:span text:style-name="style11">MouseState</text:span><text:span text:style-name="style10">==</text:span><text:span text:style-name="style11">_MouseWheel </text:span><text:span text:style-name="style10">)<text:s text:c="11"/></text:span><text:span text:style-name="style2">// прокрутка проходит сама по себе</text:span></text:h>
      <text:h text:style-name="Default">389<text:s text:c="2"/><text:s text:c="2"/><text:span text:style-name="style10">{ </text:span><text:span text:style-name="style5">if</text:span><text:span text:style-name="style10">( </text:span><text:span text:style-name="style11">y</text:span><text:span text:style-name="style10">||</text:span><text:span text:style-name="style11">x </text:span><text:span text:style-name="style10">)<text:s text:c="28"/></text:span><text:span text:style-name="style2">// колёсико не привязано к площадке??</text:span></text:h>
      <text:h text:style-name="Default">390<text:s text:c="2"/><text:s text:c="4"/><text:span text:style-name="style5">if</text:span><text:span text:style-name="style10">( !</text:span><text:span text:style-name="style11">isMouse </text:span><text:span text:style-name="style10">)</text:span></text:h>
      <text:h text:style-name="Default">391<text:s text:c="2"/><text:s text:c="4"/><text:span text:style-name="style10">{ </text:span><text:span text:style-name="style11">isMouse</text:span><text:span text:style-name="style10">=</text:span><text:span text:style-name="style5">true</text:span><text:span text:style-name="style10">; </text:span><text:span text:style-name="style11">glContext S</text:span><text:span text:style-name="style10">( </text:span><text:span text:style-name="style5">this </text:span><text:span text:style-name="style10">); </text:span><text:span text:style-name="style5">bool </text:span><text:span text:style-name="style11">ret</text:span><text:span text:style-name="style10">=</text:span><text:span text:style-name="style11">Mouse</text:span><text:span text:style-name="style10">( </text:span><text:span text:style-name="style11">_MouseWheel</text:span><text:span text:style-name="style10">,</text:span><text:span text:style-name="style11">x</text:span><text:span text:style-name="style10">,</text:span><text:span text:style-name="style11">y </text:span><text:span text:style-name="style10">);</text:span></text:h>
      <text:h text:style-name="Default">392<text:s text:c="2"/><text:s text:c="6"/><text:span text:style-name="style5">if</text:span><text:span text:style-name="style10">( </text:span><text:span text:style-name="style11">ret </text:span><text:span text:style-name="style10">)</text:span><text:span text:style-name="style11">Save</text:span><text:span text:style-name="style10">().</text:span><text:span text:style-name="style11">Refresh</text:span><text:span text:style-name="style10">(); </text:span><text:span text:style-name="style11">isMouse</text:span><text:span text:style-name="style10">=</text:span><text:span text:style-name="style5">false</text:span><text:span text:style-name="style10">; </text:span><text:span text:style-name="style11">MouseState</text:span><text:span text:style-name="style10">=</text:span><text:span text:style-name="style4">0</text:span><text:span text:style-name="style10">;</text:span></text:h>
      <text:h text:style-name="Default">393<text:s text:c="2"/><text:s text:c="4"/><text:span text:style-name="style10">}</text:span></text:h>
      <text:h text:style-name="Default">394<text:s text:c="2"/><text:s text:c="2"/><text:span text:style-name="style10">} </text:span><text:span text:style-name="style5">else</text:span></text:h>
      <text:h text:style-name="Default">395<text:s text:c="2"/><text:s text:c="2"/><text:span text:style-name="style10">{ </text:span><text:span text:style-name="style11">Place </text:span><text:span text:style-name="style10">*</text:span><text:span text:style-name="style11">P</text:span><text:span text:style-name="style10">=</text:span><text:span text:style-name="style5">this</text:span><text:span text:style-name="style10">; </text:span><text:span text:style-name="style5">int </text:span><text:span text:style-name="style11">px</text:span><text:span text:style-name="style10">=</text:span><text:span text:style-name="style11">x</text:span><text:span text:style-name="style10">,</text:span><text:span text:style-name="style11">py</text:span><text:span text:style-name="style10">=</text:span><text:span text:style-name="style11">y</text:span><text:span text:style-name="style10">;<text:s text:c="9"/></text:span><text:span text:style-name="style2">//<text:s text:c="3"/>поиск последней/верхней площадки</text:span></text:h>
      <text:h text:style-name="Default">396<text:s text:c="2"/><text:s text:c="4"/><text:span text:style-name="style5">for</text:span><text:span text:style-name="style10">( </text:span><text:span text:style-name="style11">Place </text:span><text:span text:style-name="style10">*</text:span><text:span text:style-name="style11">S</text:span><text:span text:style-name="style10">=</text:span><text:span text:style-name="style11">P</text:span><text:span text:style-name="style10">; </text:span><text:span text:style-name="style11">S</text:span><text:span text:style-name="style10">; </text:span><text:span text:style-name="style11">S</text:span><text:span text:style-name="style10">=</text:span><text:span text:style-name="style11">S</text:span><text:span text:style-name="style10">-&gt;</text:span><text:span text:style-name="style11">Up </text:span><text:span text:style-name="style10">)<text:s text:c="9"/></text:span><text:span text:style-name="style2">//<text:s text:c="6"/>по общему списку их наложений</text:span></text:h>
      <text:h text:style-name="Default">397<text:s text:c="2"/><text:s text:c="4"/><text:span text:style-name="style10">{ </text:span><text:span text:style-name="style5">int </text:span><text:span text:style-name="style11">_x</text:span><text:span text:style-name="style10">=</text:span><text:span text:style-name="style11">x</text:span><text:span text:style-name="style10">-</text:span><text:span text:style-name="style11">S</text:span><text:span text:style-name="style10">-&gt;</text:span><text:span text:style-name="style11">pX</text:span><text:span text:style-name="style10">,</text:span><text:span text:style-name="style11">_y</text:span><text:span text:style-name="style10">=</text:span><text:span text:style-name="style11">y</text:span><text:span text:style-name="style10">+</text:span><text:span text:style-name="style11">S</text:span><text:span text:style-name="style10">-&gt;</text:span><text:span text:style-name="style11">pY</text:span><text:span text:style-name="style10">-</text:span><text:span text:style-name="style11">Height</text:span><text:span text:style-name="style10">+</text:span><text:span text:style-name="style11">S</text:span><text:span text:style-name="style10">-&gt;</text:span><text:span text:style-name="style11">Height</text:span><text:span text:style-name="style10">; </text:span><text:span text:style-name="style2">//<text:s text:c="7"/>выход будет успешным</text:span></text:h>
      <text:h text:style-name="Default">398<text:s text:c="2"/><text:s text:c="6"/><text:span text:style-name="style5">if</text:span><text:span text:style-name="style10">( </text:span><text:span text:style-name="style5">unsigned</text:span><text:span text:style-name="style10">( </text:span><text:span text:style-name="style11">_y </text:span><text:span text:style-name="style10">)&lt;=</text:span><text:span text:style-name="style5">unsigned</text:span><text:span text:style-name="style10">( </text:span><text:span text:style-name="style11">S</text:span><text:span text:style-name="style10">-&gt;</text:span><text:span text:style-name="style11">Height </text:span><text:span text:style-name="style10">)</text:span></text:h>
      <text:h text:style-name="Default">399<text:s text:c="2"/><text:s text:c="7"/><text:span text:style-name="style10">&amp;&amp; </text:span><text:span text:style-name="style5">unsigned</text:span><text:span text:style-name="style10">( </text:span><text:span text:style-name="style11">_x </text:span><text:span text:style-name="style10">)&lt;=</text:span><text:span text:style-name="style5">unsigned</text:span><text:span text:style-name="style10">( </text:span><text:span text:style-name="style11">S</text:span><text:span text:style-name="style10">-&gt;</text:span><text:span text:style-name="style11">Width </text:span><text:span text:style-name="style10">) ){ </text:span><text:span text:style-name="style11">P</text:span><text:span text:style-name="style10">=</text:span><text:span text:style-name="style11">S</text:span><text:span text:style-name="style10">; </text:span><text:span text:style-name="style11">py</text:span><text:span text:style-name="style10">=</text:span><text:span text:style-name="style11">_y</text:span><text:span text:style-name="style10">,</text:span><text:span text:style-name="style11">px</text:span><text:span text:style-name="style10">=</text:span><text:span text:style-name="style11">_x</text:span><text:span text:style-name="style10">; }</text:span></text:h>
      <text:h text:style-name="Default">400<text:s text:c="2"/><text:s text:c="4"/><text:span text:style-name="style10">}<text:s text:c="37"/></text:span><text:span text:style-name="style2">//<text:s text:c="2"/>рекурсия мышиных прерываний c</text:span></text:h>
      <text:h text:style-name="Default">401<text:s text:c="2"/><text:s text:c="4"/><text:span text:style-name="style5">if</text:span><text:span text:style-name="style10">( !</text:span><text:span text:style-name="style11">MouseState </text:span><text:span text:style-name="style10">)<text:s text:c="21"/></text:span><text:span text:style-name="style2">//<text:s text:c="2"/>координатами предыдущих вхождений</text:span></text:h>
      <text:h text:style-name="Default">402<text:s text:c="2"/><text:s text:c="4"/><text:span text:style-name="style10">{ </text:span><text:span text:style-name="style5">if</text:span><text:span text:style-name="style10">( </text:span><text:span text:style-name="style11">xo</text:span><text:span text:style-name="style10">&lt;-</text:span><text:span text:style-name="style4">1 </text:span><text:span text:style-name="style10">)</text:span><text:span text:style-name="style11">ClipCursor</text:span><text:span text:style-name="style10">( </text:span><text:span text:style-name="style11">NULL </text:span><text:span text:style-name="style10">); </text:span><text:span text:style-name="style11">xo</text:span><text:span text:style-name="style10">=</text:span><text:span text:style-name="style11">yo</text:span><text:span text:style-name="style10">=-</text:span><text:span text:style-name="style4">1</text:span><text:span text:style-name="style10">;<text:s text:c="6"/></text:span><text:span text:style-name="style2">//<text:s text:c="2"/>yo=-1 окно не захвачено</text:span></text:h>
      <text:h text:style-name="Default">403<text:s text:c="2"/><text:s text:c="6"/><text:span text:style-name="style11">call px</text:span><text:span text:style-name="style10">,</text:span><text:span text:style-name="style11">py </text:span><text:span text:style-name="style16">end</text:span></text:h>
      <text:h text:style-name="Default">404<text:s text:c="2"/><text:s text:c="4"/><text:span text:style-name="style10">} </text:span><text:span text:style-name="style5">else</text:span></text:h>
      <text:h text:style-name="Default">405<text:s text:c="2"/><text:s text:c="4"/><text:span text:style-name="style10">{ </text:span><text:span text:style-name="style5">if</text:span><text:span text:style-name="style10">( </text:span><text:span text:style-name="style11">WinAsyncKeyStates</text:span><text:span text:style-name="style10">()==</text:span><text:span text:style-name="style11">L_ALT </text:span><text:span text:style-name="style10">&amp;&amp; </text:span><text:span text:style-name="style11">MouseState</text:span><text:span text:style-name="style10">==</text:span><text:span text:style-name="style11">_MouseLeft </text:span><text:span text:style-name="style10">)</text:span></text:h>
      <text:h text:style-name="Default">406<text:s text:c="2"/><text:s text:c="6"/><text:span text:style-name="style10">{ </text:span><text:span text:style-name="style5">if</text:span><text:span text:style-name="style10">( </text:span><text:span text:style-name="style11">xo</text:span><text:span text:style-name="style10">&lt;-</text:span><text:span text:style-name="style4">1 </text:span><text:span text:style-name="style10">)</text:span><text:span text:style-name="style11">ClipCursor</text:span><text:span text:style-name="style10">( </text:span><text:span text:style-name="style11">NULL </text:span><text:span text:style-name="style10">);</text:span></text:h>
      <text:h text:style-name="Default">407<text:s text:c="2"/><text:s text:c="8"/><text:span text:style-name="style5">if</text:span><text:span text:style-name="style10">( </text:span><text:span text:style-name="style11">yo</text:span><text:span text:style-name="style10">&lt;</text:span><text:span text:style-name="style4">0 </text:span><text:span text:style-name="style10">)</text:span><text:span text:style-name="style11">xo</text:span><text:span text:style-name="style10">=</text:span><text:span text:style-name="style11">x</text:span><text:span text:style-name="style10">,</text:span><text:span text:style-name="style11">yo</text:span><text:span text:style-name="style10">=</text:span><text:span text:style-name="style11">y</text:span><text:span text:style-name="style10">; </text:span><text:span text:style-name="style5">else<text:s text:c="5"/></text:span><text:span text:style-name="style2">// перемещение окна left&lt;Alt&gt; и left&lt;Btn&gt;</text:span></text:h>
      <text:h text:style-name="Default">408<text:s text:c="2"/><text:s text:c="8"/><text:span text:style-name="style5">if</text:span><text:span text:style-name="style10">( </text:span><text:span text:style-name="style11">x</text:span><text:span text:style-name="style10">!=</text:span><text:span text:style-name="style11">xo </text:span><text:span text:style-name="style10">|| </text:span><text:span text:style-name="style11">y</text:span><text:span text:style-name="style10">!=</text:span><text:span text:style-name="style11">yo </text:span><text:span text:style-name="style10">)</text:span><text:span text:style-name="style11">Locate</text:span></text:h>
      <text:h text:style-name="Default">409<text:s text:c="2"/><text:s text:c="8"/><text:span text:style-name="style10">( </text:span><text:span text:style-name="style11">WindowX</text:span><text:span text:style-name="style10">+</text:span><text:span text:style-name="style11">x</text:span><text:span text:style-name="style10">-</text:span><text:span text:style-name="style11">xo</text:span><text:span text:style-name="style10">-(</text:span><text:span text:style-name="style11">Title</text:span><text:span text:style-name="style10">?</text:span><text:span text:style-name="style11">GetSystemMetrics</text:span><text:span text:style-name="style10">(</text:span><text:span text:style-name="style11">SM_CXSIZEFRAME</text:span><text:span text:style-name="style10">):</text:span><text:span text:style-name="style4">1 </text:span><text:span text:style-name="style10">),</text:span></text:h>
      <text:h text:style-name="Default">410<text:s text:c="2"/><text:s text:c="10"/><text:span text:style-name="style11">WindowY</text:span><text:span text:style-name="style10">+</text:span><text:span text:style-name="style11">y</text:span><text:span text:style-name="style10">-</text:span><text:span text:style-name="style11">yo</text:span><text:span text:style-name="style10">-(</text:span><text:span text:style-name="style11">Title</text:span><text:span text:style-name="style10">?</text:span><text:span text:style-name="style11">GetSystemMetrics</text:span><text:span text:style-name="style10">(</text:span><text:span text:style-name="style11">SM_CYSIZEFRAME</text:span><text:span text:style-name="style10">)</text:span></text:h>
      <text:h text:style-name="Default">411<text:s text:c="2"/><text:s text:c="28"/><text:span text:style-name="style10">+ </text:span><text:span text:style-name="style11">GetSystemMetrics</text:span><text:span text:style-name="style10">(</text:span><text:span text:style-name="style11">SM_CYCAPTION</text:span><text:span text:style-name="style10">):</text:span><text:span text:style-name="style4">1</text:span><text:span text:style-name="style10">),</text:span><text:span text:style-name="style11">Width</text:span><text:span text:style-name="style10">,</text:span><text:span text:style-name="style11">Height</text:span><text:span text:style-name="style10">);</text:span></text:h>
      <text:h text:style-name="Default">412<text:s text:c="2"/><text:s text:c="6"/><text:span text:style-name="style10">} </text:span><text:span text:style-name="style5">else if</text:span><text:span text:style-name="style10">( </text:span><text:span text:style-name="style11">yo</text:span><text:span text:style-name="style10">&gt;=</text:span><text:span text:style-name="style4">0 </text:span><text:span text:style-name="style10">)</text:span><text:span text:style-name="style11">yo</text:span><text:span text:style-name="style10">=-</text:span><text:span text:style-name="style4">1</text:span><text:span text:style-name="style10">; </text:span><text:span text:style-name="style5">else</text:span></text:h>
      <text:h text:style-name="Default">413<text:s text:c="2"/><text:s text:c="6"/><text:span text:style-name="style10">{ </text:span><text:span text:style-name="style11">POINT LU</text:span><text:span text:style-name="style10">={ </text:span><text:span text:style-name="style11">P</text:span><text:span text:style-name="style10">-&gt;</text:span><text:span text:style-name="style11">pX</text:span><text:span text:style-name="style10">,</text:span><text:span text:style-name="style11">Height</text:span><text:span text:style-name="style10">-</text:span><text:span text:style-name="style11">P</text:span><text:span text:style-name="style10">-&gt;</text:span><text:span text:style-name="style11">pY</text:span><text:span text:style-name="style10">-</text:span><text:span text:style-name="style11">P</text:span><text:span text:style-name="style10">-&gt;</text:span><text:span text:style-name="style11">Height </text:span><text:span text:style-name="style10">}; </text:span><text:span text:style-name="style11">ClientToScreen</text:span><text:span text:style-name="style10">( </text:span><text:span text:style-name="style11">hWnd</text:span><text:span text:style-name="style10">,&amp;</text:span><text:span text:style-name="style11">LU </text:span><text:span text:style-name="style10">);</text:span></text:h>
      <text:h text:style-name="Default">414<text:s text:c="2"/><text:s text:c="8"/><text:span text:style-name="style5">if</text:span><text:span text:style-name="style10">( </text:span><text:span text:style-name="style11">xo</text:span><text:span text:style-name="style10">!=-</text:span><text:span text:style-name="style4">2 </text:span><text:span text:style-name="style10">)<text:s text:c="14"/></text:span><text:span text:style-name="style2">// xo=-2 - установлено ограничение хода мышки</text:span></text:h>
      <text:h text:style-name="Default">415<text:s text:c="2"/><text:s text:c="8"/><text:span text:style-name="style10">{ </text:span><text:span text:style-name="style11">RECT RC</text:span><text:span text:style-name="style10">={</text:span><text:span text:style-name="style11">LU</text:span><text:span text:style-name="style10">.</text:span><text:span text:style-name="style11">x</text:span><text:span text:style-name="style10">,</text:span><text:span text:style-name="style11">LU</text:span><text:span text:style-name="style10">.</text:span><text:span text:style-name="style11">y</text:span><text:span text:style-name="style10">,</text:span><text:span text:style-name="style11">LU</text:span><text:span text:style-name="style10">.</text:span><text:span text:style-name="style11">x</text:span><text:span text:style-name="style10">+</text:span><text:span text:style-name="style11">P</text:span><text:span text:style-name="style10">-&gt;</text:span><text:span text:style-name="style11">Width</text:span><text:span text:style-name="style10">,</text:span><text:span text:style-name="style11">LU</text:span><text:span text:style-name="style10">.</text:span><text:span text:style-name="style11">y</text:span><text:span text:style-name="style10">+</text:span><text:span text:style-name="style11">P</text:span><text:span text:style-name="style10">-&gt;</text:span><text:span text:style-name="style11">Height</text:span><text:span text:style-name="style10">}; </text:span><text:span text:style-name="style11">ClipCursor</text:span><text:span text:style-name="style10">(&amp;</text:span><text:span text:style-name="style11">RC</text:span><text:span text:style-name="style10">);</text:span></text:h>
      <text:h text:style-name="Default">416<text:s text:c="2"/><text:s text:c="8"/><text:span text:style-name="style10">} </text:span><text:span text:style-name="style11">call MouseState</text:span><text:span text:style-name="style10">,</text:span><text:span text:style-name="style11">px</text:span><text:span text:style-name="style10">,</text:span><text:span text:style-name="style11">py </text:span><text:span text:style-name="style16">end </text:span><text:span text:style-name="style11">xo</text:span><text:span text:style-name="style10">=-</text:span><text:span text:style-name="style4">2</text:span><text:span text:style-name="style10">;</text:span></text:h>
      <text:h text:style-name="Default">417<text:s text:c="2"/><text:s text:c="6"/><text:span text:style-name="style10">}</text:span></text:h>
      <text:h text:style-name="Default">418<text:s text:c="2"/><text:s text:c="4"/><text:span text:style-name="style10">} </text:span><text:span text:style-name="style2">// MouseState &amp;= ~_MouseWheel;</text:span></text:h>
      <text:h text:style-name="Default">419<text:s text:c="2"/><text:s text:c="2"/><text:span text:style-name="style10">} </text:span><text:span text:style-name="style11">WinExecute</text:span><text:span text:style-name="style10">( </text:span><text:span text:style-name="style11">hWnd<text:s text:c="2"/></text:span><text:span text:style-name="style10">);</text:span></text:h>
      <text:h text:style-name="Default">420<text:s text:c="2"/><text:span text:style-name="style10">}</text:span></text:h>
      <text:h text:style-name="Default">421<text:s text:c="2"/><text:span text:style-name="style15">//!<text:s text:c="2"/>Прямое и параллельное обращение к таймеру с соблюдением очередей Windows</text:span></text:h>
      <text:h text:style-name="Default">422<text:s text:c="2"/><text:span text:style-name="style15">//!<text:s text:c="6"/>(все расчеты в миллисекундах, опрокидывание через 49,7 суток)</text:span></text:h>
      <text:h text:style-name="Default">423<text:s text:c="2"/><text:span text:style-name="style15">//!</text:span></text:h>
      <text:h text:style-name="Default">424<text:s text:c="2"/><text:span text:style-name="style11">DWORD </text:span><text:span text:style-name="style5">volatile </text:span><text:span text:style-name="style11">RealTime</text:span><text:span text:style-name="style10">=</text:span><text:span text:style-name="style4">0</text:span><text:span text:style-name="style10">,<text:s text:c="11"/></text:span><text:span text:style-name="style2">// время исполнения параллельной процедуры</text:span></text:h>
      <text:h text:style-name="Default">425<text:s text:c="2"/><text:s text:c="15"/><text:span text:style-name="style11">StartTime</text:span><text:span text:style-name="style10">=</text:span><text:span text:style-name="style11">GetTickCount</text:span><text:span text:style-name="style10">(); </text:span><text:span text:style-name="style2">// тики[мс] от времени запуска Windows</text:span></text:h>
      <text:h text:style-name="Default">426<text:s text:c="2"/><text:span text:style-name="style11">DWORD GetTime</text:span><text:span text:style-name="style10">(){ </text:span><text:span text:style-name="style11">DWORD T</text:span><text:span text:style-name="style10">=</text:span><text:span text:style-name="style11">GetTickCount</text:span><text:span text:style-name="style10">(); </text:span><text:span text:style-name="style5">if</text:span><text:span text:style-name="style10">(</text:span><text:span text:style-name="style11">StartTime</text:span><text:span text:style-name="style10">&gt;</text:span><text:span text:style-name="style11">T</text:span><text:span text:style-name="style10">)</text:span><text:span text:style-name="style11">StartTime</text:span><text:span text:style-name="style10">=</text:span><text:span text:style-name="style11">T</text:span><text:span text:style-name="style10">; </text:span><text:span text:style-name="style5">return </text:span><text:span text:style-name="style11">T</text:span><text:span text:style-name="style10">; }</text:span></text:h>
      <text:h text:style-name="Default">427<text:s text:c="2"/><text:span text:style-name="style11">DWORD ElapsedTime</text:span><text:span text:style-name="style10">(){ </text:span><text:span text:style-name="style5">return </text:span><text:span text:style-name="style11">GetTickCount</text:span><text:span text:style-name="style10">()-</text:span><text:span text:style-name="style11">StartTime</text:span><text:span text:style-name="style10">; } </text:span><text:span text:style-name="style2">//<text:s text:c="2"/>от старта программы</text:span></text:h>
      <text:h text:style-name="Default">428<text:s text:c="2"/></text:h>
      <text:h text:style-name="Default">429<text:s text:c="2"/><text:span text:style-name="style5">bool </text:span><text:span text:style-name="style11">Window</text:span><text:span text:style-name="style10">::</text:span><text:span text:style-name="style11">Timer</text:span><text:span text:style-name="style10">()</text:span><text:span text:style-name="style2">// контроль транзакций, вызов процедуры внешнего исполнения</text:span></text:h>
      <text:h text:style-name="Default">430<text:s text:c="2"/><text:s text:c="3"/><text:span text:style-name="style10">{ </text:span><text:span text:style-name="style5">if</text:span><text:span text:style-name="style10">( </text:span><text:span text:style-name="style11">extTime </text:span><text:span text:style-name="style10">)</text:span><text:span text:style-name="style5">return </text:span><text:span text:style-name="style11">extTime</text:span><text:span text:style-name="style10">(); </text:span><text:span text:style-name="style5">return false</text:span><text:span text:style-name="style10">;</text:span></text:h>
      <text:h text:style-name="Default">431<text:s text:c="2"/><text:s text:c="3"/><text:span text:style-name="style10">}</text:span></text:h>
      <text:h text:style-name="Default">432<text:s text:c="2"/><text:span text:style-name="style15">//!<text:s text:c="3"/>Общий таймер не привязан к Window::Place, задействуется лишь единожды</text:span></text:h>
      <text:h text:style-name="Default">433<text:s text:c="2"/><text:span text:style-name="style2">//<text:s text:c="4"/>и служит квотированию чистого времени вычислений mCon/mWork</text:span></text:h>
      <text:h text:style-name="Default">434<text:s text:c="2"/><text:span text:style-name="style2">//<text:s text:c="4"/>с задержками на визуализацию и команды внешнего управления mSec/mWait</text:span></text:h>
      <text:h text:style-name="Default">435<text:s text:c="2"/><text:span text:style-name="style2">//<text:s text:c="4"/>статика определений не полагает возможности рекурсии-реентерабельности</text:span></text:h>
      <text:h text:style-name="Default">436<text:s text:c="2"/><text:span text:style-name="style2">//</text:span></text:h>
      <text:h text:style-name="Default">437<text:s text:c="2"/><text:span text:style-name="style5">static bool </text:span><text:span text:style-name="style10">(*</text:span><text:span text:style-name="style11">extFree</text:span><text:span text:style-name="style10">)()=</text:span><text:span text:style-name="style11">NULL</text:span><text:span text:style-name="style10">;<text:s text:c="6"/></text:span><text:span text:style-name="style2">// процедура главного вычислительного цикла</text:span></text:h>
      <text:h text:style-name="Default">438<text:s text:c="2"/><text:span text:style-name="style5">static </text:span><text:span text:style-name="style11">DWORD mWait</text:span><text:span text:style-name="style10">=</text:span><text:span text:style-name="style4">0</text:span><text:span text:style-name="style10">,</text:span><text:span text:style-name="style11">mWork</text:span><text:span text:style-name="style10">=</text:span><text:span text:style-name="style4">0</text:span><text:span text:style-name="style10">;<text:s text:c="7"/></text:span><text:span text:style-name="style2">// время задержки и циклов по исполнению</text:span></text:h>
      <text:h text:style-name="Default">439<text:s text:c="2"/><text:span text:style-name="style5">static </text:span><text:span text:style-name="style11">UINT_PTR tId</text:span><text:span text:style-name="style10">=</text:span><text:span text:style-name="style4">16</text:span><text:span text:style-name="style10">;<text:s text:c="13"/></text:span><text:span text:style-name="style2">// идентификатор нового прерывания</text:span></text:h>
      <text:h text:style-name="Default">440<text:s text:c="2"/></text:h>
      <text:h text:style-name="Default">441<text:s text:c="2"/><text:span text:style-name="style5">static void </text:span><text:span text:style-name="style11">CALLBACK TimerProc</text:span><text:span text:style-name="style10">( </text:span><text:span text:style-name="style11">HWND hWind</text:span><text:span text:style-name="style10">,</text:span><text:span text:style-name="style11">UINT uMsg</text:span><text:span text:style-name="style10">,</text:span><text:span text:style-name="style11">UINT_PTR timerId</text:span><text:span text:style-name="style10">,</text:span><text:span text:style-name="style11">DWORD St</text:span><text:span text:style-name="style10">)</text:span></text:h>
      <text:h text:style-name="Default">442<text:s text:c="2"/><text:span text:style-name="style10">{ </text:span><text:span text:style-name="style5">if</text:span><text:span text:style-name="style10">( </text:span><text:span text:style-name="style11">hWind </text:span><text:span text:style-name="style10">)</text:span></text:h>
      <text:h text:style-name="Default">443<text:s text:c="2"/><text:s text:c="2"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nd</text:span><text:span text:style-name="style10">( </text:span><text:span text:style-name="style11">hWind </text:span><text:span text:style-name="style10">);<text:s text:c="7"/></text:span><text:span text:style-name="style2">// исполнение в контекстной среде</text:span></text:h>
      <text:h text:style-name="Default">444<text:s text:c="2"/><text:s text:c="4"/><text:span text:style-name="style5">if</text:span><text:span text:style-name="style10">( </text:span><text:span text:style-name="style11">Win </text:span><text:span text:style-name="style10">)</text:span></text:h>
      <text:h text:style-name="Default">445<text:s text:c="2"/><text:s text:c="4"/><text:span text:style-name="style10">{ </text:span><text:span text:style-name="style5">if</text:span><text:span text:style-name="style10">( !</text:span><text:span text:style-name="style11">Win</text:span><text:span text:style-name="style10">-&gt;</text:span><text:span text:style-name="style11">mSec </text:span><text:span text:style-name="style10">)</text:span><text:span text:style-name="style11">Win</text:span><text:span text:style-name="style10">-&gt;</text:span><text:span text:style-name="style11">isTimer</text:span><text:span text:style-name="style10">=</text:span><text:span text:style-name="style5">false</text:span><text:span text:style-name="style10">; </text:span><text:span text:style-name="style5">else</text:span></text:h>
      <text:h text:style-name="Default">446<text:s text:c="2"/><text:s text:c="6"/><text:span text:style-name="style5">if</text:span><text:span text:style-name="style10">( !</text:span><text:span text:style-name="style11">Win</text:span><text:span text:style-name="style10">-&gt;</text:span><text:span text:style-name="style11">isTimer </text:span><text:span text:style-name="style10">)</text:span></text:h>
      <text:h text:style-name="Default">447<text:s text:c="2"/><text:s text:c="6"/><text:span text:style-name="style10">{ </text:span><text:span text:style-name="style11">Win</text:span><text:span text:style-name="style10">-&gt;</text:span><text:span text:style-name="style11">isTimer</text:span><text:span text:style-name="style10">=</text:span><text:span text:style-name="style5">true</text:span><text:span text:style-name="style10">; </text:span><text:span text:style-name="style2">// настройка OpenGL контекстным эпилогом перерисовки</text:span></text:h>
      <text:h text:style-name="Default">448<text:s text:c="2"/><text:s text:c="8"/><text:span text:style-name="style10">{ </text:span><text:span text:style-name="style11">glContext S</text:span><text:span text:style-name="style10">( </text:span><text:span text:style-name="style11">Win </text:span><text:span text:style-name="style10">); </text:span><text:span text:style-name="style5">if</text:span><text:span text:style-name="style10">( </text:span><text:span text:style-name="style11">Win</text:span><text:span text:style-name="style10">-&gt;</text:span><text:span text:style-name="style11">Timer</text:span><text:span text:style-name="style10">() )</text:span><text:span text:style-name="style11">Win</text:span><text:span text:style-name="style10">-&gt;</text:span><text:span text:style-name="style11">Save</text:span><text:span text:style-name="style10">().</text:span><text:span text:style-name="style11">Refresh</text:span><text:span text:style-name="style10">(); }</text:span></text:h>
      <text:h text:style-name="Default">449<text:s text:c="2"/><text:s text:c="8"/><text:span text:style-name="style11">Win</text:span><text:span text:style-name="style10">-&gt;</text:span><text:span text:style-name="style11">isTimer</text:span><text:span text:style-name="style10">=</text:span><text:span text:style-name="style5">false</text:span><text:span text:style-name="style10">;</text:span></text:h>
      <text:h text:style-name="Default">450<text:s text:c="2"/><text:s text:c="6"/><text:span text:style-name="style10">}</text:span></text:h>
      <text:h text:style-name="Default">451<text:s text:c="2"/><text:s text:c="4"/><text:span text:style-name="style10">} </text:span><text:span text:style-name="style5">return</text:span><text:span text:style-name="style10">;<text:s text:c="24"/></text:span><text:span text:style-name="style2">// фиксируется фоновая подложка всего окна</text:span></text:h>
      <text:h text:style-name="Default">452<text:s text:c="2"/><text:s text:c="2"/><text:span text:style-name="style10">}</text:span></text:h>
      <text:h text:style-name="Default">453<text:s text:c="2"/><text:s text:c="2"/><text:span text:style-name="style5">if</text:span><text:span text:style-name="style10">( </text:span><text:span text:style-name="style11">tId</text:span><text:span text:style-name="style10">!=</text:span><text:span text:style-name="style11">timerId </text:span><text:span text:style-name="style10">)</text:span><text:span text:style-name="style5">return</text:span><text:span text:style-name="style10">;<text:s text:c="14"/></text:span><text:span text:style-name="style2">// всякие Sleep и т.п. пусть идут мимо</text:span></text:h>
      <text:h text:style-name="Default">454<text:s text:c="2"/><text:s text:c="2"/><text:span text:style-name="style10">::</text:span><text:span text:style-name="style11">KillTimer</text:span><text:span text:style-name="style10">( </text:span><text:span text:style-name="style4">0</text:span><text:span text:style-name="style10">,</text:span><text:span text:style-name="style11">timerId </text:span><text:span text:style-name="style10">);<text:s text:c="14"/></text:span><text:span text:style-name="style2">// отключаем таймер, пока не изменился</text:span></text:h>
      <text:h text:style-name="Default">455<text:s text:c="2"/><text:s text:c="2"/><text:span text:style-name="style5">if</text:span><text:span text:style-name="style10">( </text:span><text:span text:style-name="style11">extFree </text:span><text:span text:style-name="style10">)<text:s text:c="26"/></text:span><text:span text:style-name="style2">// запуск вычислений на заданное время</text:span></text:h>
      <text:h text:style-name="Default">456<text:s text:c="2"/><text:s text:c="2"/><text:span text:style-name="style10">{ </text:span><text:span text:style-name="style11">DWORD Rt</text:span><text:span text:style-name="style10">,</text:span><text:span text:style-name="style11">T</text:span><text:span text:style-name="style10">;<text:s text:c="3"/></text:span><text:span text:style-name="style2">//,<text:s text:c="2"/>St=GetTickCount() -- отсчет начала приоритетных расчётов</text:span></text:h>
      <text:h text:style-name="Default">457<text:s text:c="2"/><text:s text:c="4"/><text:span text:style-name="style5">do</text:span><text:span text:style-name="style10">{ </text:span><text:span text:style-name="style11">WinExecute</text:span><text:span text:style-name="style10">();<text:s text:c="20"/></text:span><text:span text:style-name="style2">// выборка предыдущих операций Windows</text:span></text:h>
      <text:h text:style-name="Default">458<text:s text:c="2"/><text:s text:c="6"/><text:span text:style-name="style11">T</text:span><text:span text:style-name="style10">=</text:span><text:span text:style-name="style11">GetTickCount</text:span><text:span text:style-name="style10">();<text:s text:c="18"/></text:span><text:span text:style-name="style2">// отметка реального времени счёта</text:span></text:h>
      <text:h text:style-name="Default">459<text:s text:c="2"/><text:s text:c="6"/><text:span text:style-name="style5">if</text:span><text:span text:style-name="style10">( !</text:span><text:span text:style-name="style11">extFree</text:span><text:span text:style-name="style10">() )</text:span><text:span text:style-name="style11">mWait</text:span><text:span text:style-name="style10">=</text:span><text:span text:style-name="style4">0</text:span><text:span text:style-name="style10">;<text:s text:c="11"/></text:span><text:span text:style-name="style15">//! исполнение или полный выход =false</text:span></text:h>
      <text:h text:style-name="Default">460<text:s text:c="2"/><text:s text:c="6"/><text:span text:style-name="style11">RealTime</text:span><text:span text:style-name="style10">+=(</text:span><text:span text:style-name="style11">Rt</text:span><text:span text:style-name="style10">=</text:span><text:span text:style-name="style11">GetTickCount</text:span><text:span text:style-name="style10">())-</text:span><text:span text:style-name="style11">T</text:span><text:span text:style-name="style10">;<text:s text:c="3"/></text:span><text:span text:style-name="style2">// использованный интервал времени #0</text:span></text:h>
      <text:h text:style-name="Default">461<text:s text:c="2"/><text:s text:c="6"/><text:span text:style-name="style5">if</text:span><text:span text:style-name="style10">( </text:span><text:span text:style-name="style11">mWait </text:span><text:span text:style-name="style10">&amp;&amp; </text:span><text:span text:style-name="style11">Rt</text:span><text:span text:style-name="style10">-</text:span><text:span text:style-name="style11">St</text:span><text:span text:style-name="style10">&gt;=</text:span><text:span text:style-name="style11">mWork </text:span><text:span text:style-name="style10">)<text:s text:c="8"/></text:span><text:span text:style-name="style2">//- перезапуск по истечению свободного</text:span></text:h>
      <text:h text:style-name="Default">462<text:s text:c="2"/><text:s text:c="6"/><text:span text:style-name="style10">{ </text:span><text:span text:style-name="style11">tId</text:span><text:span text:style-name="style10">=::</text:span><text:span text:style-name="style11">SetTimer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mWait</text:span><text:span text:style-name="style10">,</text:span><text:span text:style-name="style11">TimerProc </text:span><text:span text:style-name="style10">); </text:span><text:span text:style-name="style5">break</text:span><text:span text:style-name="style10">; }<text:s text:c="3"/></text:span><text:span text:style-name="style2">// рабочего кванта к</text:span></text:h>
      <text:h text:style-name="Default">463<text:s text:c="2"/><text:s text:c="4"/><text:span text:style-name="style10">} </text:span><text:span text:style-name="style5">while</text:span><text:span text:style-name="style10">( </text:span><text:span text:style-name="style11">mWait </text:span><text:span text:style-name="style10">);<text:s text:c="36"/></text:span><text:span text:style-name="style2">// повтору безвременья</text:span></text:h>
      <text:h text:style-name="Default">464<text:s text:c="2"/><text:s text:c="2"/><text:span text:style-name="style10">} </text:span><text:span text:style-name="style5">else </text:span><text:span text:style-name="style11">mWait</text:span><text:span text:style-name="style10">=</text:span><text:span text:style-name="style4">0</text:span><text:span text:style-name="style10">;</text:span></text:h>
      <text:h text:style-name="Default">465<text:s text:c="2"/><text:span text:style-name="style10">}</text:span></text:h>
      <text:h text:style-name="Default">466<text:s text:c="2"/><text:span text:style-name="style11">Window</text:span><text:span text:style-name="style10">&amp; </text:span><text:span text:style-name="style11">Window</text:span><text:span text:style-name="style10">::</text:span><text:span text:style-name="style11">SetTimer</text:span><text:span text:style-name="style10">( </text:span><text:span text:style-name="style11">DWORD mS</text:span><text:span text:style-name="style10">,</text:span><text:span text:style-name="style5">bool</text:span><text:span text:style-name="style10">(*</text:span><text:span text:style-name="style11">inTm</text:span><text:span text:style-name="style10">)() )<text:s text:c="4"/></text:span><text:span text:style-name="style2">// время+адрес исполнения</text:span></text:h>
      <text:h text:style-name="Default">467<text:s text:c="2"/><text:span text:style-name="style10">{ </text:span><text:span text:style-name="style5">if</text:span><text:span text:style-name="style10">( !</text:span><text:span text:style-name="style11">mS </text:span><text:span text:style-name="style10">)</text:span><text:span text:style-name="style11">KillTimer</text:span><text:span text:style-name="style10">(); </text:span><text:span text:style-name="style5">else<text:s text:c="26"/></text:span><text:span text:style-name="style2">//<text:s text:c="2"/>включается таймер №12</text:span></text:h>
      <text:h text:style-name="Default">468<text:s text:c="2"/><text:s text:c="2"/><text:span text:style-name="style10">{ ::</text:span><text:span text:style-name="style11">SetTimer</text:span><text:span text:style-name="style10">( </text:span><text:span text:style-name="style11">hWnd</text:span><text:span text:style-name="style10">,</text:span><text:span text:style-name="style11">idEvent</text:span><text:span text:style-name="style10">,</text:span><text:span text:style-name="style11">mSec</text:span><text:span text:style-name="style10">=</text:span><text:span text:style-name="style11">mS</text:span><text:span text:style-name="style10">,</text:span><text:span text:style-name="style11">TimerProc </text:span><text:span text:style-name="style10">); </text:span><text:span text:style-name="style11">extTime</text:span><text:span text:style-name="style10">=</text:span><text:span text:style-name="style11">inTm</text:span><text:span text:style-name="style10">; </text:span><text:span text:style-name="style2">// выбор адреса</text:span></text:h>
      <text:h text:style-name="Default">469<text:s text:c="2"/><text:s text:c="2"/><text:span text:style-name="style10">} </text:span><text:span text:style-name="style11">WinExecute</text:span><text:span text:style-name="style10">( </text:span><text:span text:style-name="style11">hWnd </text:span><text:span text:style-name="style10">); </text:span><text:span text:style-name="style5">return </text:span><text:span text:style-name="style10">*</text:span><text:span text:style-name="style5">this</text:span><text:span text:style-name="style10">;<text:s text:c="16"/></text:span><text:span text:style-name="style2">// очистка очереди Windows</text:span></text:h>
      <text:h text:style-name="Default">470<text:s text:c="2"/><text:span text:style-name="style10">}</text:span></text:h>
      <text:h text:style-name="Default">471<text:s text:c="2"/><text:span text:style-name="style11">Window</text:span><text:span text:style-name="style10">&amp; </text:span><text:span text:style-name="style11">Window</text:span><text:span text:style-name="style10">::</text:span><text:span text:style-name="style11">KillTimer</text:span><text:span text:style-name="style10">()</text:span></text:h>
      <text:h text:style-name="Default">472<text:s text:c="2"/><text:span text:style-name="style10">{ </text:span><text:span text:style-name="style5">if</text:span><text:span text:style-name="style10">( </text:span><text:span text:style-name="style11">mSec </text:span><text:span text:style-name="style10">)<text:s text:c="29"/></text:span><text:span text:style-name="style2">// приостановка с ожиданием завершения</text:span></text:h>
      <text:h text:style-name="Default">473<text:s text:c="2"/><text:s text:c="2"/><text:span text:style-name="style10">{ </text:span><text:span text:style-name="style11">mSec</text:span><text:span text:style-name="style10">=</text:span><text:span text:style-name="style4">0</text:span><text:span text:style-name="style10">; </text:span><text:span text:style-name="style5">while</text:span><text:span text:style-name="style10">( </text:span><text:span text:style-name="style11">isTimer </text:span><text:span text:style-name="style10">)</text:span><text:span text:style-name="style5">if</text:span><text:span text:style-name="style10">( !</text:span><text:span text:style-name="style11">WinRequest</text:span><text:span text:style-name="style10">() )</text:span><text:span text:style-name="style11">WaitMessage</text:span><text:span text:style-name="style10">();</text:span></text:h>
      <text:h text:style-name="Default">474<text:s text:c="2"/><text:s text:c="4"/><text:span text:style-name="style11">extTime</text:span><text:span text:style-name="style10">=</text:span><text:span text:style-name="style11">NULL</text:span><text:span text:style-name="style10">; ::</text:span><text:span text:style-name="style11">KillTimer</text:span><text:span text:style-name="style10">( </text:span><text:span text:style-name="style11">hWnd</text:span><text:span text:style-name="style10">,</text:span><text:span text:style-name="style11">idEvent </text:span><text:span text:style-name="style10">);<text:s text:c="8"/></text:span><text:span text:style-name="style2">// теряется внешняя связь</text:span></text:h>
      <text:h text:style-name="Default">475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476<text:s text:c="2"/><text:span text:style-name="style10">}</text:span></text:h>
      <text:h text:style-name="Default">477<text:s text:c="2"/><text:span text:style-name="style11">DWORD WaitTime</text:span><text:span text:style-name="style10">( </text:span><text:span text:style-name="style11">DWORD Wait</text:span><text:span text:style-name="style10">,<text:s text:c="8"/></text:span><text:span text:style-name="style2">// активная задержка для внешнего управления</text:span></text:h>
      <text:h text:style-name="Default">478<text:s text:c="2"/><text:s text:c="16"/><text:span text:style-name="style5">bool</text:span><text:span text:style-name="style10">( *</text:span><text:span text:style-name="style11">inFree </text:span><text:span text:style-name="style10">)(), </text:span><text:span text:style-name="style2">// собственно сам вычислительный эксперимент</text:span></text:h>
      <text:h text:style-name="Default">479<text:s text:c="2"/><text:s text:c="16"/><text:span text:style-name="style11">DWORD Work </text:span><text:span text:style-name="style10">)<text:s text:c="7"/></text:span><text:span text:style-name="style2">// время исполнения рабочего процесса [мСек]</text:span></text:h>
      <text:h text:style-name="Default">480<text:s text:c="2"/><text:span text:style-name="style10">{ </text:span><text:span text:style-name="style11">extFree</text:span><text:span text:style-name="style10">=</text:span><text:span text:style-name="style11">inFree</text:span><text:span text:style-name="style10">,</text:span><text:span text:style-name="style11">mWork</text:span><text:span text:style-name="style10">=</text:span><text:span text:style-name="style11">Work</text:span><text:span text:style-name="style10">,</text:span><text:span text:style-name="style11">mWait</text:span><text:span text:style-name="style10">=</text:span><text:span text:style-name="style11">Wait</text:span><text:span text:style-name="style10">;<text:s text:c="15"/></text:span><text:span text:style-name="style2">// инициализация таймеров</text:span></text:h>
      <text:h text:style-name="Default">481<text:s text:c="2"/><text:s text:c="2"/><text:span text:style-name="style5">if</text:span><text:span text:style-name="style10">( </text:span><text:span text:style-name="style11">Wait </text:span><text:span text:style-name="style10">)</text:span><text:span text:style-name="style11">tId</text:span><text:span text:style-name="style10">=::</text:span><text:span text:style-name="style11">SetTimer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Wait</text:span><text:span text:style-name="style10">,</text:span><text:span text:style-name="style11">TimerProc </text:span><text:span text:style-name="style10">);<text:s text:c="5"/></text:span><text:span text:style-name="style2">// כל = (со всеми окнами)</text:span></text:h>
      <text:h text:style-name="Default">482<text:s text:c="2"/><text:s text:c="2"/><text:span text:style-name="style5">while</text:span><text:span text:style-name="style10">( </text:span><text:span text:style-name="style11">mWait </text:span><text:span text:style-name="style10">)</text:span><text:span text:style-name="style5">if</text:span><text:span text:style-name="style10">( !</text:span><text:span text:style-name="style11">WinRequest</text:span><text:span text:style-name="style10">() )</text:span><text:span text:style-name="style11">WaitMessage</text:span><text:span text:style-name="style10">();</text:span></text:h>
      <text:h text:style-name="Default">483<text:s text:c="2"/><text:s text:c="2"/><text:span text:style-name="style11">WinExecute</text:span><text:span text:style-name="style10">(); </text:span><text:span text:style-name="style5">return </text:span><text:span text:style-name="style11">RealTime</text:span><text:span text:style-name="style10">;<text:s text:c="22"/></text:span><text:span text:style-name="style2">// ожидание чистки mWait</text:span></text:h>
      <text:h text:style-name="Default">484<text:s text:c="2"/><text:span text:style-name="style10">}</text:span></text:h>
      <text:h text:style-name="Default">485<text:s text:c="2"/><text:span text:style-name="style2">// ... все согласованные процедуры объединяются в единый модуль интерактивной</text:span></text:h>
      <text:h text:style-name="Default">486<text:s text:c="2"/><text:span text:style-name="style2">//<text:s text:c="2"/>графической среды Window::Place в/исключая независимые операции с Юлианским</text:span></text:h>
      <text:h text:style-name="Default">487<text:s text:c="2"/><text:span text:style-name="style2">//<text:s text:c="3"/>календарем и перекодировками Unicode/UTF-8 для Windows-1251 и OEM-866</text:span></text:h>
      <text:h text:style-name="Default">488<text:s text:c="2"/><text:span text:style-name="style2">//</text:span></text:h>
      <text:h text:style-name="Default">489<text:s text:c="2"/><text:span text:style-name="style9">#include "Window-Place.cpp"</text:span></text:h>
      <text:h text:style-name="Default">490<text:s text:c="2"/><text:span text:style-name="style9">#include "Window-Free.cpp"</text:span></text:h>
      <text:h text:style-name="Default">491<text:s text:c="2"/><text:span text:style-name="style2">// #include "UniCode.cpp"</text:span></text:h>
      <text:h text:style-name="Default">492<text:s text:c="2"/><text:span text:style-name="style2">// #include "Julian.cpp"</text:span></text:h>
      <text:h text:style-name="Default">493<text:s text:c="2"/><text:span text:style-name="style2">// #include "Sym_CCCP.c"</text:span></text:h>
      <text:h text:style-name="Default">494<text:s text:c="2"/><text:span text:style-name="style5">void </text:span><text:span text:style-name="style11">Break</text:span><text:span text:style-name="style10">( </text:span><text:span text:style-name="style5">const char </text:span><text:span text:style-name="style11">Msg</text:span><text:span text:style-name="style10">[],... )<text:s text:c="4"/></text:span><text:span text:style-name="style2">// Случай аварийного завершения программы</text:span></text:h>
      <text:h text:style-name="Default">495<text:s text:c="2"/><text:span text:style-name="style10">{ </text:span><text:span text:style-name="style11">va_list V</text:span><text:span text:style-name="style10">; </text:span><text:span text:style-name="style11">va_start</text:span><text:span text:style-name="style10">( </text:span><text:span text:style-name="style11">V</text:span><text:span text:style-name="style10">,</text:span><text:span text:style-name="style11">Msg </text:span><text:span text:style-name="style10">);<text:s text:c="7"/></text:span><text:span text:style-name="style2">// или приостановка с первым символом "~"</text:span></text:h>
      <text:h text:style-name="Default">496<text:s text:c="2"/><text:s text:c="1"/><text:span text:style-name="style5">char </text:span><text:span text:style-name="style11">str</text:span><text:span text:style-name="style10">[</text:span><text:span text:style-name="style11">vsprintf</text:span><text:span text:style-name="style10">( </text:span><text:span text:style-name="style4">0</text:span><text:span text:style-name="style10">,</text:span><text:span text:style-name="style11">UtA</text:span><text:span text:style-name="style10">(</text:span><text:span text:style-name="style11">Msg</text:span><text:span text:style-name="style10">),</text:span><text:span text:style-name="style11">V </text:span><text:span text:style-name="style10">)+</text:span><text:span text:style-name="style4">4</text:span><text:span text:style-name="style10">]; </text:span><text:span text:style-name="style11">vsprintf</text:span><text:span text:style-name="style10">( </text:span><text:span text:style-name="style11">str</text:span><text:span text:style-name="style10">,</text:span><text:span text:style-name="style11">UtA</text:span><text:span text:style-name="style10">(</text:span><text:span text:style-name="style11">Msg</text:span><text:span text:style-name="style10">),</text:span><text:span text:style-name="style11">V </text:span><text:span text:style-name="style10">); </text:span><text:span text:style-name="style11">va_end</text:span><text:span text:style-name="style10">( </text:span><text:span text:style-name="style11">V </text:span><text:span text:style-name="style10">);</text:span></text:h>
      <text:h text:style-name="Default">497<text:s text:c="2"/><text:s text:c="2"/><text:span text:style-name="style11">MessageBox</text:span><text:span text:style-name="style10">( </text:span><text:span text:style-name="style11">NULL</text:span><text:span text:style-name="style10">,</text:span><text:span text:style-name="style11">str</text:span><text:span text:style-name="style10">,*</text:span><text:span text:style-name="style11">Msg</text:span><text:span text:style-name="style10">==</text:span><text:span text:style-name="style7">'~'</text:span><text:span text:style-name="style10">?</text:span><text:span text:style-name="style6">"Info"</text:span><text:span text:style-name="style10">:</text:span><text:span text:style-name="style6">"Break"</text:span><text:span text:style-name="style10">,</text:span><text:span text:style-name="style11">MB_ICONASTERISK</text:span><text:span text:style-name="style10">|</text:span><text:span text:style-name="style11">MB_OK </text:span><text:span text:style-name="style10">);</text:span></text:h>
      <text:h text:style-name="Default">498<text:s text:c="2"/><text:s text:c="2"/><text:span text:style-name="style5">if</text:span><text:span text:style-name="style10">( *</text:span><text:span text:style-name="style11">Msg</text:span><text:span text:style-name="style10">!=</text:span><text:span text:style-name="style7">'~' </text:span><text:span text:style-name="style10">)</text:span><text:span text:style-name="style11">exit</text:span><text:span text:style-name="style10">( </text:span><text:span text:style-name="style11">MB_OK </text:span><text:span text:style-name="style10">);</text:span></text:h>
      <text:h text:style-name="Default">499<text:s text:c="2"/><text:span text:style-name="style10">}</text:span></text:h>
      <text:h text:style-name="Default">500<text:s text:c="2"/><text:span text:style-name="style2">//Window&amp; Above(){ SetForegroundWindow( hWnd ); SetFocus( hWnd );</text:span></text:h>
      <text:h text:style-name="Default">501<text:s text:c="2"/><text:span text:style-name="style2">// SetActiveWindow( hWnd ); ShowWindow( hWnd,SW_SHOWNA ); return Refresh(); 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